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2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5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6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30">
      <style:table-cell-properties fo:border-top="thin soli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8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4" style:family="table-cell" style:parent-style-name="_21315__20998__20301__91_0_93_" style:data-style-name="N56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6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6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59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1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57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Default" style:data-style-name="N63">
      <style:table-cell-properties style:vertical-align="automatic" style:repeat-content="false"/>
      <style:paragraph-properties fo:text-align="center"/>
    </style:style>
    <style:style style:name="ce65" style:family="table-cell" style:parent-style-name="_21315__20998__20301__91_0_93_" style:data-style-name="N56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8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Default" style:data-style-name="N48">
      <style:table-cell-properties style:vertical-align="middle"/>
    </style:style>
    <style:style style:name="ce75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Default" style:data-style-name="N48">
      <style:text-properties style:font-name="細明體" style:font-name-asian="細明體" style:font-name-complex="細明體"/>
    </style:style>
    <style:style style:name="ce7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82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36895__22577__34920_" style:data-style-name="N65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8" style:family="table-cell" style:parent-style-name="_19968__33324___36895__22577__34920_" style:data-style-name="N6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9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0" style:family="table-cell" style:parent-style-name="_21315__20998__20301__91_0_93_" style:data-style-name="N6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1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3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6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Default" style:data-style-name="N48">
      <style:text-properties fo:font-weight="bold" style:font-weight-asian="bold" style:font-weight-complex="bold"/>
    </style:style>
    <style:style style:name="ce114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1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56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6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7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8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7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1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2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5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5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56" style:family="table-cell" style:parent-style-name="_30334__20998__27604_" style:data-style-name="N71"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62" style:family="table-cell" style:parent-style-name="_19968__33324__Book3" style:data-style-name="N72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Book3" style:data-style-name="N72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3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Book3" style:data-style-name="N7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92.10_22806__31821__33287__22823__38520__37197__20598__35657__20214__21029__21450__22283__31821__21029_" style:data-style-name="N7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Book3" style:data-style-name="N7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92.10_22806__31821__33287__22823__38520__37197__20598__35657__20214__21029__21450__22283__31821__21029_" style:data-style-name="N7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82" style:family="table-cell" style:parent-style-name="_19968__33324__Book3" style:data-style-name="N72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19968__33324__Book3" style:data-style-name="N72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19968__33324__92.10_22806__31821__33287__22823__38520__37197__20598__35657__20214__21029__21450__22283__31821__21029_" style:data-style-name="N73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9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08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0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11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0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1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2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6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7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8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29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0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3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3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4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35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7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8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6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2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4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5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6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7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9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0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1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5.60916666666667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18.45pt" style:use-optimal-row-height="false" fo:break-before="auto"/>
    </style:style>
    <style:style style:name="ro4" style:family="table-row">
      <style:table-row-properties style:row-height="14.4pt" style:use-optimal-row-height="false" fo:break-before="auto"/>
    </style:style>
    <style:style style:name="ro5" style:family="table-row">
      <style:table-row-properties style:row-height="13.95pt" style:use-optimal-row-height="false" fo:break-before="auto"/>
    </style:style>
    <style:style style:name="ro6" style:family="table-row">
      <style:table-row-properties style:row-height="16.95pt" style:use-optimal-row-height="false" fo:break-before="auto"/>
    </style:style>
    <style:style style:name="ro7" style:family="table-row">
      <style:table-row-properties style:row-height="16.05pt" style:use-optimal-row-height="false" fo:break-before="auto"/>
    </style:style>
    <style:style style:name="ro8" style:family="table-row">
      <style:table-row-properties style:row-height="15.6pt" style:use-optimal-row-height="false" fo:break-before="auto"/>
    </style:style>
    <style:style style:name="ro9" style:family="table-row">
      <style:table-row-properties style:row-height="15.4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2.4pt" style:use-optimal-row-height="false" fo:break-before="auto"/>
    </style:style>
    <style:style style:name="ro13" style:family="table-row">
      <style:table-row-properties style:row-height="30pt" style:use-optimal-row-height="false" fo:break-before="auto"/>
    </style:style>
    <style:style style:name="ro14" style:family="table-row">
      <style:table-row-properties style:row-height="25.05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4.5pt" style:use-optimal-row-height="false" fo:break-before="auto"/>
    </style:style>
    <style:style style:name="ro17" style:family="table-row">
      <style:table-row-properties style:row-height="39.9pt" style:use-optimal-row-height="false" fo:break-before="auto"/>
    </style:style>
    <style:style style:name="ro18" style:family="table-row">
      <style:table-row-properties style:row-height="22.8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5.95pt" style:use-optimal-row-height="false" fo:break-before="auto"/>
    </style:style>
    <style:style style:name="ro25" style:family="table-row">
      <style:table-row-properties style:row-height="24pt" style:use-optimal-row-height="false" fo:break-before="auto"/>
    </style:style>
    <style:style style:name="ro26" style:family="table-row">
      <style:table-row-properties style:row-height="28.8pt" style:use-optimal-row-height="false" fo:break-before="auto"/>
    </style:style>
    <style:style style:name="ro27" style:family="table-row">
      <style:table-row-properties style:row-height="21.6pt" style:use-optimal-row-height="false" fo:break-before="auto"/>
    </style:style>
    <style:style style:name="ro28" style:family="table-row">
      <style:table-row-properties style:row-height="3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3.25pt" style:use-optimal-row-height="false" fo:break-before="auto"/>
    </style:style>
    <style:style style:name="ro31" style:family="table-row">
      <style:table-row-properties style:row-height="8.25pt" style:use-optimal-row-height="false" fo:break-before="auto"/>
    </style:style>
    <style:style style:name="ro32" style:family="table-row">
      <style:table-row-properties style:row-height="22.2pt" style:use-optimal-row-height="false" fo:break-before="auto"/>
    </style:style>
    <style:style style:name="ro33" style:family="table-row">
      <style:table-row-properties style:row-height="25.2pt" style:use-optimal-row-height="false" fo:break-before="auto"/>
    </style:style>
    <style:style style:name="ro34" style:family="table-row">
      <style:table-row-properties style:row-height="22.05pt" style:use-optimal-row-height="false" fo:break-before="auto"/>
    </style:style>
    <style:style style:name="ro35" style:family="table-row">
      <style:table-row-properties style:row-height="26.4pt" style:use-optimal-row-height="false" fo:break-before="auto"/>
    </style:style>
    <style:style style:name="ro36" style:family="table-row">
      <style:table-row-properties style:row-height="4.8pt" style:use-optimal-row-height="false" fo:break-before="auto"/>
    </style:style>
    <style:style style:name="ro37" style:family="table-row">
      <style:table-row-properties style:row-height="16.2pt" style:use-optimal-row-height="true" fo:break-before="auto"/>
    </style:style>
    <style:style style:name="ro38" style:family="table-row">
      <style:table-row-properties style:row-height="17.4pt" style:use-optimal-row-height="false" fo:break-before="auto"/>
    </style:style>
    <style:style style:name="ro39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207">
            <text:p>民 國 108 年 4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67">
            <text:p>年月別</text:p>
          </table:table-cell>
          <table:covered-table-cell/>
          <table:table-cell table:style-name="ce91"/>
          <table:table-cell office:value-type="string" table:style-name="ce90">
            <text:p>人</text:p>
          </table:table-cell>
          <table:table-cell office:value-type="string" table:style-name="ce90">
            <text:p>口</text:p>
          </table:table-cell>
          <table:table-cell office:value-type="string" table:style-name="ce90">
            <text:p>數</text:p>
          </table:table-cell>
          <table:table-cell office:value-type="string" table:number-columns-spanned="4" table:number-rows-spanned="1" table:style-name="ce261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261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261">
            <text:p>自 然 增 加</text:p>
          </table:table-cell>
          <table:covered-table-cell/>
          <table:table-cell office:value-type="string" table:number-columns-spanned="2" table:number-rows-spanned="1" table:style-name="ce26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1">
            <text:p>離 <text:s text:c="3"/>　婚</text:p>
          </table:table-cell>
          <table:covered-table-cell/>
          <table:table-cell office:value-type="string" table:number-columns-spanned="1" table:number-rows-spanned="4" table:style-name="ce264">
            <text:p>遷入</text:p>
            <text:p>人數</text:p>
          </table:table-cell>
          <table:table-cell office:value-type="string" table:number-columns-spanned="1" table:number-rows-spanned="4" table:style-name="ce264">
            <text:p>遷出</text:p>
            <text:p>人數</text:p>
          </table:table-cell>
          <table:table-cell office:value-type="string" table:number-columns-spanned="1" table:number-rows-spanned="4" table:style-name="ce266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6">
            <text:p>戶　數</text:p>
          </table:table-cell>
          <table:table-cell table:number-columns-repeated="3" table:style-name="ce86"/>
          <table:table-cell office:value-type="string" table:number-columns-spanned="1" table:number-rows-spanned="3" table:style-name="ce262">
            <text:p>計</text:p>
          </table:table-cell>
          <table:table-cell office:value-type="string" table:number-columns-spanned="1" table:number-rows-spanned="3" table:style-name="ce262">
            <text:p>男</text:p>
          </table:table-cell>
          <table:table-cell office:value-type="string" table:number-columns-spanned="1" table:number-rows-spanned="3" table:style-name="ce262">
            <text:p>女</text:p>
          </table:table-cell>
          <table:table-cell office:value-type="string" table:style-name="ce89">
            <text:p>折合年</text:p>
          </table:table-cell>
          <table:table-cell office:value-type="string" table:number-columns-spanned="1" table:number-rows-spanned="3" table:style-name="ce262">
            <text:p>計</text:p>
          </table:table-cell>
          <table:table-cell office:value-type="string" table:number-columns-spanned="1" table:number-rows-spanned="3" table:style-name="ce262">
            <text:p>男</text:p>
          </table:table-cell>
          <table:table-cell office:value-type="string" table:number-columns-spanned="1" table:number-rows-spanned="3" table:style-name="ce262">
            <text:p>女</text:p>
          </table:table-cell>
          <table:table-cell office:value-type="string" table:style-name="ce87">
            <text:p>折合年</text:p>
          </table:table-cell>
          <table:table-cell office:value-type="string" table:style-name="ce86">
            <text:p><text:s/></text:p>
          </table:table-cell>
          <table:table-cell office:value-type="string" table:style-name="ce85">
            <text:p>折合年自</text:p>
          </table:table-cell>
          <table:table-cell office:value-type="string" table:style-name="ce88">
            <text:p><text:s/></text:p>
          </table:table-cell>
          <table:table-cell office:value-type="string" table:style-name="ce87">
            <text:p>折合年</text:p>
          </table:table-cell>
          <table:table-cell table:style-name="ce86"/>
          <table:table-cell office:value-type="string" table:style-name="ce86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84">
            <text:p>計</text:p>
          </table:table-cell>
          <table:table-cell office:value-type="string" table:style-name="ce84">
            <text:p>男</text:p>
          </table:table-cell>
          <table:table-cell office:value-type="string" table:style-name="ce84">
            <text:p>女</text:p>
          </table:table-cell>
          <table:covered-table-cell/>
          <table:covered-table-cell/>
          <table:covered-table-cell/>
          <table:table-cell office:value-type="string" table:style-name="ce83">
            <text:p>粗出生率</text:p>
          </table:table-cell>
          <table:covered-table-cell/>
          <table:covered-table-cell/>
          <table:covered-table-cell/>
          <table:table-cell office:value-type="string" table:style-name="ce83">
            <text:p>粗死亡率</text:p>
          </table:table-cell>
          <table:table-cell office:value-type="string" table:style-name="ce84">
            <text:p>人數</text:p>
          </table:table-cell>
          <table:table-cell office:value-type="string" table:style-name="ce85">
            <text:p>然增加率</text:p>
          </table:table-cell>
          <table:table-cell office:value-type="string" table:style-name="ce84">
            <text:p>對數</text:p>
          </table:table-cell>
          <table:table-cell office:value-type="string" table:style-name="ce83">
            <text:p>粗結婚率</text:p>
          </table:table-cell>
          <table:table-cell office:value-type="string" table:style-name="ce84">
            <text:p>對數</text:p>
          </table:table-cell>
          <table:table-cell office:value-type="string" table:style-name="ce83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table-cell table:style-name="ce82"/>
          <table:table-cell table:style-name="ce81"/>
          <table:table-cell table:number-columns-repeated="2" table:style-name="ce80"/>
          <table:covered-table-cell/>
          <table:covered-table-cell/>
          <table:covered-table-cell/>
          <table:table-cell office:value-type="string" table:style-name="ce79">
            <text:p>‰</text:p>
          </table:table-cell>
          <table:covered-table-cell/>
          <table:covered-table-cell/>
          <table:covered-table-cell/>
          <table:table-cell office:value-type="string" table:style-name="ce79">
            <text:p>‰</text:p>
          </table:table-cell>
          <table:table-cell table:style-name="ce80"/>
          <table:table-cell office:value-type="string" table:style-name="ce79">
            <text:p>‰</text:p>
          </table:table-cell>
          <table:table-cell table:style-name="ce80"/>
          <table:table-cell office:value-type="string" table:style-name="ce79">
            <text:p>‰</text:p>
          </table:table-cell>
          <table:table-cell table:style-name="ce80"/>
          <table:table-cell office:value-type="string" table:style-name="ce79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78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65">
            <text:p>40 年</text:p>
          </table:table-cell>
          <table:covered-table-cell/>
          <table:table-cell office:value-type="float" office:value="1440787" table:style-name="ce68">
            <text:p>1,440,787</text:p>
          </table:table-cell>
          <table:table-cell office:value-type="float" office:value="7869247" table:style-name="ce52">
            <text:p>7,869,247</text:p>
          </table:table-cell>
          <table:table-cell office:value-type="float" office:value="4016708" table:style-name="ce52">
            <text:p>4,016,708</text:p>
          </table:table-cell>
          <table:table-cell office:value-type="float" office:value="3852539" table:style-name="ce52">
            <text:p>3,852,539</text:p>
          </table:table-cell>
          <table:table-cell office:value-type="float" office:value="385383" table:style-name="ce52">
            <text:p>385,383</text:p>
          </table:table-cell>
          <table:table-cell office:value-type="float" office:value="197297" table:style-name="ce52">
            <text:p>197,297</text:p>
          </table:table-cell>
          <table:table-cell office:value-type="float" office:value="188086" table:style-name="ce52">
            <text:p>188,086</text:p>
          </table:table-cell>
          <table:table-cell office:value-type="float" office:value="49.97" table:style-name="ce69">
            <text:p>49.97</text:p>
          </table:table-cell>
          <table:table-cell office:value-type="float" office:value="89259" table:style-name="ce52">
            <text:p>89,259</text:p>
          </table:table-cell>
          <table:table-cell office:value-type="float" office:value="46225" table:style-name="ce52">
            <text:p>46,225</text:p>
          </table:table-cell>
          <table:table-cell office:value-type="float" office:value="43034" table:style-name="ce52">
            <text:p>43,034</text:p>
          </table:table-cell>
          <table:table-cell office:value-type="float" office:value="11.57" table:style-name="ce69">
            <text:p>11.57</text:p>
          </table:table-cell>
          <table:table-cell office:value-type="float" office:value="296124" table:style-name="ce72">
            <text:p>296,124</text:p>
          </table:table-cell>
          <table:table-cell office:value-type="float" office:value="38.4" table:style-name="ce69">
            <text:p>38.40</text:p>
          </table:table-cell>
          <table:table-cell office:value-type="float" office:value="73676" table:style-name="ce52">
            <text:p>73,676</text:p>
          </table:table-cell>
          <table:table-cell office:value-type="float" office:value="9.5500000000000007" table:style-name="ce69">
            <text:p>9.55</text:p>
          </table:table-cell>
          <table:table-cell office:value-type="float" office:value="3858" table:style-name="ce52">
            <text:p>3,858</text:p>
          </table:table-cell>
          <table:table-cell office:value-type="float" office:value="0.5" table:style-name="ce69">
            <text:p>0.50</text:p>
          </table:table-cell>
          <table:table-cell office:value-type="string" table:style-name="ce77">
            <text:p>…</text:p>
          </table:table-cell>
          <table:table-cell office:value-type="string" table:style-name="ce77">
            <text:p>…</text:p>
          </table:table-cell>
          <table:table-cell office:value-type="float" office:value="170729" table:style-name="ce76">
            <text:p>170,729</text:p>
          </table:table-cell>
          <table:table-cell table:number-columns-repeated="16361" table:style-name="ce74"/>
        </table:table-row>
        <table:table-row table:style-name="ro7">
          <table:table-cell office:value-type="string" table:number-columns-spanned="2" table:number-rows-spanned="1" table:style-name="ce259">
            <text:p>50 年</text:p>
          </table:table-cell>
          <table:covered-table-cell/>
          <table:table-cell office:value-type="float" office:value="2002493" table:style-name="ce68">
            <text:p>2,002,493</text:p>
          </table:table-cell>
          <table:table-cell office:value-type="float" office:value="11149139" table:style-name="ce52">
            <text:p>11,149,139</text:p>
          </table:table-cell>
          <table:table-cell office:value-type="float" office:value="5715463" table:style-name="ce52">
            <text:p>5,715,463</text:p>
          </table:table-cell>
          <table:table-cell office:value-type="float" office:value="5433676" table:style-name="ce52">
            <text:p>5,433,676</text:p>
          </table:table-cell>
          <table:table-cell office:value-type="float" office:value="420254" table:style-name="ce52">
            <text:p>420,254</text:p>
          </table:table-cell>
          <table:table-cell office:value-type="float" office:value="216728" table:style-name="ce52">
            <text:p>216,728</text:p>
          </table:table-cell>
          <table:table-cell office:value-type="float" office:value="203526" table:style-name="ce52">
            <text:p>203,526</text:p>
          </table:table-cell>
          <table:table-cell office:value-type="float" office:value="38.31" table:style-name="ce69">
            <text:p>38.31</text:p>
          </table:table-cell>
          <table:table-cell office:value-type="float" office:value="73823" table:style-name="ce52">
            <text:p>73,823</text:p>
          </table:table-cell>
          <table:table-cell office:value-type="float" office:value="40570" table:style-name="ce52">
            <text:p>40,570</text:p>
          </table:table-cell>
          <table:table-cell office:value-type="float" office:value="33253" table:style-name="ce52">
            <text:p>33,253</text:p>
          </table:table-cell>
          <table:table-cell office:value-type="float" office:value="6.73" table:style-name="ce69">
            <text:p>6.73</text:p>
          </table:table-cell>
          <table:table-cell office:value-type="float" office:value="346431" table:style-name="ce72">
            <text:p>346,431</text:p>
          </table:table-cell>
          <table:table-cell office:value-type="float" office:value="31.58" table:style-name="ce69">
            <text:p>31.58</text:p>
          </table:table-cell>
          <table:table-cell office:value-type="float" office:value="83797" table:style-name="ce52">
            <text:p>83,797</text:p>
          </table:table-cell>
          <table:table-cell office:value-type="float" office:value="7.51" table:style-name="ce69">
            <text:p>7.51</text:p>
          </table:table-cell>
          <table:table-cell office:value-type="float" office:value="4487" table:style-name="ce52">
            <text:p>4,487</text:p>
          </table:table-cell>
          <table:table-cell office:value-type="float" office:value="0.4" table:style-name="ce69">
            <text:p>0.40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float" office:value="218098" table:style-name="ce75">
            <text:p>218,098</text:p>
          </table:table-cell>
          <table:table-cell table:number-columns-repeated="16361" table:style-name="ce74"/>
        </table:table-row>
        <table:table-row table:style-name="ro7">
          <table:table-cell office:value-type="string" table:number-columns-spanned="2" table:number-rows-spanned="1" table:style-name="ce259">
            <text:p>60 年</text:p>
          </table:table-cell>
          <table:covered-table-cell/>
          <table:table-cell office:value-type="float" office:value="2702792" table:style-name="ce68">
            <text:p>2,702,792</text:p>
          </table:table-cell>
          <table:table-cell office:value-type="float" office:value="14994823" table:style-name="ce52">
            <text:p>14,994,823</text:p>
          </table:table-cell>
          <table:table-cell office:value-type="float" office:value="7895140" table:style-name="ce52">
            <text:p>7,895,140</text:p>
          </table:table-cell>
          <table:table-cell office:value-type="float" office:value="7099683" table:style-name="ce52">
            <text:p>7,099,683</text:p>
          </table:table-cell>
          <table:table-cell office:value-type="float" office:value="380424" table:style-name="ce52">
            <text:p>380,424</text:p>
          </table:table-cell>
          <table:table-cell office:value-type="float" office:value="195938" table:style-name="ce52">
            <text:p>195,938</text:p>
          </table:table-cell>
          <table:table-cell office:value-type="float" office:value="184486" table:style-name="ce52">
            <text:p>184,486</text:p>
          </table:table-cell>
          <table:table-cell office:value-type="float" office:value="25.64" table:style-name="ce69">
            <text:p>25.64</text:p>
          </table:table-cell>
          <table:table-cell office:value-type="float" office:value="70954" table:style-name="ce52">
            <text:p>70,954</text:p>
          </table:table-cell>
          <table:table-cell office:value-type="float" office:value="41596" table:style-name="ce52">
            <text:p>41,596</text:p>
          </table:table-cell>
          <table:table-cell office:value-type="float" office:value="29358" table:style-name="ce52">
            <text:p>29,358</text:p>
          </table:table-cell>
          <table:table-cell office:value-type="float" office:value="4.78" table:style-name="ce69">
            <text:p>4.78</text:p>
          </table:table-cell>
          <table:table-cell office:value-type="float" office:value="309470" table:style-name="ce72">
            <text:p>309,470</text:p>
          </table:table-cell>
          <table:table-cell office:value-type="float" office:value="20.86" table:style-name="ce69">
            <text:p>20.86</text:p>
          </table:table-cell>
          <table:table-cell office:value-type="float" office:value="106812" table:style-name="ce52">
            <text:p>106,812</text:p>
          </table:table-cell>
          <table:table-cell office:value-type="float" office:value="7.2" table:style-name="ce69">
            <text:p>7.20</text:p>
          </table:table-cell>
          <table:table-cell office:value-type="float" office:value="5310" table:style-name="ce52">
            <text:p>5,310</text:p>
          </table:table-cell>
          <table:table-cell office:value-type="float" office:value="0.36" table:style-name="ce69">
            <text:p>0.36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float" office:value="270905" table:style-name="ce51">
            <text:p>270,905</text:p>
          </table:table-cell>
          <table:table-cell table:number-columns-repeated="16361" table:style-name="ce74"/>
        </table:table-row>
        <table:table-row table:style-name="ro7">
          <table:table-cell office:value-type="string" table:number-columns-spanned="2" table:number-rows-spanned="1" table:style-name="ce259">
            <text:p>70 年</text:p>
          </table:table-cell>
          <table:covered-table-cell/>
          <table:table-cell office:value-type="float" office:value="3906015" table:style-name="ce68">
            <text:p>3,906,015</text:p>
          </table:table-cell>
          <table:table-cell office:value-type="float" office:value="18193955" table:style-name="ce52">
            <text:p>18,193,955</text:p>
          </table:table-cell>
          <table:table-cell office:value-type="float" office:value="9479508" table:style-name="ce52">
            <text:p>9,479,508</text:p>
          </table:table-cell>
          <table:table-cell office:value-type="float" office:value="8714447" table:style-name="ce52">
            <text:p>8,714,447</text:p>
          </table:table-cell>
          <table:table-cell office:value-type="float" office:value="412779" table:style-name="ce52">
            <text:p>412,779</text:p>
          </table:table-cell>
          <table:table-cell office:value-type="float" office:value="213273" table:style-name="ce52">
            <text:p>213,273</text:p>
          </table:table-cell>
          <table:table-cell office:value-type="float" office:value="199506" table:style-name="ce52">
            <text:p>199,506</text:p>
          </table:table-cell>
          <table:table-cell office:value-type="float" office:value="22.97" table:style-name="ce69">
            <text:p>22.97</text:p>
          </table:table-cell>
          <table:table-cell office:value-type="float" office:value="86848" table:style-name="ce52">
            <text:p>86,848</text:p>
          </table:table-cell>
          <table:table-cell office:value-type="float" office:value="52627" table:style-name="ce52">
            <text:p>52,627</text:p>
          </table:table-cell>
          <table:table-cell office:value-type="float" office:value="34221" table:style-name="ce52">
            <text:p>34,221</text:p>
          </table:table-cell>
          <table:table-cell office:value-type="float" office:value="4.83" table:style-name="ce69">
            <text:p>4.83</text:p>
          </table:table-cell>
          <table:table-cell office:value-type="float" office:value="325931" table:style-name="ce72">
            <text:p>325,931</text:p>
          </table:table-cell>
          <table:table-cell office:value-type="float" office:value="18.14" table:style-name="ce69">
            <text:p>18.14</text:p>
          </table:table-cell>
          <table:table-cell office:value-type="float" office:value="167496" table:style-name="ce52">
            <text:p>167,496</text:p>
          </table:table-cell>
          <table:table-cell office:value-type="float" office:value="9.2899999999999991" table:style-name="ce69">
            <text:p>9.29</text:p>
          </table:table-cell>
          <table:table-cell office:value-type="float" office:value="14875" table:style-name="ce52">
            <text:p>14,875</text:p>
          </table:table-cell>
          <table:table-cell office:value-type="float" office:value="0.83" table:style-name="ce69">
            <text:p>0.83</text:p>
          </table:table-cell>
          <table:table-cell office:value-type="string" table:style-name="ce73">
            <text:p>…</text:p>
          </table:table-cell>
          <table:table-cell office:value-type="string" table:style-name="ce73">
            <text:p>…</text:p>
          </table:table-cell>
          <table:table-cell office:value-type="float" office:value="310116" table:style-name="ce51">
            <text:p>310,116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80 年</text:p>
          </table:table-cell>
          <table:covered-table-cell/>
          <table:table-cell office:value-type="float" office:value="5227185" table:style-name="ce68">
            <text:p>5,227,185</text:p>
          </table:table-cell>
          <table:table-cell office:value-type="float" office:value="20605831" table:style-name="ce52">
            <text:p>20,605,831</text:p>
          </table:table-cell>
          <table:table-cell office:value-type="float" office:value="10640276" table:style-name="ce52">
            <text:p>10,640,276</text:p>
          </table:table-cell>
          <table:table-cell office:value-type="float" office:value="9965555" table:style-name="ce52">
            <text:p>9,965,555</text:p>
          </table:table-cell>
          <table:table-cell office:value-type="float" office:value="321932" table:style-name="ce52">
            <text:p>321,932</text:p>
          </table:table-cell>
          <table:table-cell office:value-type="float" office:value="168865" table:style-name="ce52">
            <text:p>168,865</text:p>
          </table:table-cell>
          <table:table-cell office:value-type="float" office:value="153067" table:style-name="ce52">
            <text:p>153,067</text:p>
          </table:table-cell>
          <table:table-cell office:value-type="float" office:value="15.7" table:style-name="ce69">
            <text:p>15.70</text:p>
          </table:table-cell>
          <table:table-cell office:value-type="float" office:value="106284" table:style-name="ce52">
            <text:p>106,284</text:p>
          </table:table-cell>
          <table:table-cell office:value-type="float" office:value="65386" table:style-name="ce52">
            <text:p>65,386</text:p>
          </table:table-cell>
          <table:table-cell office:value-type="float" office:value="40898" table:style-name="ce52">
            <text:p>40,898</text:p>
          </table:table-cell>
          <table:table-cell office:value-type="float" office:value="5.18" table:style-name="ce69">
            <text:p>5.18</text:p>
          </table:table-cell>
          <table:table-cell office:value-type="float" office:value="215648" table:style-name="ce72">
            <text:p>215,648</text:p>
          </table:table-cell>
          <table:table-cell office:value-type="float" office:value="10.52" table:style-name="ce69">
            <text:p>10.52</text:p>
          </table:table-cell>
          <table:table-cell office:value-type="float" office:value="162972" table:style-name="ce52">
            <text:p>162,972</text:p>
          </table:table-cell>
          <table:table-cell office:value-type="float" office:value="7.95" table:style-name="ce69">
            <text:p>7.95</text:p>
          </table:table-cell>
          <table:table-cell office:value-type="float" office:value="28298" table:style-name="ce52">
            <text:p>28,298</text:p>
          </table:table-cell>
          <table:table-cell office:value-type="float" office:value="1.38" table:style-name="ce69">
            <text:p>1.38</text:p>
          </table:table-cell>
          <table:table-cell office:value-type="float" office:value="1477764" table:style-name="ce52">
            <text:p>1,477,764</text:p>
          </table:table-cell>
          <table:table-cell office:value-type="float" office:value="1489892" table:style-name="ce52">
            <text:p>1,489,892</text:p>
          </table:table-cell>
          <table:table-cell office:value-type="float" office:value="345523" table:style-name="ce51">
            <text:p>345,523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90 年</text:p>
          </table:table-cell>
          <table:covered-table-cell/>
          <table:table-cell office:value-type="float" office:value="6802281" table:style-name="ce52">
            <text:p>6,802,281</text:p>
          </table:table-cell>
          <table:table-cell office:value-type="float" office:value="22405568" table:style-name="ce52">
            <text:p>22,405,568</text:p>
          </table:table-cell>
          <table:table-cell office:value-type="float" office:value="11441651" table:style-name="ce52">
            <text:p>11,441,651</text:p>
          </table:table-cell>
          <table:table-cell office:value-type="float" office:value="10963917" table:style-name="ce52">
            <text:p>10,963,917</text:p>
          </table:table-cell>
          <table:table-cell office:value-type="float" office:value="260354" table:style-name="ce52">
            <text:p>260,354</text:p>
          </table:table-cell>
          <table:table-cell office:value-type="float" office:value="135596" table:style-name="ce52">
            <text:p>135,596</text:p>
          </table:table-cell>
          <table:table-cell office:value-type="float" office:value="124758" table:style-name="ce52">
            <text:p>124,758</text:p>
          </table:table-cell>
          <table:table-cell office:value-type="float" office:value="11.65" table:style-name="ce69">
            <text:p>11.65</text:p>
          </table:table-cell>
          <table:table-cell office:value-type="float" office:value="127647" table:style-name="ce52">
            <text:p>127,647</text:p>
          </table:table-cell>
          <table:table-cell office:value-type="float" office:value="79319" table:style-name="ce52">
            <text:p>79,319</text:p>
          </table:table-cell>
          <table:table-cell office:value-type="float" office:value="48328" table:style-name="ce52">
            <text:p>48,328</text:p>
          </table:table-cell>
          <table:table-cell office:value-type="float" office:value="5.71" table:style-name="ce69">
            <text:p>5.71</text:p>
          </table:table-cell>
          <table:table-cell office:value-type="float" office:value="132707" table:style-name="ce70">
            <text:p>132,707</text:p>
          </table:table-cell>
          <table:table-cell office:value-type="float" office:value="5.94" table:style-name="ce69">
            <text:p>5.94</text:p>
          </table:table-cell>
          <table:table-cell office:value-type="float" office:value="170515" table:style-name="ce52">
            <text:p>170,515</text:p>
          </table:table-cell>
          <table:table-cell office:value-type="float" office:value="7.63" table:style-name="ce69">
            <text:p>7.63</text:p>
          </table:table-cell>
          <table:table-cell office:value-type="float" office:value="56538" table:style-name="ce52">
            <text:p>56,538</text:p>
          </table:table-cell>
          <table:table-cell office:value-type="float" office:value="2.5299999999999998" table:style-name="ce69">
            <text:p>2.53</text:p>
          </table:table-cell>
          <table:table-cell office:value-type="float" office:value="1373363" table:style-name="ce52">
            <text:p>1,373,363</text:p>
          </table:table-cell>
          <table:table-cell office:value-type="float" office:value="1377174" table:style-name="ce52">
            <text:p>1,377,174</text:p>
          </table:table-cell>
          <table:table-cell office:value-type="float" office:value="420892" table:style-name="ce51">
            <text:p>420,892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95 年</text:p>
          </table:table-cell>
          <table:covered-table-cell/>
          <table:table-cell office:value-type="float" office:value="7394758" table:style-name="ce52">
            <text:p>7,394,758</text:p>
          </table:table-cell>
          <table:table-cell office:value-type="float" office:value="22876527" table:style-name="ce52">
            <text:p>22,876,527</text:p>
          </table:table-cell>
          <table:table-cell office:value-type="float" office:value="11591707" table:style-name="ce52">
            <text:p>11,591,707</text:p>
          </table:table-cell>
          <table:table-cell office:value-type="float" office:value="11284820" table:style-name="ce52">
            <text:p>11,284,820</text:p>
          </table:table-cell>
          <table:table-cell office:value-type="float" office:value="204459" table:style-name="ce52">
            <text:p>204,459</text:p>
          </table:table-cell>
          <table:table-cell office:value-type="float" office:value="106936" table:style-name="ce52">
            <text:p>106,936</text:p>
          </table:table-cell>
          <table:table-cell office:value-type="float" office:value="97523" table:style-name="ce52">
            <text:p>97,523</text:p>
          </table:table-cell>
          <table:table-cell office:value-type="float" office:value="8.9600000000000009" table:style-name="ce69">
            <text:p>8.96</text:p>
          </table:table-cell>
          <table:table-cell office:value-type="float" office:value="135839" table:style-name="ce52">
            <text:p>135,839</text:p>
          </table:table-cell>
          <table:table-cell office:value-type="float" office:value="84800" table:style-name="ce52">
            <text:p>84,800</text:p>
          </table:table-cell>
          <table:table-cell office:value-type="float" office:value="51039" table:style-name="ce52">
            <text:p>51,039</text:p>
          </table:table-cell>
          <table:table-cell office:value-type="float" office:value="5.95" table:style-name="ce69">
            <text:p>5.95</text:p>
          </table:table-cell>
          <table:table-cell office:value-type="float" office:value="68620" table:style-name="ce70">
            <text:p>68,620</text:p>
          </table:table-cell>
          <table:table-cell office:value-type="float" office:value="3.01" table:style-name="ce69">
            <text:p>3.01</text:p>
          </table:table-cell>
          <table:table-cell office:value-type="float" office:value="142669" table:style-name="ce52">
            <text:p>142,669</text:p>
          </table:table-cell>
          <table:table-cell office:value-type="float" office:value="6.25" table:style-name="ce69">
            <text:p>6.25</text:p>
          </table:table-cell>
          <table:table-cell office:value-type="float" office:value="64540" table:style-name="ce52">
            <text:p>64,540</text:p>
          </table:table-cell>
          <table:table-cell office:value-type="float" office:value="2.83" table:style-name="ce69">
            <text:p>2.83</text:p>
          </table:table-cell>
          <table:table-cell office:value-type="float" office:value="1414340" table:style-name="ce52">
            <text:p>1,414,340</text:p>
          </table:table-cell>
          <table:table-cell office:value-type="float" office:value="1376816" table:style-name="ce52">
            <text:p>1,376,816</text:p>
          </table:table-cell>
          <table:table-cell office:value-type="float" office:value="474919" table:style-name="ce51">
            <text:p>474,919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96 年</text:p>
          </table:table-cell>
          <table:covered-table-cell/>
          <table:table-cell office:value-type="float" office:value="7512449" table:style-name="ce68">
            <text:p>7,512,449</text:p>
          </table:table-cell>
          <table:table-cell office:value-type="float" office:value="22958360" table:style-name="ce52">
            <text:p>22,958,360</text:p>
          </table:table-cell>
          <table:table-cell office:value-type="float" office:value="11608767" table:style-name="ce52">
            <text:p>11,608,767</text:p>
          </table:table-cell>
          <table:table-cell office:value-type="float" office:value="11349593" table:style-name="ce52">
            <text:p>11,349,593</text:p>
          </table:table-cell>
          <table:table-cell office:value-type="float" office:value="204414" table:style-name="ce52">
            <text:p>204,414</text:p>
          </table:table-cell>
          <table:table-cell office:value-type="float" office:value="106898" table:style-name="ce52">
            <text:p>106,898</text:p>
          </table:table-cell>
          <table:table-cell office:value-type="float" office:value="97516" table:style-name="ce52">
            <text:p>97,516</text:p>
          </table:table-cell>
          <table:table-cell office:value-type="float" office:value="8.92" table:style-name="ce71">
            <text:p>8.92</text:p>
          </table:table-cell>
          <table:table-cell office:value-type="float" office:value="141111" table:style-name="ce52">
            <text:p>141,111</text:p>
          </table:table-cell>
          <table:table-cell office:value-type="float" office:value="87029" table:style-name="ce52">
            <text:p>87,029</text:p>
          </table:table-cell>
          <table:table-cell office:value-type="float" office:value="54082" table:style-name="ce52">
            <text:p>54,082</text:p>
          </table:table-cell>
          <table:table-cell office:value-type="float" office:value="6.16" table:style-name="ce69">
            <text:p>6.16</text:p>
          </table:table-cell>
          <table:table-cell office:value-type="float" office:value="63303" table:style-name="ce70">
            <text:p>63,303</text:p>
          </table:table-cell>
          <table:table-cell office:value-type="float" office:value="2.76" table:style-name="ce69">
            <text:p>2.76</text:p>
          </table:table-cell>
          <table:table-cell office:value-type="float" office:value="135041" table:style-name="ce52">
            <text:p>135,041</text:p>
          </table:table-cell>
          <table:table-cell office:value-type="float" office:value="5.89" table:style-name="ce69">
            <text:p>5.89</text:p>
          </table:table-cell>
          <table:table-cell office:value-type="float" office:value="58518" table:style-name="ce52">
            <text:p>58,518</text:p>
          </table:table-cell>
          <table:table-cell office:value-type="float" office:value="2.5499999999999998" table:style-name="ce69">
            <text:p>2.55</text:p>
          </table:table-cell>
          <table:table-cell office:value-type="float" office:value="1173040" table:style-name="ce52">
            <text:p>1,173,040</text:p>
          </table:table-cell>
          <table:table-cell office:value-type="float" office:value="1154510" table:style-name="ce52">
            <text:p>1,154,510</text:p>
          </table:table-cell>
          <table:table-cell office:value-type="float" office:value="484174" table:style-name="ce51">
            <text:p>484,174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97 年</text:p>
          </table:table-cell>
          <table:covered-table-cell/>
          <table:table-cell office:value-type="float" office:value="7655772" table:style-name="ce68">
            <text:p>7,655,772</text:p>
          </table:table-cell>
          <table:table-cell office:value-type="float" office:value="23037031" table:style-name="ce52">
            <text:p>23,037,031</text:p>
          </table:table-cell>
          <table:table-cell office:value-type="float" office:value="11626351" table:style-name="ce52">
            <text:p>11,626,351</text:p>
          </table:table-cell>
          <table:table-cell office:value-type="float" office:value="11410680" table:style-name="ce52">
            <text:p>11,410,680</text:p>
          </table:table-cell>
          <table:table-cell office:value-type="float" office:value="198733" table:style-name="ce52">
            <text:p>198,733</text:p>
          </table:table-cell>
          <table:table-cell office:value-type="float" office:value="103937" table:style-name="ce52">
            <text:p>103,937</text:p>
          </table:table-cell>
          <table:table-cell office:value-type="float" office:value="94796" table:style-name="ce52">
            <text:p>94,796</text:p>
          </table:table-cell>
          <table:table-cell office:value-type="float" office:value="8.64" table:style-name="ce69">
            <text:p>8.64</text:p>
          </table:table-cell>
          <table:table-cell office:value-type="float" office:value="143624" table:style-name="ce52">
            <text:p>143,624</text:p>
          </table:table-cell>
          <table:table-cell office:value-type="float" office:value="88541" table:style-name="ce52">
            <text:p>88,541</text:p>
          </table:table-cell>
          <table:table-cell office:value-type="float" office:value="55083" table:style-name="ce52">
            <text:p>55,083</text:p>
          </table:table-cell>
          <table:table-cell office:value-type="float" office:value="6.25" table:style-name="ce69">
            <text:p>6.25</text:p>
          </table:table-cell>
          <table:table-cell office:value-type="float" office:value="55109" table:style-name="ce70">
            <text:p>55,109</text:p>
          </table:table-cell>
          <table:table-cell office:value-type="float" office:value="2.4" table:style-name="ce69">
            <text:p>2.40</text:p>
          </table:table-cell>
          <table:table-cell office:value-type="float" office:value="154866" table:style-name="ce52">
            <text:p>154,866</text:p>
          </table:table-cell>
          <table:table-cell office:value-type="float" office:value="6.73" table:style-name="ce69">
            <text:p>6.73</text:p>
          </table:table-cell>
          <table:table-cell office:value-type="float" office:value="55995" table:style-name="ce52">
            <text:p>55,995</text:p>
          </table:table-cell>
          <table:table-cell office:value-type="float" office:value="2.4300000000000002" table:style-name="ce69">
            <text:p>2.43</text:p>
          </table:table-cell>
          <table:table-cell office:value-type="float" office:value="1196407" table:style-name="ce52">
            <text:p>1,196,407</text:p>
          </table:table-cell>
          <table:table-cell office:value-type="float" office:value="1172845" table:style-name="ce52">
            <text:p>1,172,845</text:p>
          </table:table-cell>
          <table:table-cell office:value-type="float" office:value="494107" table:style-name="ce51">
            <text:p>494,107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98 年</text:p>
          </table:table-cell>
          <table:covered-table-cell/>
          <table:table-cell office:value-type="float" office:value="7805834" table:style-name="ce68">
            <text:p>7,805,834</text:p>
          </table:table-cell>
          <table:table-cell office:value-type="float" office:value="23119772" table:style-name="ce52">
            <text:p>23,119,772</text:p>
          </table:table-cell>
          <table:table-cell office:value-type="float" office:value="11636734" table:style-name="ce52">
            <text:p>11,636,734</text:p>
          </table:table-cell>
          <table:table-cell office:value-type="float" office:value="11483038" table:style-name="ce52">
            <text:p>11,483,038</text:p>
          </table:table-cell>
          <table:table-cell office:value-type="float" office:value="191310" table:style-name="ce52">
            <text:p>191,310</text:p>
          </table:table-cell>
          <table:table-cell office:value-type="float" office:value="99492" table:style-name="ce52">
            <text:p>99,492</text:p>
          </table:table-cell>
          <table:table-cell office:value-type="float" office:value="91818" table:style-name="ce52">
            <text:p>91,818</text:p>
          </table:table-cell>
          <table:table-cell office:value-type="float" office:value="8.2899999999999991" table:style-name="ce69">
            <text:p>8.29</text:p>
          </table:table-cell>
          <table:table-cell office:value-type="float" office:value="143582" table:style-name="ce52">
            <text:p>143,582</text:p>
          </table:table-cell>
          <table:table-cell office:value-type="float" office:value="88088" table:style-name="ce52">
            <text:p>88,088</text:p>
          </table:table-cell>
          <table:table-cell office:value-type="float" office:value="55494" table:style-name="ce52">
            <text:p>55,494</text:p>
          </table:table-cell>
          <table:table-cell office:value-type="float" office:value="6.22" table:style-name="ce69">
            <text:p>6.22</text:p>
          </table:table-cell>
          <table:table-cell office:value-type="float" office:value="47728" table:style-name="ce70">
            <text:p>47,728</text:p>
          </table:table-cell>
          <table:table-cell office:value-type="float" office:value="2.0699999999999998" table:style-name="ce69">
            <text:p>2.07</text:p>
          </table:table-cell>
          <table:table-cell office:value-type="float" office:value="117099" table:style-name="ce52">
            <text:p>117,099</text:p>
          </table:table-cell>
          <table:table-cell office:value-type="float" office:value="5.07" table:style-name="ce69">
            <text:p>5.07</text:p>
          </table:table-cell>
          <table:table-cell office:value-type="float" office:value="57223" table:style-name="ce52">
            <text:p>57,223</text:p>
          </table:table-cell>
          <table:table-cell office:value-type="float" office:value="2.48" table:style-name="ce69">
            <text:p>2.48</text:p>
          </table:table-cell>
          <table:table-cell office:value-type="float" office:value="1198561" table:style-name="ce52">
            <text:p>1,198,561</text:p>
          </table:table-cell>
          <table:table-cell office:value-type="float" office:value="1163548" table:style-name="ce52">
            <text:p>1,163,548</text:p>
          </table:table-cell>
          <table:table-cell office:value-type="float" office:value="504531" table:style-name="ce51">
            <text:p>504,531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99 年</text:p>
          </table:table-cell>
          <table:covered-table-cell/>
          <table:table-cell office:value-type="float" office:value="7937024" table:style-name="ce68">
            <text:p>7,937,024</text:p>
          </table:table-cell>
          <table:table-cell office:value-type="float" office:value="23162123" table:style-name="ce52">
            <text:p>23,162,123</text:p>
          </table:table-cell>
          <table:table-cell office:value-type="float" office:value="11635225" table:style-name="ce52">
            <text:p>11,635,225</text:p>
          </table:table-cell>
          <table:table-cell office:value-type="float" office:value="11526898" table:style-name="ce52">
            <text:p>11,526,898</text:p>
          </table:table-cell>
          <table:table-cell office:value-type="float" office:value="166886" table:style-name="ce52">
            <text:p>166,886</text:p>
          </table:table-cell>
          <table:table-cell office:value-type="float" office:value="87213" table:style-name="ce52">
            <text:p>87,213</text:p>
          </table:table-cell>
          <table:table-cell office:value-type="float" office:value="79673" table:style-name="ce52">
            <text:p>79,673</text:p>
          </table:table-cell>
          <table:table-cell office:value-type="float" office:value="7.21" table:style-name="ce69">
            <text:p>7.21</text:p>
          </table:table-cell>
          <table:table-cell office:value-type="float" office:value="145772" table:style-name="ce52">
            <text:p>145,772</text:p>
          </table:table-cell>
          <table:table-cell office:value-type="float" office:value="89152" table:style-name="ce52">
            <text:p>89,152</text:p>
          </table:table-cell>
          <table:table-cell office:value-type="float" office:value="56620" table:style-name="ce52">
            <text:p>56,620</text:p>
          </table:table-cell>
          <table:table-cell office:value-type="float" office:value="6.3" table:style-name="ce69">
            <text:p>6.30</text:p>
          </table:table-cell>
          <table:table-cell office:value-type="float" office:value="21114" table:style-name="ce70">
            <text:p>21,114</text:p>
          </table:table-cell>
          <table:table-cell office:value-type="float" office:value="0.91" table:style-name="ce69">
            <text:p>0.91</text:p>
          </table:table-cell>
          <table:table-cell office:value-type="float" office:value="138819" table:style-name="ce52">
            <text:p>138,819</text:p>
          </table:table-cell>
          <table:table-cell office:value-type="float" office:value="6" table:style-name="ce69">
            <text:p>6.00</text:p>
          </table:table-cell>
          <table:table-cell office:value-type="float" office:value="58115" table:style-name="ce52">
            <text:p>58,115</text:p>
          </table:table-cell>
          <table:table-cell office:value-type="float" office:value="2.5099999999999998" table:style-name="ce69">
            <text:p>2.51</text:p>
          </table:table-cell>
          <table:table-cell office:value-type="float" office:value="1213899" table:style-name="ce52">
            <text:p>1,213,899</text:p>
          </table:table-cell>
          <table:table-cell office:value-type="float" office:value="1192662" table:style-name="ce52">
            <text:p>1,192,662</text:p>
          </table:table-cell>
          <table:table-cell office:value-type="float" office:value="512701" table:style-name="ce51">
            <text:p>512,701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63">
            <text:p>100年</text:p>
          </table:table-cell>
          <table:covered-table-cell/>
          <table:table-cell office:value-type="float" office:value="8057761" table:style-name="ce52">
            <text:p>8,057,761</text:p>
          </table:table-cell>
          <table:table-cell office:value-type="float" office:value="23224912" table:style-name="ce52">
            <text:p>23,224,912</text:p>
          </table:table-cell>
          <table:table-cell office:value-type="float" office:value="11645674" table:style-name="ce52">
            <text:p>11,645,674</text:p>
          </table:table-cell>
          <table:table-cell office:value-type="float" office:value="11579238" table:style-name="ce52">
            <text:p>11,579,238</text:p>
          </table:table-cell>
          <table:table-cell office:value-type="float" office:value="196627" table:style-name="ce52">
            <text:p>196,627</text:p>
          </table:table-cell>
          <table:table-cell office:value-type="float" office:value="101943" table:style-name="ce52">
            <text:p>101,943</text:p>
          </table:table-cell>
          <table:table-cell office:value-type="float" office:value="94684" table:style-name="ce52">
            <text:p>94,684</text:p>
          </table:table-cell>
          <table:table-cell office:value-type="float" office:value="8.48" table:style-name="ce53">
            <text:p><text:s text:c="3"/>8.48</text:p>
          </table:table-cell>
          <table:table-cell office:value-type="float" office:value="152915" table:style-name="ce52">
            <text:p>152,915</text:p>
          </table:table-cell>
          <table:table-cell office:value-type="float" office:value="93810" table:style-name="ce52">
            <text:p>93,810</text:p>
          </table:table-cell>
          <table:table-cell office:value-type="float" office:value="59105" table:style-name="ce52">
            <text:p>59,105</text:p>
          </table:table-cell>
          <table:table-cell office:value-type="float" office:value="6.59" table:style-name="ce53">
            <text:p><text:s text:c="3"/>6.59</text:p>
          </table:table-cell>
          <table:table-cell office:value-type="float" office:value="43712" table:style-name="ce52">
            <text:p>43,712</text:p>
          </table:table-cell>
          <table:table-cell office:value-type="float" office:value="1.88" table:style-name="ce53">
            <text:p><text:s text:c="3"/>1.88</text:p>
          </table:table-cell>
          <table:table-cell office:value-type="float" office:value="165327" table:style-name="ce52">
            <text:p>165,327</text:p>
          </table:table-cell>
          <table:table-cell office:value-type="float" office:value="7.13" table:style-name="ce53">
            <text:p><text:s text:c="3"/>7.13</text:p>
          </table:table-cell>
          <table:table-cell office:value-type="float" office:value="57008" table:style-name="ce52">
            <text:p>57,008</text:p>
          </table:table-cell>
          <table:table-cell office:value-type="float" office:value="2.46" table:style-name="ce53">
            <text:p><text:s text:c="3"/>2.46</text:p>
          </table:table-cell>
          <table:table-cell office:value-type="float" office:value="1128449" table:style-name="ce52">
            <text:p>1,128,449</text:p>
          </table:table-cell>
          <table:table-cell office:value-type="float" office:value="1109372" table:style-name="ce52">
            <text:p>1,109,372</text:p>
          </table:table-cell>
          <table:table-cell office:value-type="float" office:value="519984" table:style-name="ce51">
            <text:p>519,984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63">
            <text:p>101年</text:p>
          </table:table-cell>
          <table:covered-table-cell/>
          <table:table-cell office:value-type="float" office:value="8186432" table:style-name="ce68">
            <text:p>8,186,432</text:p>
          </table:table-cell>
          <table:table-cell office:value-type="float" office:value="23315822" table:style-name="ce68">
            <text:p>23,315,822</text:p>
          </table:table-cell>
          <table:table-cell office:value-type="float" office:value="11673319" table:style-name="ce68">
            <text:p>11,673,319</text:p>
          </table:table-cell>
          <table:table-cell office:value-type="float" office:value="11642503" table:style-name="ce68">
            <text:p>11,642,503</text:p>
          </table:table-cell>
          <table:table-cell office:value-type="float" office:value="229481" table:style-name="ce52">
            <text:p>229,481</text:p>
          </table:table-cell>
          <table:table-cell office:value-type="float" office:value="118848" table:style-name="ce52">
            <text:p>118,848</text:p>
          </table:table-cell>
          <table:table-cell office:value-type="float" office:value="110633" table:style-name="ce52">
            <text:p>110,633</text:p>
          </table:table-cell>
          <table:table-cell office:value-type="float" office:value="9.86" table:style-name="ce67">
            <text:p><text:s text:c="3"/>9.86</text:p>
          </table:table-cell>
          <table:table-cell office:value-type="float" office:value="154251" table:style-name="ce52">
            <text:p>154,251</text:p>
          </table:table-cell>
          <table:table-cell office:value-type="float" office:value="93618" table:style-name="ce52">
            <text:p>93,618</text:p>
          </table:table-cell>
          <table:table-cell office:value-type="float" office:value="60633" table:style-name="ce52">
            <text:p>60,633</text:p>
          </table:table-cell>
          <table:table-cell office:value-type="float" office:value="6.63" table:style-name="ce53">
            <text:p><text:s text:c="3"/>6.63</text:p>
          </table:table-cell>
          <table:table-cell office:value-type="float" office:value="75230" table:style-name="ce52">
            <text:p>75,230</text:p>
          </table:table-cell>
          <table:table-cell office:value-type="float" office:value="3.23" table:style-name="ce53">
            <text:p><text:s text:c="3"/>3.23</text:p>
          </table:table-cell>
          <table:table-cell office:value-type="float" office:value="143384" table:style-name="ce52">
            <text:p>143,384</text:p>
          </table:table-cell>
          <table:table-cell office:value-type="float" office:value="6.16" table:style-name="ce53">
            <text:p><text:s text:c="3"/>6.16</text:p>
          </table:table-cell>
          <table:table-cell office:value-type="float" office:value="55980" table:style-name="ce52">
            <text:p>55,980</text:p>
          </table:table-cell>
          <table:table-cell office:value-type="float" office:value="2.41" table:style-name="ce53">
            <text:p><text:s text:c="3"/>2.41</text:p>
          </table:table-cell>
          <table:table-cell office:value-type="float" office:value="1118006" table:style-name="ce52">
            <text:p>1,118,006</text:p>
          </table:table-cell>
          <table:table-cell office:value-type="float" office:value="1102326" table:style-name="ce52">
            <text:p>1,102,326</text:p>
          </table:table-cell>
          <table:table-cell office:value-type="float" office:value="527250" table:style-name="ce51">
            <text:p>527,250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102年</text:p>
          </table:table-cell>
          <table:covered-table-cell/>
          <table:table-cell office:value-type="float" office:value="8286260" table:style-name="ce52">
            <text:p>8,286,260</text:p>
          </table:table-cell>
          <table:table-cell office:value-type="float" office:value="23373517" table:style-name="ce52">
            <text:p>23,373,517</text:p>
          </table:table-cell>
          <table:table-cell office:value-type="float" office:value="11684674" table:style-name="ce52">
            <text:p>11,684,674</text:p>
          </table:table-cell>
          <table:table-cell office:value-type="float" office:value="11688843" table:style-name="ce52">
            <text:p>11,688,843</text:p>
          </table:table-cell>
          <table:table-cell office:value-type="float" office:value="199113" table:style-name="ce52">
            <text:p>199,113</text:p>
          </table:table-cell>
          <table:table-cell office:value-type="float" office:value="103120" table:style-name="ce52">
            <text:p>103,120</text:p>
          </table:table-cell>
          <table:table-cell office:value-type="float" office:value="95993" table:style-name="ce52">
            <text:p>95,993</text:p>
          </table:table-cell>
          <table:table-cell office:value-type="float" office:value="8.5299999999999994" table:style-name="ce53">
            <text:p><text:s text:c="3"/>8.53</text:p>
          </table:table-cell>
          <table:table-cell office:value-type="float" office:value="155908" table:style-name="ce52">
            <text:p>155,908</text:p>
          </table:table-cell>
          <table:table-cell office:value-type="float" office:value="94505" table:style-name="ce52">
            <text:p>94,505</text:p>
          </table:table-cell>
          <table:table-cell office:value-type="float" office:value="61403" table:style-name="ce52">
            <text:p>61,403</text:p>
          </table:table-cell>
          <table:table-cell office:value-type="float" office:value="6.68" table:style-name="ce53">
            <text:p><text:s text:c="3"/>6.68</text:p>
          </table:table-cell>
          <table:table-cell office:value-type="float" office:value="43205" table:style-name="ce52">
            <text:p>43,205</text:p>
          </table:table-cell>
          <table:table-cell office:value-type="float" office:value="1.85" table:style-name="ce53">
            <text:p><text:s text:c="3"/>1.85</text:p>
          </table:table-cell>
          <table:table-cell office:value-type="float" office:value="147636" table:style-name="ce52">
            <text:p>147,636</text:p>
          </table:table-cell>
          <table:table-cell office:value-type="float" office:value="6.32" table:style-name="ce53">
            <text:p><text:s text:c="3"/>6.32</text:p>
          </table:table-cell>
          <table:table-cell office:value-type="float" office:value="53604" table:style-name="ce52">
            <text:p>53,604</text:p>
          </table:table-cell>
          <table:table-cell office:value-type="float" office:value="2.2999999999999998" table:style-name="ce53">
            <text:p><text:s text:c="3"/>2.30</text:p>
          </table:table-cell>
          <table:table-cell office:value-type="float" office:value="1079702" table:style-name="ce52">
            <text:p>1,079,702</text:p>
          </table:table-cell>
          <table:table-cell office:value-type="float" office:value="1065212" table:style-name="ce52">
            <text:p>1,065,212</text:p>
          </table:table-cell>
          <table:table-cell office:value-type="float" office:value="533601" table:style-name="ce51">
            <text:p>533,601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103年</text:p>
          </table:table-cell>
          <table:covered-table-cell/>
          <table:table-cell office:value-type="float" office:value="8382699" table:style-name="ce52">
            <text:p>8,382,699</text:p>
          </table:table-cell>
          <table:table-cell office:value-type="float" office:value="23433753" table:style-name="ce52">
            <text:p>23,433,753</text:p>
          </table:table-cell>
          <table:table-cell office:value-type="float" office:value="11697971" table:style-name="ce52">
            <text:p>11,697,971</text:p>
          </table:table-cell>
          <table:table-cell office:value-type="float" office:value="11735782" table:style-name="ce52">
            <text:p>11,735,782</text:p>
          </table:table-cell>
          <table:table-cell office:value-type="float" office:value="210383" table:style-name="ce52">
            <text:p>210,383</text:p>
          </table:table-cell>
          <table:table-cell office:value-type="float" office:value="108817" table:style-name="ce52">
            <text:p>108,817</text:p>
          </table:table-cell>
          <table:table-cell office:value-type="float" office:value="101566" table:style-name="ce52">
            <text:p>101,566</text:p>
          </table:table-cell>
          <table:table-cell office:value-type="float" office:value="8.99" table:style-name="ce53">
            <text:p><text:s text:c="3"/>8.99</text:p>
          </table:table-cell>
          <table:table-cell office:value-type="float" office:value="163929" table:style-name="ce52">
            <text:p>163,929</text:p>
          </table:table-cell>
          <table:table-cell office:value-type="float" office:value="98733" table:style-name="ce52">
            <text:p>98,733</text:p>
          </table:table-cell>
          <table:table-cell office:value-type="float" office:value="65196" table:style-name="ce52">
            <text:p>65,196</text:p>
          </table:table-cell>
          <table:table-cell office:value-type="float" office:value="7" table:style-name="ce53">
            <text:p><text:s text:c="3"/>7.00</text:p>
          </table:table-cell>
          <table:table-cell office:value-type="float" office:value="46454" table:style-name="ce52">
            <text:p>46,454</text:p>
          </table:table-cell>
          <table:table-cell office:value-type="float" office:value="1.98" table:style-name="ce53">
            <text:p><text:s text:c="3"/>1.98</text:p>
          </table:table-cell>
          <table:table-cell office:value-type="float" office:value="149287" table:style-name="ce52">
            <text:p>149,287</text:p>
          </table:table-cell>
          <table:table-cell office:value-type="float" office:value="6.38" table:style-name="ce53">
            <text:p><text:s text:c="3"/>6.38</text:p>
          </table:table-cell>
          <table:table-cell office:value-type="float" office:value="53190" table:style-name="ce52">
            <text:p>53,190</text:p>
          </table:table-cell>
          <table:table-cell office:value-type="float" office:value="2.27" table:style-name="ce53">
            <text:p><text:s text:c="3"/>2.27</text:p>
          </table:table-cell>
          <table:table-cell office:value-type="float" office:value="1073783" table:style-name="ce52">
            <text:p>1,073,783</text:p>
          </table:table-cell>
          <table:table-cell office:value-type="float" office:value="1060001" table:style-name="ce52">
            <text:p>1,060,001</text:p>
          </table:table-cell>
          <table:table-cell office:value-type="float" office:value="540023" table:style-name="ce51">
            <text:p>540,023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104年</text:p>
          </table:table-cell>
          <table:covered-table-cell/>
          <table:table-cell office:value-type="float" office:value="8468978" table:style-name="ce52">
            <text:p>8,468,978</text:p>
          </table:table-cell>
          <table:table-cell office:value-type="float" office:value="23492074" table:style-name="ce52">
            <text:p>23,492,074</text:p>
          </table:table-cell>
          <table:table-cell office:value-type="float" office:value="11712047" table:style-name="ce52">
            <text:p>11,712,047</text:p>
          </table:table-cell>
          <table:table-cell office:value-type="float" office:value="11780027" table:style-name="ce52">
            <text:p>11,780,027</text:p>
          </table:table-cell>
          <table:table-cell office:value-type="float" office:value="213598" table:style-name="ce52">
            <text:p>213,598</text:p>
          </table:table-cell>
          <table:table-cell office:value-type="float" office:value="111041" table:style-name="ce52">
            <text:p>111,041</text:p>
          </table:table-cell>
          <table:table-cell office:value-type="float" office:value="102557" table:style-name="ce52">
            <text:p>102,557</text:p>
          </table:table-cell>
          <table:table-cell office:value-type="float" office:value="9.1" table:style-name="ce53">
            <text:p><text:s text:c="3"/>9.10</text:p>
          </table:table-cell>
          <table:table-cell office:value-type="float" office:value="163858" table:style-name="ce52">
            <text:p>163,858</text:p>
          </table:table-cell>
          <table:table-cell office:value-type="float" office:value="98580" table:style-name="ce52">
            <text:p>98,580</text:p>
          </table:table-cell>
          <table:table-cell office:value-type="float" office:value="65278" table:style-name="ce52">
            <text:p>65,278</text:p>
          </table:table-cell>
          <table:table-cell office:value-type="float" office:value="6.98" table:style-name="ce53">
            <text:p><text:s text:c="3"/>6.98</text:p>
          </table:table-cell>
          <table:table-cell office:value-type="float" office:value="49740" table:style-name="ce52">
            <text:p>49,740</text:p>
          </table:table-cell>
          <table:table-cell office:value-type="float" office:value="2.12" table:style-name="ce53">
            <text:p><text:s text:c="3"/>2.12</text:p>
          </table:table-cell>
          <table:table-cell office:value-type="float" office:value="154346" table:style-name="ce52">
            <text:p>154,346</text:p>
          </table:table-cell>
          <table:table-cell office:value-type="float" office:value="6.58" table:style-name="ce53">
            <text:p><text:s text:c="3"/>6.58</text:p>
          </table:table-cell>
          <table:table-cell office:value-type="float" office:value="53459" table:style-name="ce52">
            <text:p>53,459</text:p>
          </table:table-cell>
          <table:table-cell office:value-type="float" office:value="2.2799999999999998" table:style-name="ce53">
            <text:p><text:s text:c="3"/>2.28</text:p>
          </table:table-cell>
          <table:table-cell office:value-type="float" office:value="1004108" table:style-name="ce52">
            <text:p>1,004,108</text:p>
          </table:table-cell>
          <table:table-cell office:value-type="float" office:value="995527" table:style-name="ce52">
            <text:p>995,527</text:p>
          </table:table-cell>
          <table:table-cell office:value-type="float" office:value="546698" table:style-name="ce51">
            <text:p>546,698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105年</text:p>
          </table:table-cell>
          <table:covered-table-cell/>
          <table:table-cell office:value-type="float" office:value="8561383" table:style-name="ce52">
            <text:p>8,561,383</text:p>
          </table:table-cell>
          <table:table-cell office:value-type="float" office:value="23539816" table:style-name="ce52">
            <text:p>23,539,816</text:p>
          </table:table-cell>
          <table:table-cell office:value-type="float" office:value="11719270" table:style-name="ce52">
            <text:p>11,719,270</text:p>
          </table:table-cell>
          <table:table-cell office:value-type="float" office:value="11820546" table:style-name="ce52">
            <text:p>11,820,546</text:p>
          </table:table-cell>
          <table:table-cell office:value-type="float" office:value="208440" table:style-name="ce52">
            <text:p>208,440</text:p>
          </table:table-cell>
          <table:table-cell office:value-type="float" office:value="108133" table:style-name="ce52">
            <text:p>108,133</text:p>
          </table:table-cell>
          <table:table-cell office:value-type="float" office:value="100307" table:style-name="ce52">
            <text:p>100,307</text:p>
          </table:table-cell>
          <table:table-cell office:value-type="float" office:value="8.86" table:style-name="ce53">
            <text:p><text:s text:c="3"/>8.86</text:p>
          </table:table-cell>
          <table:table-cell office:value-type="float" office:value="172405" table:style-name="ce52">
            <text:p>172,405</text:p>
          </table:table-cell>
          <table:table-cell office:value-type="float" office:value="103144" table:style-name="ce52">
            <text:p>103,144</text:p>
          </table:table-cell>
          <table:table-cell office:value-type="float" office:value="69261" table:style-name="ce52">
            <text:p>69,261</text:p>
          </table:table-cell>
          <table:table-cell office:value-type="float" office:value="7.33" table:style-name="ce53">
            <text:p><text:s text:c="3"/>7.33</text:p>
          </table:table-cell>
          <table:table-cell office:value-type="float" office:value="36035" table:style-name="ce52">
            <text:p>36,035</text:p>
          </table:table-cell>
          <table:table-cell office:value-type="float" office:value="1.53" table:style-name="ce53">
            <text:p><text:s text:c="3"/>1.53</text:p>
          </table:table-cell>
          <table:table-cell office:value-type="float" office:value="147861" table:style-name="ce52">
            <text:p>147,861</text:p>
          </table:table-cell>
          <table:table-cell office:value-type="float" office:value="6.29" table:style-name="ce53">
            <text:p><text:s text:c="3"/>6.29</text:p>
          </table:table-cell>
          <table:table-cell office:value-type="float" office:value="53837" table:style-name="ce52">
            <text:p>53,837</text:p>
          </table:table-cell>
          <table:table-cell office:value-type="float" office:value="2.29" table:style-name="ce53">
            <text:p><text:s text:c="3"/>2.29</text:p>
          </table:table-cell>
          <table:table-cell office:value-type="float" office:value="964536" table:style-name="ce52">
            <text:p>964,536</text:p>
          </table:table-cell>
          <table:table-cell office:value-type="float" office:value="952829" table:style-name="ce52">
            <text:p>952,829</text:p>
          </table:table-cell>
          <table:table-cell office:value-type="float" office:value="553228" table:style-name="ce51">
            <text:p>553,228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9">
            <text:p>106年</text:p>
          </table:table-cell>
          <table:covered-table-cell/>
          <table:table-cell office:value-type="float" office:value="8649000" table:style-name="ce52">
            <text:p>8,649,000</text:p>
          </table:table-cell>
          <table:table-cell office:value-type="float" office:value="23571227" table:style-name="ce52">
            <text:p>23,571,227</text:p>
          </table:table-cell>
          <table:table-cell office:value-type="float" office:value="11719580" table:style-name="ce52">
            <text:p>11,719,580</text:p>
          </table:table-cell>
          <table:table-cell office:value-type="float" office:value="11851647" table:style-name="ce52">
            <text:p>11,851,647</text:p>
          </table:table-cell>
          <table:table-cell office:value-type="float" office:value="193844" table:style-name="ce52">
            <text:p>193,844</text:p>
          </table:table-cell>
          <table:table-cell office:value-type="float" office:value="100477" table:style-name="ce52">
            <text:p>100,477</text:p>
          </table:table-cell>
          <table:table-cell office:value-type="float" office:value="93367" table:style-name="ce52">
            <text:p>93,367</text:p>
          </table:table-cell>
          <table:table-cell office:value-type="float" office:value="8.23" table:style-name="ce53">
            <text:p><text:s text:c="3"/>8.23</text:p>
          </table:table-cell>
          <table:table-cell office:value-type="float" office:value="171242" table:style-name="ce52">
            <text:p>171,242</text:p>
          </table:table-cell>
          <table:table-cell office:value-type="float" office:value="101555" table:style-name="ce52">
            <text:p>101,555</text:p>
          </table:table-cell>
          <table:table-cell office:value-type="float" office:value="69687" table:style-name="ce52">
            <text:p>69,687</text:p>
          </table:table-cell>
          <table:table-cell office:value-type="float" office:value="7.27" table:style-name="ce53">
            <text:p><text:s text:c="3"/>7.27</text:p>
          </table:table-cell>
          <table:table-cell office:value-type="float" office:value="22602" table:style-name="ce52">
            <text:p>22,602</text:p>
          </table:table-cell>
          <table:table-cell office:value-type="float" office:value="0.96" table:style-name="ce53">
            <text:p><text:s text:c="3"/>0.96</text:p>
          </table:table-cell>
          <table:table-cell office:value-type="float" office:value="138034" table:style-name="ce52">
            <text:p>138,034</text:p>
          </table:table-cell>
          <table:table-cell office:value-type="float" office:value="5.86" table:style-name="ce53">
            <text:p><text:s text:c="3"/>5.86</text:p>
          </table:table-cell>
          <table:table-cell office:value-type="float" office:value="54412" table:style-name="ce52">
            <text:p>54,412</text:p>
          </table:table-cell>
          <table:table-cell office:value-type="float" office:value="2.31" table:style-name="ce53">
            <text:p><text:s text:c="3"/>2.31</text:p>
          </table:table-cell>
          <table:table-cell office:value-type="float" office:value="948049" table:style-name="ce52">
            <text:p>948,049</text:p>
          </table:table-cell>
          <table:table-cell office:value-type="float" office:value="939240" table:style-name="ce52">
            <text:p>939,240</text:p>
          </table:table-cell>
          <table:table-cell office:value-type="float" office:value="559426" table:style-name="ce51">
            <text:p>559,426</text:p>
          </table:table-cell>
          <table:table-cell table:number-columns-repeated="16361" table:style-name="ce56"/>
        </table:table-row>
        <table:table-row table:style-name="ro6">
          <table:table-cell office:value-type="string" table:number-columns-spanned="2" table:number-rows-spanned="1" table:style-name="ce259">
            <text:p>107年</text:p>
          </table:table-cell>
          <table:covered-table-cell/>
          <table:table-cell office:value-type="float" office:value="8734477" table:style-name="ce52">
            <text:p>8,734,477</text:p>
          </table:table-cell>
          <table:table-cell office:value-type="float" office:value="23588932" table:style-name="ce52">
            <text:p>23,588,932</text:p>
          </table:table-cell>
          <table:table-cell office:value-type="float" office:value="11712913" table:style-name="ce52">
            <text:p>11,712,913</text:p>
          </table:table-cell>
          <table:table-cell office:value-type="float" office:value="11876019" table:style-name="ce52">
            <text:p>11,876,019</text:p>
          </table:table-cell>
          <table:table-cell office:value-type="float" office:value="181601" table:style-name="ce52">
            <text:p>181,601</text:p>
          </table:table-cell>
          <table:table-cell office:value-type="float" office:value="93876" table:style-name="ce52">
            <text:p>93,876</text:p>
          </table:table-cell>
          <table:table-cell office:value-type="float" office:value="87725" table:style-name="ce52">
            <text:p>87,725</text:p>
          </table:table-cell>
          <table:table-cell office:value-type="float" office:value="7.7" table:style-name="ce53">
            <text:p><text:s text:c="3"/>7.70</text:p>
          </table:table-cell>
          <table:table-cell office:value-type="float" office:value="172784" table:style-name="ce52">
            <text:p>172,784</text:p>
          </table:table-cell>
          <table:table-cell office:value-type="float" office:value="101931" table:style-name="ce52">
            <text:p>101,931</text:p>
          </table:table-cell>
          <table:table-cell office:value-type="float" office:value="70853" table:style-name="ce52">
            <text:p>70,853</text:p>
          </table:table-cell>
          <table:table-cell office:value-type="float" office:value="7.33" table:style-name="ce53">
            <text:p><text:s text:c="3"/>7.33</text:p>
          </table:table-cell>
          <table:table-cell office:value-type="float" office:value="8817" table:style-name="ce66">
            <text:p><text:s text:c="3"/>8,817</text:p>
          </table:table-cell>
          <table:table-cell office:value-type="float" office:value="0.37" table:style-name="ce53">
            <text:p><text:s text:c="3"/>0.37</text:p>
          </table:table-cell>
          <table:table-cell office:value-type="float" office:value="135403" table:style-name="ce52">
            <text:p>135,403</text:p>
          </table:table-cell>
          <table:table-cell office:value-type="float" office:value="5.74" table:style-name="ce53">
            <text:p><text:s text:c="3"/>5.74</text:p>
          </table:table-cell>
          <table:table-cell office:value-type="float" office:value="54443" table:style-name="ce52">
            <text:p>54,443</text:p>
          </table:table-cell>
          <table:table-cell office:value-type="float" office:value="2.31" table:style-name="ce53">
            <text:p><text:s text:c="3"/>2.31</text:p>
          </table:table-cell>
          <table:table-cell office:value-type="float" office:value="984815" table:style-name="ce65">
            <text:p>984,815</text:p>
          </table:table-cell>
          <table:table-cell office:value-type="float" office:value="975927" table:style-name="ce65">
            <text:p>975,927</text:p>
          </table:table-cell>
          <table:table-cell office:value-type="float" office:value="565561" table:style-name="ce51">
            <text:p>565,561</text:p>
          </table:table-cell>
          <table:table-cell table:style-name="ce56"/>
          <table:table-cell table:style-name="ce64"/>
          <table:table-cell table:number-columns-repeated="16359" table:style-name="ce56"/>
        </table:table-row>
        <table:table-row table:style-name="ro8">
          <table:table-cell office:value-type="string" table:number-columns-spanned="2" table:number-rows-spanned="1" table:style-name="ce256">
            <text:p>1 月</text:p>
          </table:table-cell>
          <table:covered-table-cell/>
          <table:table-cell office:value-type="float" office:value="8654346" table:style-name="ce60">
            <text:p>8,654,346</text:p>
          </table:table-cell>
          <table:table-cell office:value-type="float" office:value="23572049" table:style-name="ce60">
            <text:p>23,572,049</text:p>
          </table:table-cell>
          <table:table-cell office:value-type="float" office:value="11718630" table:style-name="ce60">
            <text:p>11,718,630</text:p>
          </table:table-cell>
          <table:table-cell office:value-type="float" office:value="11853419" table:style-name="ce60">
            <text:p>11,853,419</text:p>
          </table:table-cell>
          <table:table-cell office:value-type="float" office:value="17116" table:style-name="ce60">
            <text:p>17,116</text:p>
          </table:table-cell>
          <table:table-cell office:value-type="float" office:value="8819" table:style-name="ce60">
            <text:p>8,819</text:p>
          </table:table-cell>
          <table:table-cell office:value-type="float" office:value="8297" table:style-name="ce60">
            <text:p>8,297</text:p>
          </table:table-cell>
          <table:table-cell office:value-type="float" office:value="8.5500000000000007" table:style-name="ce59">
            <text:p>8.55</text:p>
          </table:table-cell>
          <table:table-cell office:value-type="float" office:value="16761" table:style-name="ce60">
            <text:p>16,761</text:p>
          </table:table-cell>
          <table:table-cell office:value-type="float" office:value="9814" table:style-name="ce60">
            <text:p>9,814</text:p>
          </table:table-cell>
          <table:table-cell office:value-type="float" office:value="6947" table:style-name="ce60">
            <text:p>6,947</text:p>
          </table:table-cell>
          <table:table-cell office:value-type="float" office:value="8.3699999999999992" table:style-name="ce59">
            <text:p>8.37</text:p>
          </table:table-cell>
          <table:table-cell office:value-type="float" office:value="355" table:style-name="ce63">
            <text:p><text:s text:c="3"/>355</text:p>
          </table:table-cell>
          <table:table-cell office:value-type="float" office:value="0.18" table:style-name="ce61">
            <text:p>0.18</text:p>
          </table:table-cell>
          <table:table-cell office:value-type="float" office:value="14314" table:style-name="ce60">
            <text:p>14,314</text:p>
          </table:table-cell>
          <table:table-cell office:value-type="float" office:value="7.15" table:style-name="ce59">
            <text:p>7.15</text:p>
          </table:table-cell>
          <table:table-cell office:value-type="float" office:value="4384" table:style-name="ce60">
            <text:p>4,384</text:p>
          </table:table-cell>
          <table:table-cell office:value-type="float" office:value="2.19" table:style-name="ce59">
            <text:p>2.19</text:p>
          </table:table-cell>
          <table:table-cell office:value-type="float" office:value="78846" table:style-name="ce58">
            <text:p>78,846</text:p>
          </table:table-cell>
          <table:table-cell office:value-type="float" office:value="78379" table:style-name="ce58">
            <text:p>78,379</text:p>
          </table:table-cell>
          <table:table-cell office:value-type="float" office:value="559918" table:style-name="ce57">
            <text:p>559,918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2 月</text:p>
          </table:table-cell>
          <table:covered-table-cell/>
          <table:table-cell office:value-type="float" office:value="8656728" table:style-name="ce60">
            <text:p>8,656,728</text:p>
          </table:table-cell>
          <table:table-cell office:value-type="float" office:value="23571408" table:style-name="ce60">
            <text:p>23,571,408</text:p>
          </table:table-cell>
          <table:table-cell office:value-type="float" office:value="11717087" table:style-name="ce60">
            <text:p>11,717,087</text:p>
          </table:table-cell>
          <table:table-cell office:value-type="float" office:value="11854321" table:style-name="ce60">
            <text:p>11,854,321</text:p>
          </table:table-cell>
          <table:table-cell office:value-type="float" office:value="13468" table:style-name="ce60">
            <text:p>13,468</text:p>
          </table:table-cell>
          <table:table-cell office:value-type="float" office:value="6983" table:style-name="ce60">
            <text:p>6,983</text:p>
          </table:table-cell>
          <table:table-cell office:value-type="float" office:value="6485" table:style-name="ce60">
            <text:p>6,485</text:p>
          </table:table-cell>
          <table:table-cell office:value-type="float" office:value="7.45" table:style-name="ce59">
            <text:p>7.45</text:p>
          </table:table-cell>
          <table:table-cell office:value-type="float" office:value="14493" table:style-name="ce60">
            <text:p>14,493</text:p>
          </table:table-cell>
          <table:table-cell office:value-type="float" office:value="8636" table:style-name="ce60">
            <text:p>8,636</text:p>
          </table:table-cell>
          <table:table-cell office:value-type="float" office:value="5857" table:style-name="ce60">
            <text:p>5,857</text:p>
          </table:table-cell>
          <table:table-cell office:value-type="float" office:value="8.01" table:style-name="ce59">
            <text:p>8.01</text:p>
          </table:table-cell>
          <table:table-cell office:value-type="float" office:value="-1025" table:style-name="ce63">
            <text:p>－ <text:s/>1,025</text:p>
          </table:table-cell>
          <table:table-cell office:value-type="float" office:value="-0.56999999999999995" table:style-name="ce61">
            <text:p>－ <text:s/>0.57</text:p>
          </table:table-cell>
          <table:table-cell office:value-type="float" office:value="9508" table:style-name="ce60">
            <text:p>9,508</text:p>
          </table:table-cell>
          <table:table-cell office:value-type="float" office:value="5.26" table:style-name="ce59">
            <text:p>5.26</text:p>
          </table:table-cell>
          <table:table-cell office:value-type="float" office:value="3396" table:style-name="ce60">
            <text:p>3,396</text:p>
          </table:table-cell>
          <table:table-cell office:value-type="float" office:value="1.88" table:style-name="ce59">
            <text:p>1.88</text:p>
          </table:table-cell>
          <table:table-cell office:value-type="float" office:value="60999" table:style-name="ce58">
            <text:p>60,999</text:p>
          </table:table-cell>
          <table:table-cell office:value-type="float" office:value="60615" table:style-name="ce58">
            <text:p>60,615</text:p>
          </table:table-cell>
          <table:table-cell office:value-type="float" office:value="560248" table:style-name="ce57">
            <text:p>560,248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3 月</text:p>
          </table:table-cell>
          <table:covered-table-cell/>
          <table:table-cell office:value-type="float" office:value="8664510" table:style-name="ce60">
            <text:p>8,664,510</text:p>
          </table:table-cell>
          <table:table-cell office:value-type="float" office:value="23571990" table:style-name="ce60">
            <text:p>23,571,990</text:p>
          </table:table-cell>
          <table:table-cell office:value-type="float" office:value="11715824" table:style-name="ce60">
            <text:p>11,715,824</text:p>
          </table:table-cell>
          <table:table-cell office:value-type="float" office:value="11856166" table:style-name="ce60">
            <text:p>11,856,166</text:p>
          </table:table-cell>
          <table:table-cell office:value-type="float" office:value="16704" table:style-name="ce60">
            <text:p>16,704</text:p>
          </table:table-cell>
          <table:table-cell office:value-type="float" office:value="8556" table:style-name="ce60">
            <text:p>8,556</text:p>
          </table:table-cell>
          <table:table-cell office:value-type="float" office:value="8148" table:style-name="ce60">
            <text:p>8,148</text:p>
          </table:table-cell>
          <table:table-cell office:value-type="float" office:value="8.34" table:style-name="ce59">
            <text:p>8.34</text:p>
          </table:table-cell>
          <table:table-cell office:value-type="float" office:value="17200" table:style-name="ce60">
            <text:p>17,200</text:p>
          </table:table-cell>
          <table:table-cell office:value-type="float" office:value="10149" table:style-name="ce60">
            <text:p>10,149</text:p>
          </table:table-cell>
          <table:table-cell office:value-type="float" office:value="7051" table:style-name="ce60">
            <text:p>7,051</text:p>
          </table:table-cell>
          <table:table-cell office:value-type="float" office:value="8.59" table:style-name="ce59">
            <text:p>8.59</text:p>
          </table:table-cell>
          <table:table-cell office:value-type="float" office:value="-496" table:style-name="ce62">
            <text:p>－ <text:s text:c="3"/>496</text:p>
          </table:table-cell>
          <table:table-cell office:value-type="float" office:value="-0.25" table:style-name="ce61">
            <text:p>－ <text:s/>0.25</text:p>
          </table:table-cell>
          <table:table-cell office:value-type="float" office:value="12121" table:style-name="ce60">
            <text:p>12,121</text:p>
          </table:table-cell>
          <table:table-cell office:value-type="float" office:value="6.05" table:style-name="ce59">
            <text:p>6.05</text:p>
          </table:table-cell>
          <table:table-cell office:value-type="float" office:value="5136" table:style-name="ce60">
            <text:p>5,136</text:p>
          </table:table-cell>
          <table:table-cell office:value-type="float" office:value="2.57" table:style-name="ce59">
            <text:p>2.57</text:p>
          </table:table-cell>
          <table:table-cell office:value-type="float" office:value="105231" table:style-name="ce58">
            <text:p>105,231</text:p>
          </table:table-cell>
          <table:table-cell office:value-type="float" office:value="104153" table:style-name="ce58">
            <text:p>104,153</text:p>
          </table:table-cell>
          <table:table-cell office:value-type="float" office:value="560820" table:style-name="ce57">
            <text:p>560,820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4 月</text:p>
          </table:table-cell>
          <table:covered-table-cell/>
          <table:table-cell office:value-type="float" office:value="8670129" table:style-name="ce60">
            <text:p>8,670,129</text:p>
          </table:table-cell>
          <table:table-cell office:value-type="float" office:value="23571497" table:style-name="ce60">
            <text:p>23,571,497</text:p>
          </table:table-cell>
          <table:table-cell office:value-type="float" office:value="11714412" table:style-name="ce60">
            <text:p>11,714,412</text:p>
          </table:table-cell>
          <table:table-cell office:value-type="float" office:value="11857085" table:style-name="ce60">
            <text:p>11,857,085</text:p>
          </table:table-cell>
          <table:table-cell office:value-type="float" office:value="13676" table:style-name="ce60">
            <text:p>13,676</text:p>
          </table:table-cell>
          <table:table-cell office:value-type="float" office:value="7058" table:style-name="ce60">
            <text:p>7,058</text:p>
          </table:table-cell>
          <table:table-cell office:value-type="float" office:value="6618" table:style-name="ce60">
            <text:p>6,618</text:p>
          </table:table-cell>
          <table:table-cell office:value-type="float" office:value="7.06" table:style-name="ce59">
            <text:p>7.06</text:p>
          </table:table-cell>
          <table:table-cell office:value-type="float" office:value="13988" table:style-name="ce60">
            <text:p>13,988</text:p>
          </table:table-cell>
          <table:table-cell office:value-type="float" office:value="8235" table:style-name="ce60">
            <text:p>8,235</text:p>
          </table:table-cell>
          <table:table-cell office:value-type="float" office:value="5753" table:style-name="ce60">
            <text:p>5,753</text:p>
          </table:table-cell>
          <table:table-cell office:value-type="float" office:value="7.22" table:style-name="ce59">
            <text:p>7.22</text:p>
          </table:table-cell>
          <table:table-cell office:value-type="float" office:value="-312" table:style-name="ce62">
            <text:p>－ <text:s text:c="3"/>312</text:p>
          </table:table-cell>
          <table:table-cell office:value-type="float" office:value="-0.16" table:style-name="ce61">
            <text:p>－ <text:s/>0.16</text:p>
          </table:table-cell>
          <table:table-cell office:value-type="float" office:value="8802" table:style-name="ce60">
            <text:p>8,802</text:p>
          </table:table-cell>
          <table:table-cell office:value-type="float" office:value="4.54" table:style-name="ce59">
            <text:p>4.54</text:p>
          </table:table-cell>
          <table:table-cell office:value-type="float" office:value="4268" table:style-name="ce60">
            <text:p>4,268</text:p>
          </table:table-cell>
          <table:table-cell office:value-type="float" office:value="2.2000000000000002" table:style-name="ce59">
            <text:p>2.20</text:p>
          </table:table-cell>
          <table:table-cell office:value-type="float" office:value="82219" table:style-name="ce58">
            <text:p>82,219</text:p>
          </table:table-cell>
          <table:table-cell office:value-type="float" office:value="82400" table:style-name="ce58">
            <text:p>82,400</text:p>
          </table:table-cell>
          <table:table-cell office:value-type="float" office:value="561327" table:style-name="ce57">
            <text:p>561,327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5 月</text:p>
          </table:table-cell>
          <table:covered-table-cell/>
          <table:table-cell office:value-type="float" office:value="8679670" table:style-name="ce47">
            <text:p>8,679,670</text:p>
          </table:table-cell>
          <table:table-cell office:value-type="float" office:value="23572415" table:style-name="ce47">
            <text:p>23,572,415</text:p>
          </table:table-cell>
          <table:table-cell office:value-type="float" office:value="11713728" table:style-name="ce47">
            <text:p>11,713,728</text:p>
          </table:table-cell>
          <table:table-cell office:value-type="float" office:value="11858687" table:style-name="ce47">
            <text:p>11,858,687</text:p>
          </table:table-cell>
          <table:table-cell office:value-type="float" office:value="15279" table:style-name="ce47">
            <text:p>15,279</text:p>
          </table:table-cell>
          <table:table-cell office:value-type="float" office:value="7982" table:style-name="ce47">
            <text:p>7,982</text:p>
          </table:table-cell>
          <table:table-cell office:value-type="float" office:value="7297" table:style-name="ce47">
            <text:p>7,297</text:p>
          </table:table-cell>
          <table:table-cell office:value-type="float" office:value="7.63" table:style-name="ce46">
            <text:p>7.63</text:p>
          </table:table-cell>
          <table:table-cell office:value-type="float" office:value="14328" table:style-name="ce47">
            <text:p>14,328</text:p>
          </table:table-cell>
          <table:table-cell office:value-type="float" office:value="8424" table:style-name="ce47">
            <text:p>8,424</text:p>
          </table:table-cell>
          <table:table-cell office:value-type="float" office:value="5904" table:style-name="ce47">
            <text:p>5,904</text:p>
          </table:table-cell>
          <table:table-cell office:value-type="float" office:value="7.16" table:style-name="ce46">
            <text:p>7.16</text:p>
          </table:table-cell>
          <table:table-cell office:value-type="float" office:value="951" table:style-name="ce49">
            <text:p><text:s text:c="3"/>951</text:p>
          </table:table-cell>
          <table:table-cell office:value-type="float" office:value="0.48" table:style-name="ce48">
            <text:p>0.48</text:p>
          </table:table-cell>
          <table:table-cell office:value-type="float" office:value="13767" table:style-name="ce47">
            <text:p>13,767</text:p>
          </table:table-cell>
          <table:table-cell office:value-type="float" office:value="6.88" table:style-name="ce46">
            <text:p>6.88</text:p>
          </table:table-cell>
          <table:table-cell office:value-type="float" office:value="5203" table:style-name="ce47">
            <text:p>5,203</text:p>
          </table:table-cell>
          <table:table-cell office:value-type="float" office:value="2.6" table:style-name="ce46">
            <text:p>2.60</text:p>
          </table:table-cell>
          <table:table-cell office:value-type="float" office:value="103799" table:style-name="ce45">
            <text:p>103,799</text:p>
          </table:table-cell>
          <table:table-cell office:value-type="float" office:value="103832" table:style-name="ce45">
            <text:p>103,832</text:p>
          </table:table-cell>
          <table:table-cell office:value-type="float" office:value="561916" table:style-name="ce44">
            <text:p>561,916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6 月</text:p>
          </table:table-cell>
          <table:covered-table-cell/>
          <table:table-cell office:value-type="float" office:value="8686376" table:style-name="ce47">
            <text:p>8,686,376</text:p>
          </table:table-cell>
          <table:table-cell office:value-type="float" office:value="23574274" table:style-name="ce47">
            <text:p>23,574,274</text:p>
          </table:table-cell>
          <table:table-cell office:value-type="float" office:value="11713362" table:style-name="ce47">
            <text:p>11,713,362</text:p>
          </table:table-cell>
          <table:table-cell office:value-type="float" office:value="11860912" table:style-name="ce47">
            <text:p>11,860,912</text:p>
          </table:table-cell>
          <table:table-cell office:value-type="float" office:value="13587" table:style-name="ce47">
            <text:p>13,587</text:p>
          </table:table-cell>
          <table:table-cell office:value-type="float" office:value="6971" table:style-name="ce47">
            <text:p>6,971</text:p>
          </table:table-cell>
          <table:table-cell office:value-type="float" office:value="6616" table:style-name="ce47">
            <text:p>6,616</text:p>
          </table:table-cell>
          <table:table-cell office:value-type="float" office:value="7.01" table:style-name="ce46">
            <text:p>7.01</text:p>
          </table:table-cell>
          <table:table-cell office:value-type="float" office:value="13043" table:style-name="ce47">
            <text:p>13,043</text:p>
          </table:table-cell>
          <table:table-cell office:value-type="float" office:value="7650" table:style-name="ce47">
            <text:p>7,650</text:p>
          </table:table-cell>
          <table:table-cell office:value-type="float" office:value="5393" table:style-name="ce47">
            <text:p>5,393</text:p>
          </table:table-cell>
          <table:table-cell office:value-type="float" office:value="6.73" table:style-name="ce46">
            <text:p>6.73</text:p>
          </table:table-cell>
          <table:table-cell office:value-type="float" office:value="544" table:style-name="ce49">
            <text:p><text:s text:c="3"/>544</text:p>
          </table:table-cell>
          <table:table-cell office:value-type="float" office:value="0.28000000000000003" table:style-name="ce48">
            <text:p>0.28</text:p>
          </table:table-cell>
          <table:table-cell office:value-type="float" office:value="10401" table:style-name="ce47">
            <text:p>10,401</text:p>
          </table:table-cell>
          <table:table-cell office:value-type="float" office:value="5.37" table:style-name="ce46">
            <text:p>5.37</text:p>
          </table:table-cell>
          <table:table-cell office:value-type="float" office:value="4659" table:style-name="ce47">
            <text:p>4,659</text:p>
          </table:table-cell>
          <table:table-cell office:value-type="float" office:value="2.4" table:style-name="ce46">
            <text:p>2.40</text:p>
          </table:table-cell>
          <table:table-cell office:value-type="float" office:value="79549" table:style-name="ce45">
            <text:p>79,549</text:p>
          </table:table-cell>
          <table:table-cell office:value-type="float" office:value="78234" table:style-name="ce45">
            <text:p>78,234</text:p>
          </table:table-cell>
          <table:table-cell office:value-type="float" office:value="562395" table:style-name="ce44">
            <text:p>562,395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7 月</text:p>
          </table:table-cell>
          <table:covered-table-cell/>
          <table:table-cell office:value-type="float" office:value="8694750" table:style-name="ce47">
            <text:p>8,694,750</text:p>
          </table:table-cell>
          <table:table-cell office:value-type="float" office:value="23576705" table:style-name="ce47">
            <text:p>23,576,705</text:p>
          </table:table-cell>
          <table:table-cell office:value-type="float" office:value="11713231" table:style-name="ce47">
            <text:p>11,713,231</text:p>
          </table:table-cell>
          <table:table-cell office:value-type="float" office:value="11863474" table:style-name="ce47">
            <text:p>11,863,474</text:p>
          </table:table-cell>
          <table:table-cell office:value-type="float" office:value="14709" table:style-name="ce47">
            <text:p>14,709</text:p>
          </table:table-cell>
          <table:table-cell office:value-type="float" office:value="7655" table:style-name="ce47">
            <text:p>7,655</text:p>
          </table:table-cell>
          <table:table-cell office:value-type="float" office:value="7054" table:style-name="ce47">
            <text:p>7,054</text:p>
          </table:table-cell>
          <table:table-cell office:value-type="float" office:value="7.35" table:style-name="ce46">
            <text:p>7.35</text:p>
          </table:table-cell>
          <table:table-cell office:value-type="float" office:value="14372" table:style-name="ce47">
            <text:p>14,372</text:p>
          </table:table-cell>
          <table:table-cell office:value-type="float" office:value="8415" table:style-name="ce47">
            <text:p>8,415</text:p>
          </table:table-cell>
          <table:table-cell office:value-type="float" office:value="5957" table:style-name="ce47">
            <text:p>5,957</text:p>
          </table:table-cell>
          <table:table-cell office:value-type="float" office:value="7.18" table:style-name="ce46">
            <text:p>7.18</text:p>
          </table:table-cell>
          <table:table-cell office:value-type="float" office:value="337" table:style-name="ce49">
            <text:p><text:s text:c="3"/>337</text:p>
          </table:table-cell>
          <table:table-cell office:value-type="float" office:value="0.17" table:style-name="ce48">
            <text:p>0.17</text:p>
          </table:table-cell>
          <table:table-cell office:value-type="float" office:value="9129" table:style-name="ce47">
            <text:p>9,129</text:p>
          </table:table-cell>
          <table:table-cell office:value-type="float" office:value="4.5599999999999996" table:style-name="ce46">
            <text:p>4.56</text:p>
          </table:table-cell>
          <table:table-cell office:value-type="float" office:value="4829" table:style-name="ce47">
            <text:p>4,829</text:p>
          </table:table-cell>
          <table:table-cell office:value-type="float" office:value="2.41" table:style-name="ce46">
            <text:p>2.41</text:p>
          </table:table-cell>
          <table:table-cell office:value-type="float" office:value="92561" table:style-name="ce45">
            <text:p>92,561</text:p>
          </table:table-cell>
          <table:table-cell office:value-type="float" office:value="90467" table:style-name="ce45">
            <text:p>90,467</text:p>
          </table:table-cell>
          <table:table-cell office:value-type="float" office:value="562926" table:style-name="ce44">
            <text:p>562,926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8 月</text:p>
          </table:table-cell>
          <table:covered-table-cell/>
          <table:table-cell office:value-type="float" office:value="8708217" table:style-name="ce47">
            <text:p>8,708,217</text:p>
          </table:table-cell>
          <table:table-cell office:value-type="float" office:value="23577271" table:style-name="ce47">
            <text:p>23,577,271</text:p>
          </table:table-cell>
          <table:table-cell office:value-type="float" office:value="11712364" table:style-name="ce47">
            <text:p>11,712,364</text:p>
          </table:table-cell>
          <table:table-cell office:value-type="float" office:value="11864907" table:style-name="ce47">
            <text:p>11,864,907</text:p>
          </table:table-cell>
          <table:table-cell office:value-type="float" office:value="15150" table:style-name="ce47">
            <text:p>15,150</text:p>
          </table:table-cell>
          <table:table-cell office:value-type="float" office:value="7843" table:style-name="ce47">
            <text:p>7,843</text:p>
          </table:table-cell>
          <table:table-cell office:value-type="float" office:value="7307" table:style-name="ce47">
            <text:p>7,307</text:p>
          </table:table-cell>
          <table:table-cell office:value-type="float" office:value="7.57" table:style-name="ce46">
            <text:p>7.57</text:p>
          </table:table-cell>
          <table:table-cell office:value-type="float" office:value="14162" table:style-name="ce47">
            <text:p>14,162</text:p>
          </table:table-cell>
          <table:table-cell office:value-type="float" office:value="8279" table:style-name="ce47">
            <text:p>8,279</text:p>
          </table:table-cell>
          <table:table-cell office:value-type="float" office:value="5883" table:style-name="ce47">
            <text:p>5,883</text:p>
          </table:table-cell>
          <table:table-cell office:value-type="float" office:value="7.07" table:style-name="ce46">
            <text:p>7.07</text:p>
          </table:table-cell>
          <table:table-cell office:value-type="float" office:value="988" table:style-name="ce49">
            <text:p><text:s text:c="3"/>988</text:p>
          </table:table-cell>
          <table:table-cell office:value-type="float" office:value="0.49" table:style-name="ce48">
            <text:p>0.49</text:p>
          </table:table-cell>
          <table:table-cell office:value-type="float" office:value="8282" table:style-name="ce47">
            <text:p>8,282</text:p>
          </table:table-cell>
          <table:table-cell office:value-type="float" office:value="4.1399999999999997" table:style-name="ce46">
            <text:p>4.14</text:p>
          </table:table-cell>
          <table:table-cell office:value-type="float" office:value="4784" table:style-name="ce47">
            <text:p>4,784</text:p>
          </table:table-cell>
          <table:table-cell office:value-type="float" office:value="2.39" table:style-name="ce46">
            <text:p>2.39</text:p>
          </table:table-cell>
          <table:table-cell office:value-type="float" office:value="90128" table:style-name="ce45">
            <text:p>90,128</text:p>
          </table:table-cell>
          <table:table-cell office:value-type="float" office:value="90550" table:style-name="ce45">
            <text:p>90,550</text:p>
          </table:table-cell>
          <table:table-cell office:value-type="float" office:value="563649" table:style-name="ce44">
            <text:p>563,649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9 月</text:p>
          </table:table-cell>
          <table:covered-table-cell/>
          <table:table-cell office:value-type="float" office:value="8722997" table:style-name="ce47">
            <text:p>8,722,997</text:p>
          </table:table-cell>
          <table:table-cell office:value-type="float" office:value="23577488" table:style-name="ce47">
            <text:p>23,577,488</text:p>
          </table:table-cell>
          <table:table-cell office:value-type="float" office:value="11711347" table:style-name="ce47">
            <text:p>11,711,347</text:p>
          </table:table-cell>
          <table:table-cell office:value-type="float" office:value="11866141" table:style-name="ce47">
            <text:p>11,866,141</text:p>
          </table:table-cell>
          <table:table-cell office:value-type="float" office:value="13913" table:style-name="ce47">
            <text:p>13,913</text:p>
          </table:table-cell>
          <table:table-cell office:value-type="float" office:value="7202" table:style-name="ce47">
            <text:p>7,202</text:p>
          </table:table-cell>
          <table:table-cell office:value-type="float" office:value="6711" table:style-name="ce47">
            <text:p>6,711</text:p>
          </table:table-cell>
          <table:table-cell office:value-type="float" office:value="7.18" table:style-name="ce46">
            <text:p>7.18</text:p>
          </table:table-cell>
          <table:table-cell office:value-type="float" office:value="12886" table:style-name="ce47">
            <text:p>12,886</text:p>
          </table:table-cell>
          <table:table-cell office:value-type="float" office:value="7648" table:style-name="ce47">
            <text:p>7,648</text:p>
          </table:table-cell>
          <table:table-cell office:value-type="float" office:value="5238" table:style-name="ce47">
            <text:p>5,238</text:p>
          </table:table-cell>
          <table:table-cell office:value-type="float" office:value="6.65" table:style-name="ce46">
            <text:p>6.65</text:p>
          </table:table-cell>
          <table:table-cell office:value-type="float" office:value="1027" table:style-name="ce49">
            <text:p><text:s text:c="3"/>1,027</text:p>
          </table:table-cell>
          <table:table-cell office:value-type="float" office:value="0.53" table:style-name="ce48">
            <text:p>0.53</text:p>
          </table:table-cell>
          <table:table-cell office:value-type="float" office:value="8606" table:style-name="ce47">
            <text:p>8,606</text:p>
          </table:table-cell>
          <table:table-cell office:value-type="float" office:value="4.4400000000000004" table:style-name="ce46">
            <text:p>4.44</text:p>
          </table:table-cell>
          <table:table-cell office:value-type="float" office:value="4131" table:style-name="ce47">
            <text:p>4,131</text:p>
          </table:table-cell>
          <table:table-cell office:value-type="float" office:value="2.13" table:style-name="ce46">
            <text:p>2.13</text:p>
          </table:table-cell>
          <table:table-cell office:value-type="float" office:value="75605" table:style-name="ce45">
            <text:p>75,605</text:p>
          </table:table-cell>
          <table:table-cell office:value-type="float" office:value="76415" table:style-name="ce45">
            <text:p>76,415</text:p>
          </table:table-cell>
          <table:table-cell office:value-type="float" office:value="564120" table:style-name="ce44">
            <text:p>564,120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10 月</text:p>
          </table:table-cell>
          <table:covered-table-cell/>
          <table:table-cell office:value-type="float" office:value="8723800" table:style-name="ce47">
            <text:p>8,723,800</text:p>
          </table:table-cell>
          <table:table-cell office:value-type="float" office:value="23580833" table:style-name="ce47">
            <text:p>23,580,833</text:p>
          </table:table-cell>
          <table:table-cell office:value-type="float" office:value="11711609" table:style-name="ce47">
            <text:p>11,711,609</text:p>
          </table:table-cell>
          <table:table-cell office:value-type="float" office:value="11869224" table:style-name="ce47">
            <text:p>11,869,224</text:p>
          </table:table-cell>
          <table:table-cell office:value-type="float" office:value="16793" table:style-name="ce47">
            <text:p>16,793</text:p>
          </table:table-cell>
          <table:table-cell office:value-type="float" office:value="8768" table:style-name="ce47">
            <text:p>8,768</text:p>
          </table:table-cell>
          <table:table-cell office:value-type="float" office:value="8025" table:style-name="ce47">
            <text:p>8,025</text:p>
          </table:table-cell>
          <table:table-cell office:value-type="float" office:value="8.39" table:style-name="ce46">
            <text:p>8.39</text:p>
          </table:table-cell>
          <table:table-cell office:value-type="float" office:value="14922" table:style-name="ce47">
            <text:p>14,922</text:p>
          </table:table-cell>
          <table:table-cell office:value-type="float" office:value="8877" table:style-name="ce47">
            <text:p>8,877</text:p>
          </table:table-cell>
          <table:table-cell office:value-type="float" office:value="6045" table:style-name="ce47">
            <text:p>6,045</text:p>
          </table:table-cell>
          <table:table-cell office:value-type="float" office:value="7.45" table:style-name="ce46">
            <text:p>7.45</text:p>
          </table:table-cell>
          <table:table-cell office:value-type="float" office:value="1871" table:style-name="ce49">
            <text:p><text:s text:c="3"/>1,871</text:p>
          </table:table-cell>
          <table:table-cell office:value-type="float" office:value="0.93" table:style-name="ce48">
            <text:p>0.93</text:p>
          </table:table-cell>
          <table:table-cell office:value-type="float" office:value="14139" table:style-name="ce47">
            <text:p>14,139</text:p>
          </table:table-cell>
          <table:table-cell office:value-type="float" office:value="7.06" table:style-name="ce46">
            <text:p>7.06</text:p>
          </table:table-cell>
          <table:table-cell office:value-type="float" office:value="4769" table:style-name="ce47">
            <text:p>4,769</text:p>
          </table:table-cell>
          <table:table-cell office:value-type="float" office:value="2.38" table:style-name="ce46">
            <text:p>2.38</text:p>
          </table:table-cell>
          <table:table-cell office:value-type="float" office:value="63042" table:style-name="ce45">
            <text:p>63,042</text:p>
          </table:table-cell>
          <table:table-cell office:value-type="float" office:value="61568" table:style-name="ce45">
            <text:p>61,568</text:p>
          </table:table-cell>
          <table:table-cell office:value-type="float" office:value="564603" table:style-name="ce44">
            <text:p>564,603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11 月</text:p>
          </table:table-cell>
          <table:covered-table-cell/>
          <table:table-cell office:value-type="float" office:value="8726848" table:style-name="ce47">
            <text:p>8,726,848</text:p>
          </table:table-cell>
          <table:table-cell office:value-type="float" office:value="23584865" table:style-name="ce47">
            <text:p>23,584,865</text:p>
          </table:table-cell>
          <table:table-cell office:value-type="float" office:value="11712269" table:style-name="ce47">
            <text:p>11,712,269</text:p>
          </table:table-cell>
          <table:table-cell office:value-type="float" office:value="11872596" table:style-name="ce47">
            <text:p>11,872,596</text:p>
          </table:table-cell>
          <table:table-cell office:value-type="float" office:value="16057" table:style-name="ce47">
            <text:p>16,057</text:p>
          </table:table-cell>
          <table:table-cell office:value-type="float" office:value="8240" table:style-name="ce47">
            <text:p>8,240</text:p>
          </table:table-cell>
          <table:table-cell office:value-type="float" office:value="7817" table:style-name="ce47">
            <text:p>7,817</text:p>
          </table:table-cell>
          <table:table-cell office:value-type="float" office:value="8.2799999999999994" table:style-name="ce46">
            <text:p>8.28</text:p>
          </table:table-cell>
          <table:table-cell office:value-type="float" office:value="13680" table:style-name="ce47">
            <text:p>13,680</text:p>
          </table:table-cell>
          <table:table-cell office:value-type="float" office:value="8044" table:style-name="ce47">
            <text:p>8,044</text:p>
          </table:table-cell>
          <table:table-cell office:value-type="float" office:value="5636" table:style-name="ce47">
            <text:p>5,636</text:p>
          </table:table-cell>
          <table:table-cell office:value-type="float" office:value="7.06" table:style-name="ce46">
            <text:p>7.06</text:p>
          </table:table-cell>
          <table:table-cell office:value-type="float" office:value="2377" table:style-name="ce49">
            <text:p><text:s text:c="3"/>2,377</text:p>
          </table:table-cell>
          <table:table-cell office:value-type="float" office:value="1.23" table:style-name="ce48">
            <text:p>1.23</text:p>
          </table:table-cell>
          <table:table-cell office:value-type="float" office:value="10989" table:style-name="ce47">
            <text:p>10,989</text:p>
          </table:table-cell>
          <table:table-cell office:value-type="float" office:value="5.67" table:style-name="ce46">
            <text:p>5.67</text:p>
          </table:table-cell>
          <table:table-cell office:value-type="float" office:value="4399" table:style-name="ce47">
            <text:p>4,399</text:p>
          </table:table-cell>
          <table:table-cell office:value-type="float" office:value="2.27" table:style-name="ce46">
            <text:p>2.27</text:p>
          </table:table-cell>
          <table:table-cell office:value-type="float" office:value="63942" table:style-name="ce45">
            <text:p>63,942</text:p>
          </table:table-cell>
          <table:table-cell office:value-type="float" office:value="62287" table:style-name="ce45">
            <text:p>62,287</text:p>
          </table:table-cell>
          <table:table-cell office:value-type="float" office:value="565043" table:style-name="ce44">
            <text:p>565,043</text:p>
          </table:table-cell>
          <table:table-cell table:number-columns-repeated="16361" table:style-name="ce56"/>
        </table:table-row>
        <table:table-row table:style-name="ro9">
          <table:table-cell office:value-type="string" table:number-columns-spanned="2" table:number-rows-spanned="1" table:style-name="ce256">
            <text:p>12 月</text:p>
          </table:table-cell>
          <table:covered-table-cell/>
          <table:table-cell office:value-type="float" office:value="8734477" table:style-name="ce47">
            <text:p>8,734,477</text:p>
          </table:table-cell>
          <table:table-cell office:value-type="float" office:value="23588932" table:style-name="ce47">
            <text:p>23,588,932</text:p>
          </table:table-cell>
          <table:table-cell office:value-type="float" office:value="11712913" table:style-name="ce47">
            <text:p>11,712,913</text:p>
          </table:table-cell>
          <table:table-cell office:value-type="float" office:value="11876019" table:style-name="ce47">
            <text:p>11,876,019</text:p>
          </table:table-cell>
          <table:table-cell office:value-type="float" office:value="15149" table:style-name="ce47">
            <text:p>15,149</text:p>
          </table:table-cell>
          <table:table-cell office:value-type="float" office:value="7799" table:style-name="ce47">
            <text:p>7,799</text:p>
          </table:table-cell>
          <table:table-cell office:value-type="float" office:value="7350" table:style-name="ce47">
            <text:p>7,350</text:p>
          </table:table-cell>
          <table:table-cell office:value-type="float" office:value="7.56" table:style-name="ce46">
            <text:p>7.56</text:p>
          </table:table-cell>
          <table:table-cell office:value-type="float" office:value="12949" table:style-name="ce47">
            <text:p>12,949</text:p>
          </table:table-cell>
          <table:table-cell office:value-type="float" office:value="7760" table:style-name="ce47">
            <text:p>7,760</text:p>
          </table:table-cell>
          <table:table-cell office:value-type="float" office:value="5189" table:style-name="ce47">
            <text:p>5,189</text:p>
          </table:table-cell>
          <table:table-cell office:value-type="float" office:value="6.46" table:style-name="ce46">
            <text:p>6.46</text:p>
          </table:table-cell>
          <table:table-cell office:value-type="float" office:value="2200" table:style-name="ce49">
            <text:p><text:s text:c="3"/>2,200</text:p>
          </table:table-cell>
          <table:table-cell office:value-type="float" office:value="1.1000000000000001" table:style-name="ce48">
            <text:p>1.10</text:p>
          </table:table-cell>
          <table:table-cell office:value-type="float" office:value="15345" table:style-name="ce47">
            <text:p>15,345</text:p>
          </table:table-cell>
          <table:table-cell office:value-type="float" office:value="7.66" table:style-name="ce46">
            <text:p>7.66</text:p>
          </table:table-cell>
          <table:table-cell office:value-type="float" office:value="4485" table:style-name="ce47">
            <text:p>4,485</text:p>
          </table:table-cell>
          <table:table-cell office:value-type="float" office:value="2.2400000000000002" table:style-name="ce46">
            <text:p>2.24</text:p>
          </table:table-cell>
          <table:table-cell office:value-type="float" office:value="88894" table:style-name="ce45">
            <text:p>88,894</text:p>
          </table:table-cell>
          <table:table-cell office:value-type="float" office:value="87027" table:style-name="ce45">
            <text:p>87,027</text:p>
          </table:table-cell>
          <table:table-cell office:value-type="float" office:value="565561" table:style-name="ce44">
            <text:p>565,561</text:p>
          </table:table-cell>
          <table:table-cell table:number-columns-repeated="16361" table:style-name="ce56"/>
        </table:table-row>
        <table:table-row table:style-name="ro10">
          <table:table-cell office:value-type="string" table:number-columns-spanned="2" table:number-rows-spanned="1" table:style-name="ce259">
            <text:p>108年1~4月</text:p>
          </table:table-cell>
          <table:covered-table-cell/>
          <table:table-cell office:value-type="float" office:value="8762104" table:style-name="ce52">
            <text:p>8,762,104</text:p>
          </table:table-cell>
          <table:table-cell office:value-type="float" office:value="23589312" table:style-name="ce52">
            <text:p>23,589,312</text:p>
          </table:table-cell>
          <table:table-cell office:value-type="float" office:value="11708129" table:style-name="ce52">
            <text:p>11,708,129</text:p>
          </table:table-cell>
          <table:table-cell office:value-type="float" office:value="11881183" table:style-name="ce52">
            <text:p>11,881,183</text:p>
          </table:table-cell>
          <table:table-cell office:value-type="float" office:value="58488" table:style-name="ce52">
            <text:p>58,488</text:p>
          </table:table-cell>
          <table:table-cell office:value-type="float" office:value="30304" table:style-name="ce52">
            <text:p>30,304</text:p>
          </table:table-cell>
          <table:table-cell office:value-type="float" office:value="28184" table:style-name="ce52">
            <text:p>28,184</text:p>
          </table:table-cell>
          <table:table-cell office:value-type="float" office:value="7.54" table:style-name="ce53">
            <text:p><text:s text:c="3"/>7.54</text:p>
          </table:table-cell>
          <table:table-cell office:value-type="float" office:value="60141" table:style-name="ce52">
            <text:p>60,141</text:p>
          </table:table-cell>
          <table:table-cell office:value-type="float" office:value="35429" table:style-name="ce52">
            <text:p>35,429</text:p>
          </table:table-cell>
          <table:table-cell office:value-type="float" office:value="24712" table:style-name="ce52">
            <text:p>24,712</text:p>
          </table:table-cell>
          <table:table-cell office:value-type="float" office:value="7.75" table:style-name="ce53">
            <text:p><text:s text:c="3"/>7.75</text:p>
          </table:table-cell>
          <table:table-cell office:value-type="float" office:value="-1653" table:style-name="ce55">
            <text:p>－ 1,653</text:p>
          </table:table-cell>
          <table:table-cell office:value-type="float" office:value="-0.21" table:style-name="ce54">
            <text:p>－ <text:s/>0.21</text:p>
          </table:table-cell>
          <table:table-cell office:value-type="float" office:value="44455" table:style-name="ce52">
            <text:p>44,455</text:p>
          </table:table-cell>
          <table:table-cell office:value-type="float" office:value="5.73" table:style-name="ce53">
            <text:p><text:s text:c="3"/>5.73</text:p>
          </table:table-cell>
          <table:table-cell office:value-type="float" office:value="17363" table:style-name="ce52">
            <text:p>17,363</text:p>
          </table:table-cell>
          <table:table-cell office:value-type="float" office:value="2.2400000000000002" table:style-name="ce53">
            <text:p><text:s text:c="3"/>2.24</text:p>
          </table:table-cell>
          <table:table-cell office:value-type="float" office:value="326564" table:style-name="ce52">
            <text:p>326,564</text:p>
          </table:table-cell>
          <table:table-cell office:value-type="float" office:value="324531" table:style-name="ce52">
            <text:p>324,531</text:p>
          </table:table-cell>
          <table:table-cell office:value-type="float" office:value="567502" table:style-name="ce51">
            <text:p>567,502</text:p>
          </table:table-cell>
          <table:table-cell table:number-columns-repeated="16361" table:style-name="ce50"/>
        </table:table-row>
        <table:table-row table:style-name="ro7">
          <table:table-cell office:value-type="string" table:number-columns-spanned="2" table:number-rows-spanned="1" table:style-name="ce256">
            <text:p>1 月</text:p>
          </table:table-cell>
          <table:covered-table-cell/>
          <table:table-cell office:value-type="float" office:value="8740977" table:style-name="ce47">
            <text:p>8,740,977</text:p>
          </table:table-cell>
          <table:table-cell office:value-type="float" office:value="23590744" table:style-name="ce47">
            <text:p>23,590,744</text:p>
          </table:table-cell>
          <table:table-cell office:value-type="float" office:value="11712236" table:style-name="ce47">
            <text:p>11,712,236</text:p>
          </table:table-cell>
          <table:table-cell office:value-type="float" office:value="11878508" table:style-name="ce47">
            <text:p>11,878,508</text:p>
          </table:table-cell>
          <table:table-cell office:value-type="float" office:value="17139" table:style-name="ce47">
            <text:p>17,139</text:p>
          </table:table-cell>
          <table:table-cell office:value-type="float" office:value="8762" table:style-name="ce47">
            <text:p>8,762</text:p>
          </table:table-cell>
          <table:table-cell office:value-type="float" office:value="8377" table:style-name="ce47">
            <text:p>8,377</text:p>
          </table:table-cell>
          <table:table-cell office:value-type="float" office:value="8.5500000000000007" table:style-name="ce46">
            <text:p>8.55</text:p>
          </table:table-cell>
          <table:table-cell office:value-type="float" office:value="16622" table:style-name="ce47">
            <text:p>16,622</text:p>
          </table:table-cell>
          <table:table-cell office:value-type="float" office:value="9853" table:style-name="ce47">
            <text:p>9,853</text:p>
          </table:table-cell>
          <table:table-cell office:value-type="float" office:value="6769" table:style-name="ce47">
            <text:p>6,769</text:p>
          </table:table-cell>
          <table:table-cell office:value-type="float" office:value="8.3000000000000007" table:style-name="ce46">
            <text:p>8.30</text:p>
          </table:table-cell>
          <table:table-cell office:value-type="float" office:value="517" table:style-name="ce49">
            <text:p><text:s text:c="3"/>517</text:p>
          </table:table-cell>
          <table:table-cell office:value-type="float" office:value="0.26" table:style-name="ce48">
            <text:p>0.26</text:p>
          </table:table-cell>
          <table:table-cell office:value-type="float" office:value="13902" table:style-name="ce47">
            <text:p>13,902</text:p>
          </table:table-cell>
          <table:table-cell office:value-type="float" office:value="6.94" table:style-name="ce46">
            <text:p>6.94</text:p>
          </table:table-cell>
          <table:table-cell office:value-type="float" office:value="4775" table:style-name="ce47">
            <text:p>4,775</text:p>
          </table:table-cell>
          <table:table-cell office:value-type="float" office:value="2.38" table:style-name="ce46">
            <text:p>2.38</text:p>
          </table:table-cell>
          <table:table-cell office:value-type="float" office:value="88882" table:style-name="ce45">
            <text:p>88,882</text:p>
          </table:table-cell>
          <table:table-cell office:value-type="float" office:value="87587" table:style-name="ce45">
            <text:p>87,587</text:p>
          </table:table-cell>
          <table:table-cell office:value-type="float" office:value="566129" table:style-name="ce44">
            <text:p>566,129</text:p>
          </table:table-cell>
          <table:table-cell table:number-columns-repeated="16361" table:style-name="ce43"/>
        </table:table-row>
        <table:table-row table:style-name="ro11">
          <table:table-cell office:value-type="string" table:number-columns-spanned="2" table:number-rows-spanned="1" table:style-name="ce256">
            <text:p>2 月</text:p>
          </table:table-cell>
          <table:covered-table-cell/>
          <table:table-cell office:value-type="float" office:value="8746680" table:style-name="ce47">
            <text:p>8,746,680</text:p>
          </table:table-cell>
          <table:table-cell office:value-type="float" office:value="23590004" table:style-name="ce47">
            <text:p>23,590,004</text:p>
          </table:table-cell>
          <table:table-cell office:value-type="float" office:value="11710952" table:style-name="ce47">
            <text:p>11,710,952</text:p>
          </table:table-cell>
          <table:table-cell office:value-type="float" office:value="11879052" table:style-name="ce47">
            <text:p>11,879,052</text:p>
          </table:table-cell>
          <table:table-cell office:value-type="float" office:value="12497" table:style-name="ce47">
            <text:p>12,497</text:p>
          </table:table-cell>
          <table:table-cell office:value-type="float" office:value="6475" table:style-name="ce47">
            <text:p>6,475</text:p>
          </table:table-cell>
          <table:table-cell office:value-type="float" office:value="6022" table:style-name="ce47">
            <text:p>6,022</text:p>
          </table:table-cell>
          <table:table-cell office:value-type="float" office:value="6.91" table:style-name="ce46">
            <text:p>6.91</text:p>
          </table:table-cell>
          <table:table-cell office:value-type="float" office:value="13352" table:style-name="ce47">
            <text:p>13,352</text:p>
          </table:table-cell>
          <table:table-cell office:value-type="float" office:value="7781" table:style-name="ce47">
            <text:p>7,781</text:p>
          </table:table-cell>
          <table:table-cell office:value-type="float" office:value="5571" table:style-name="ce47">
            <text:p>5,571</text:p>
          </table:table-cell>
          <table:table-cell office:value-type="float" office:value="7.38" table:style-name="ce46">
            <text:p>7.38</text:p>
          </table:table-cell>
          <table:table-cell office:value-type="float" office:value="-855" table:style-name="ce49">
            <text:p>－ <text:s text:c="3"/>855</text:p>
          </table:table-cell>
          <table:table-cell office:value-type="float" office:value="-0.47" table:style-name="ce48">
            <text:p>－ <text:s/>0.47</text:p>
          </table:table-cell>
          <table:table-cell office:value-type="float" office:value="9986" table:style-name="ce47">
            <text:p>9,986</text:p>
          </table:table-cell>
          <table:table-cell office:value-type="float" office:value="5.52" table:style-name="ce46">
            <text:p>5.52</text:p>
          </table:table-cell>
          <table:table-cell office:value-type="float" office:value="3505" table:style-name="ce47">
            <text:p>3,505</text:p>
          </table:table-cell>
          <table:table-cell office:value-type="float" office:value="1.94" table:style-name="ce46">
            <text:p>1.94</text:p>
          </table:table-cell>
          <table:table-cell office:value-type="float" office:value="68557" table:style-name="ce45">
            <text:p>68,557</text:p>
          </table:table-cell>
          <table:table-cell office:value-type="float" office:value="68442" table:style-name="ce45">
            <text:p>68,442</text:p>
          </table:table-cell>
          <table:table-cell office:value-type="float" office:value="566565" table:style-name="ce44">
            <text:p>566,565</text:p>
          </table:table-cell>
          <table:table-cell table:number-columns-repeated="16361" table:style-name="ce43"/>
        </table:table-row>
        <table:table-row table:style-name="ro11">
          <table:table-cell office:value-type="string" table:number-columns-spanned="2" table:number-rows-spanned="1" table:style-name="ce256">
            <text:p>3 月</text:p>
          </table:table-cell>
          <table:covered-table-cell/>
          <table:table-cell office:value-type="float" office:value="8754384" table:style-name="ce47">
            <text:p>8,754,384</text:p>
          </table:table-cell>
          <table:table-cell office:value-type="float" office:value="23589192" table:style-name="ce47">
            <text:p>23,589,192</text:p>
          </table:table-cell>
          <table:table-cell office:value-type="float" office:value="11709344" table:style-name="ce47">
            <text:p>11,709,344</text:p>
          </table:table-cell>
          <table:table-cell office:value-type="float" office:value="11879848" table:style-name="ce47">
            <text:p>11,879,848</text:p>
          </table:table-cell>
          <table:table-cell office:value-type="float" office:value="14567" table:style-name="ce47">
            <text:p>14,567</text:p>
          </table:table-cell>
          <table:table-cell office:value-type="float" office:value="7632" table:style-name="ce47">
            <text:p>7,632</text:p>
          </table:table-cell>
          <table:table-cell office:value-type="float" office:value="6935" table:style-name="ce47">
            <text:p>6,935</text:p>
          </table:table-cell>
          <table:table-cell office:value-type="float" office:value="7.27" table:style-name="ce46">
            <text:p>7.27</text:p>
          </table:table-cell>
          <table:table-cell office:value-type="float" office:value="15171" table:style-name="ce47">
            <text:p>15,171</text:p>
          </table:table-cell>
          <table:table-cell office:value-type="float" office:value="8989" table:style-name="ce47">
            <text:p>8,989</text:p>
          </table:table-cell>
          <table:table-cell office:value-type="float" office:value="6182" table:style-name="ce47">
            <text:p>6,182</text:p>
          </table:table-cell>
          <table:table-cell office:value-type="float" office:value="7.57" table:style-name="ce46">
            <text:p>7.57</text:p>
          </table:table-cell>
          <table:table-cell office:value-type="float" office:value="-604" table:style-name="ce49">
            <text:p>－ <text:s text:c="3"/>604</text:p>
          </table:table-cell>
          <table:table-cell office:value-type="float" office:value="-0.3" table:style-name="ce48">
            <text:p>－ <text:s/>0.30</text:p>
          </table:table-cell>
          <table:table-cell office:value-type="float" office:value="11180" table:style-name="ce47">
            <text:p>11,180</text:p>
          </table:table-cell>
          <table:table-cell office:value-type="float" office:value="5.58" table:style-name="ce46">
            <text:p>5.58</text:p>
          </table:table-cell>
          <table:table-cell office:value-type="float" office:value="4456" table:style-name="ce47">
            <text:p>4,456</text:p>
          </table:table-cell>
          <table:table-cell office:value-type="float" office:value="2.2200000000000002" table:style-name="ce46">
            <text:p>2.22</text:p>
          </table:table-cell>
          <table:table-cell office:value-type="float" office:value="84368" table:style-name="ce45">
            <text:p>84,368</text:p>
          </table:table-cell>
          <table:table-cell office:value-type="float" office:value="84576" table:style-name="ce45">
            <text:p>84,576</text:p>
          </table:table-cell>
          <table:table-cell office:value-type="float" office:value="567044" table:style-name="ce44">
            <text:p>567,044</text:p>
          </table:table-cell>
          <table:table-cell table:number-columns-repeated="16361" table:style-name="ce43"/>
        </table:table-row>
        <table:table-row table:style-name="ro11">
          <table:table-cell office:value-type="string" table:number-columns-spanned="2" table:number-rows-spanned="1" table:style-name="ce256">
            <text:p>4 月</text:p>
          </table:table-cell>
          <table:covered-table-cell/>
          <table:table-cell office:value-type="float" office:value="8762104" table:style-name="ce47">
            <text:p>8,762,104</text:p>
          </table:table-cell>
          <table:table-cell office:value-type="float" office:value="23589312" table:style-name="ce47">
            <text:p>23,589,312</text:p>
          </table:table-cell>
          <table:table-cell office:value-type="float" office:value="11708129" table:style-name="ce47">
            <text:p>11,708,129</text:p>
          </table:table-cell>
          <table:table-cell office:value-type="float" office:value="11881183" table:style-name="ce47">
            <text:p>11,881,183</text:p>
          </table:table-cell>
          <table:table-cell office:value-type="float" office:value="14285" table:style-name="ce47">
            <text:p>14,285</text:p>
          </table:table-cell>
          <table:table-cell office:value-type="float" office:value="7435" table:style-name="ce47">
            <text:p>7,435</text:p>
          </table:table-cell>
          <table:table-cell office:value-type="float" office:value="6850" table:style-name="ce47">
            <text:p>6,850</text:p>
          </table:table-cell>
          <table:table-cell office:value-type="float" office:value="7.37" table:style-name="ce46">
            <text:p>7.37</text:p>
          </table:table-cell>
          <table:table-cell office:value-type="float" office:value="14996" table:style-name="ce47">
            <text:p>14,996</text:p>
          </table:table-cell>
          <table:table-cell office:value-type="float" office:value="8806" table:style-name="ce47">
            <text:p>8,806</text:p>
          </table:table-cell>
          <table:table-cell office:value-type="float" office:value="6190" table:style-name="ce47">
            <text:p>6,190</text:p>
          </table:table-cell>
          <table:table-cell office:value-type="float" office:value="7.73" table:style-name="ce46">
            <text:p>7.73</text:p>
          </table:table-cell>
          <table:table-cell office:value-type="float" office:value="-711" table:style-name="ce49">
            <text:p>－ <text:s text:c="3"/>711</text:p>
          </table:table-cell>
          <table:table-cell office:value-type="float" office:value="-0.37" table:style-name="ce48">
            <text:p>－ <text:s/>0.37</text:p>
          </table:table-cell>
          <table:table-cell office:value-type="float" office:value="9387" table:style-name="ce47">
            <text:p>9,387</text:p>
          </table:table-cell>
          <table:table-cell office:value-type="float" office:value="4.84" table:style-name="ce46">
            <text:p>4.84</text:p>
          </table:table-cell>
          <table:table-cell office:value-type="float" office:value="4627" table:style-name="ce47">
            <text:p>4,627</text:p>
          </table:table-cell>
          <table:table-cell office:value-type="float" office:value="2.39" table:style-name="ce46">
            <text:p>2.39</text:p>
          </table:table-cell>
          <table:table-cell office:value-type="float" office:value="84757" table:style-name="ce45">
            <text:p>84,757</text:p>
          </table:table-cell>
          <table:table-cell office:value-type="float" office:value="83926" table:style-name="ce45">
            <text:p>83,926</text:p>
          </table:table-cell>
          <table:table-cell office:value-type="float" office:value="567502" table:style-name="ce44">
            <text:p>567,502</text:p>
          </table:table-cell>
          <table:table-cell table:number-columns-repeated="16361" table:style-name="ce43"/>
        </table:table-row>
        <table:table-row table:style-name="ro12">
          <table:table-cell table:style-name="ce42"/>
          <table:table-cell table:style-name="ce41"/>
          <table:table-cell table:style-name="ce40"/>
          <table:table-cell table:number-columns-repeated="6" table:style-name="ce38"/>
          <table:table-cell table:style-name="ce37"/>
          <table:table-cell table:number-columns-repeated="3" table:style-name="ce38"/>
          <table:table-cell table:style-name="ce37"/>
          <table:table-cell table:style-name="ce39"/>
          <table:table-cell table:style-name="ce37"/>
          <table:table-cell table:style-name="ce38"/>
          <table:table-cell table:style-name="ce37"/>
          <table:table-cell table:style-name="ce38"/>
          <table:table-cell table:number-columns-repeated="2" table:style-name="ce37"/>
          <table:table-cell table:style-name="ce36"/>
          <table:table-cell table:style-name="ce35"/>
          <table:table-cell table:number-columns-repeated="16361" table:style-name="ce11"/>
        </table:table-row>
        <table:table-row table:style-name="ro13">
          <table:table-cell office:value-type="string" table:number-columns-spanned="2" table:number-rows-spanned="1" table:style-name="ce260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06" table:style-name="ce32">
            <text:p>1.06</text:p>
          </table:table-cell>
          <table:table-cell office:value-type="float" office:value="0.08" table:style-name="ce32">
            <text:p>0.08</text:p>
          </table:table-cell>
          <table:table-cell office:value-type="float" office:value="-0.05" table:style-name="ce33">
            <text:p>－ <text:s/>0.05</text:p>
          </table:table-cell>
          <table:table-cell office:value-type="float" office:value="0.2" table:style-name="ce32">
            <text:p>0.20</text:p>
          </table:table-cell>
          <table:table-cell office:value-type="float" office:value="4.45" table:style-name="ce32">
            <text:p>4.45</text:p>
          </table:table-cell>
          <table:table-cell office:value-type="float" office:value="5.34" table:style-name="ce32">
            <text:p>5.34</text:p>
          </table:table-cell>
          <table:table-cell office:value-type="float" office:value="3.51" table:style-name="ce32">
            <text:p>3.51</text:p>
          </table:table-cell>
          <table:table-cell office:value-type="float" office:value="0.3100000000000005" table:style-name="ce33">
            <text:p>0.31</text:p>
          </table:table-cell>
          <table:table-cell office:value-type="float" office:value="7.21" table:style-name="ce32">
            <text:p>7.21</text:p>
          </table:table-cell>
          <table:table-cell office:value-type="float" office:value="6.93" table:style-name="ce32">
            <text:p>6.93</text:p>
          </table:table-cell>
          <table:table-cell office:value-type="float" office:value="7.6" table:style-name="ce32">
            <text:p>7.60</text:p>
          </table:table-cell>
          <table:table-cell office:value-type="float" office:value="0.51000000000000068" table:style-name="ce33">
            <text:p>0.51</text:p>
          </table:table-cell>
          <table:table-cell office:value-type="string" table:style-name="ce34">
            <text:p>--</text:p>
          </table:table-cell>
          <table:table-cell office:value-type="float" office:value="-0.21" table:style-name="ce33">
            <text:p>－ <text:s/>0.21</text:p>
          </table:table-cell>
          <table:table-cell office:value-type="float" office:value="6.65" table:style-name="ce32">
            <text:p>6.65</text:p>
          </table:table-cell>
          <table:table-cell office:value-type="float" office:value="0.29999999999999982" table:style-name="ce33">
            <text:p>0.30</text:p>
          </table:table-cell>
          <table:table-cell office:value-type="float" office:value="8.41" table:style-name="ce32">
            <text:p>8.41</text:p>
          </table:table-cell>
          <table:table-cell office:value-type="float" office:value="0.18999999999999995" table:style-name="ce33">
            <text:p>0.19</text:p>
          </table:table-cell>
          <table:table-cell office:value-type="float" office:value="3.09" table:style-name="ce32">
            <text:p>3.09</text:p>
          </table:table-cell>
          <table:table-cell office:value-type="float" office:value="1.85" table:style-name="ce32">
            <text:p>1.85</text:p>
          </table:table-cell>
          <table:table-cell office:value-type="float" office:value="1.1000000000000001" table:style-name="ce31">
            <text:p>1.10</text:p>
          </table:table-cell>
          <table:table-cell table:number-columns-repeated="16361" table:style-name="ce11"/>
        </table:table-row>
        <table:table-row table:style-name="ro13">
          <table:table-cell office:value-type="string" table:number-columns-spanned="2" table:number-rows-spanned="1" table:style-name="ce258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9" table:style-name="ce27">
            <text:p>0.09</text:p>
          </table:table-cell>
          <table:table-cell office:value-type="string" table:style-name="ce30">
            <text:p><text:s text:c="2"/>0.00</text:p>
          </table:table-cell>
          <table:table-cell office:value-type="float" office:value="-0.01" table:style-name="ce26">
            <text:p>－ <text:s/>0.01</text:p>
          </table:table-cell>
          <table:table-cell office:value-type="float" office:value="0.01" table:style-name="ce27">
            <text:p>0.01</text:p>
          </table:table-cell>
          <table:table-cell office:value-type="float" office:value="-1.94" table:style-name="ce26">
            <text:p>－ <text:s/>1.94</text:p>
          </table:table-cell>
          <table:table-cell office:value-type="float" office:value="-2.58" table:style-name="ce26">
            <text:p>－ <text:s/>2.58</text:p>
          </table:table-cell>
          <table:table-cell office:value-type="float" office:value="-1.23" table:style-name="ce26">
            <text:p>－ <text:s/>1.23</text:p>
          </table:table-cell>
          <table:table-cell office:value-type="float" office:value="0.10000000000000053" table:style-name="ce26">
            <text:p>0.10</text:p>
          </table:table-cell>
          <table:table-cell office:value-type="float" office:value="-1.1499999999999999" table:style-name="ce26">
            <text:p>－ <text:s/>1.15</text:p>
          </table:table-cell>
          <table:table-cell office:value-type="float" office:value="-2.04" table:style-name="ce26">
            <text:p>－ <text:s/>2.04</text:p>
          </table:table-cell>
          <table:table-cell office:value-type="float" office:value="0.13" table:style-name="ce27">
            <text:p>0.13</text:p>
          </table:table-cell>
          <table:table-cell office:value-type="float" office:value="0.16000000000000014" table:style-name="ce26">
            <text:p>0.16</text:p>
          </table:table-cell>
          <table:table-cell office:value-type="string" table:style-name="ce29">
            <text:p>--</text:p>
          </table:table-cell>
          <table:table-cell office:value-type="float" office:value="-7.0000000000000007E-2" table:style-name="ce26">
            <text:p>－ <text:s/>0.07</text:p>
          </table:table-cell>
          <table:table-cell office:value-type="float" office:value="-16.04" table:style-name="ce28">
            <text:p>－ 16.04</text:p>
          </table:table-cell>
          <table:table-cell office:value-type="float" office:value="-0.74000000000000021" table:style-name="ce26">
            <text:p>－ <text:s/>0.74</text:p>
          </table:table-cell>
          <table:table-cell office:value-type="float" office:value="3.84" table:style-name="ce27">
            <text:p>3.84</text:p>
          </table:table-cell>
          <table:table-cell office:value-type="float" office:value="0.16999999999999993" table:style-name="ce26">
            <text:p>0.17</text:p>
          </table:table-cell>
          <table:table-cell office:value-type="float" office:value="0.46" table:style-name="ce27">
            <text:p>0.46</text:p>
          </table:table-cell>
          <table:table-cell office:value-type="float" office:value="-0.77" table:style-name="ce26">
            <text:p>－ <text:s/>0.77</text:p>
          </table:table-cell>
          <table:table-cell office:value-type="float" office:value="0.08" table:style-name="ce25">
            <text:p>0.08</text:p>
          </table:table-cell>
          <table:table-cell table:number-columns-repeated="16361" table:style-name="ce11"/>
        </table:table-row>
        <table:table-row table:style-name="ro14">
          <table:table-cell office:value-type="string" table:number-columns-spanned="1" table:number-rows-spanned="2" table:style-name="ce257">
            <text:p>本年1~4月較上年1~4月増減</text:p>
          </table:table-cell>
          <table:table-cell office:value-type="string" table:style-name="ce24">
            <text:p>實數</text:p>
          </table:table-cell>
          <table:table-cell office:value-type="float" office:value="91975" table:style-name="ce23">
            <text:p>91,975</text:p>
          </table:table-cell>
          <table:table-cell office:value-type="float" office:value="17815" table:style-name="ce22">
            <text:p>17,815</text:p>
          </table:table-cell>
          <table:table-cell office:value-type="float" office:value="-6283" table:style-name="ce19">
            <text:p>－ 6,283</text:p>
          </table:table-cell>
          <table:table-cell office:value-type="float" office:value="24098" table:style-name="ce22">
            <text:p>24,098</text:p>
          </table:table-cell>
          <table:table-cell office:value-type="float" office:value="-2476" table:style-name="ce19">
            <text:p>－ 2,476</text:p>
          </table:table-cell>
          <table:table-cell office:value-type="float" office:value="-1112" table:style-name="ce19">
            <text:p>－ 1,112</text:p>
          </table:table-cell>
          <table:table-cell office:value-type="float" office:value="-1364" table:style-name="ce19">
            <text:p>－ 1,364</text:p>
          </table:table-cell>
          <table:table-cell office:value-type="string" table:style-name="ce20">
            <text:p>…</text:p>
          </table:table-cell>
          <table:table-cell office:value-type="float" office:value="-2301" table:style-name="ce19">
            <text:p>－ 2,301</text:p>
          </table:table-cell>
          <table:table-cell office:value-type="float" office:value="-1405" table:style-name="ce19">
            <text:p>－ 1,405</text:p>
          </table:table-cell>
          <table:table-cell office:value-type="float" office:value="-896" table:style-name="ce19">
            <text:p>－ 896</text:p>
          </table:table-cell>
          <table:table-cell office:value-type="string" table:style-name="ce20">
            <text:p>…</text:p>
          </table:table-cell>
          <table:table-cell office:value-type="float" office:value="-175" table:style-name="ce21">
            <text:p>－ <text:s/>175</text:p>
          </table:table-cell>
          <table:table-cell office:value-type="string" table:style-name="ce20">
            <text:p>…</text:p>
          </table:table-cell>
          <table:table-cell office:value-type="float" office:value="-290" table:style-name="ce21">
            <text:p>－ <text:s/>290</text:p>
          </table:table-cell>
          <table:table-cell office:value-type="string" table:style-name="ce20">
            <text:p>…</text:p>
          </table:table-cell>
          <table:table-cell office:value-type="float" office:value="179" table:style-name="ce21">
            <text:p>179</text:p>
          </table:table-cell>
          <table:table-cell office:value-type="string" table:style-name="ce20">
            <text:p>…</text:p>
          </table:table-cell>
          <table:table-cell office:value-type="float" office:value="-731" table:style-name="ce19">
            <text:p>－ 731</text:p>
          </table:table-cell>
          <table:table-cell office:value-type="float" office:value="-1016" table:style-name="ce19">
            <text:p>－ 1,016</text:p>
          </table:table-cell>
          <table:table-cell office:value-type="float" office:value="6175" table:style-name="ce18">
            <text:p>6,175</text:p>
          </table:table-cell>
          <table:table-cell table:number-columns-repeated="16361" table:style-name="ce11"/>
        </table:table-row>
        <table:table-row table:style-name="ro15">
          <table:covered-table-cell/>
          <table:table-cell office:value-type="string" table:style-name="ce17">
            <text:p>%<text:s/><text:span text:style-name="T3">△</text:span></text:p>
          </table:table-cell>
          <table:table-cell office:value-type="float" office:value="1.06" table:style-name="ce16">
            <text:p>1.06</text:p>
          </table:table-cell>
          <table:table-cell office:value-type="float" office:value="0.08" table:style-name="ce15">
            <text:p>0.08</text:p>
          </table:table-cell>
          <table:table-cell office:value-type="float" office:value="-0.05" table:style-name="ce15">
            <text:p>－ <text:s text:c="2"/>0.05</text:p>
          </table:table-cell>
          <table:table-cell office:value-type="float" office:value="0.2" table:style-name="ce15">
            <text:p>0.20</text:p>
          </table:table-cell>
          <table:table-cell office:value-type="float" office:value="-4.0614132930910047" table:style-name="ce13">
            <text:p>－ <text:s/>4.06</text:p>
          </table:table-cell>
          <table:table-cell office:value-type="float" office:value="-3.5395976572447161" table:style-name="ce13">
            <text:p>－ <text:s/>3.54</text:p>
          </table:table-cell>
          <table:table-cell office:value-type="float" office:value="-4.6162176797075949" table:style-name="ce13">
            <text:p>－ <text:s/>4.62</text:p>
          </table:table-cell>
          <table:table-cell office:value-type="float" office:value="-0.33000000000000007" table:style-name="ce13">
            <text:p>－ <text:s/>0.33</text:p>
          </table:table-cell>
          <table:table-cell office:value-type="float" office:value="-3.6850196982800036" table:style-name="ce13">
            <text:p>－ <text:s/>3.69</text:p>
          </table:table-cell>
          <table:table-cell office:value-type="float" office:value="-3.8144105989031876" table:style-name="ce13">
            <text:p>－ <text:s/>3.81</text:p>
          </table:table-cell>
          <table:table-cell office:value-type="float" office:value="-3.4989065916900972" table:style-name="ce13">
            <text:p>－ <text:s/>3.50</text:p>
          </table:table-cell>
          <table:table-cell office:value-type="float" office:value="-0.3100000000000005" table:style-name="ce13">
            <text:p>－ <text:s/>0.31</text:p>
          </table:table-cell>
          <table:table-cell office:value-type="float" office:value="11.840324763193506" table:style-name="ce14">
            <text:p>11.84</text:p>
          </table:table-cell>
          <table:table-cell office:value-type="float" office:value="-1.999999999999999E-2" table:style-name="ce13">
            <text:p>－ <text:s/>0.02</text:p>
          </table:table-cell>
          <table:table-cell office:value-type="float" office:value="-0.64811710805676614" table:style-name="ce13">
            <text:p>－ <text:s/>0.65</text:p>
          </table:table-cell>
          <table:table-cell office:value-type="float" office:value="-3.9999999999999147E-2" table:style-name="ce13">
            <text:p>－ <text:s/>0.04</text:p>
          </table:table-cell>
          <table:table-cell office:value-type="float" office:value="1.0416666666666665" table:style-name="ce13">
            <text:p>1.04</text:p>
          </table:table-cell>
          <table:table-cell office:value-type="float" office:value="2.0000000000000018E-2" table:style-name="ce13">
            <text:p>0.02</text:p>
          </table:table-cell>
          <table:table-cell office:value-type="float" office:value="-0.2233459111810446" table:style-name="ce13">
            <text:p>－ <text:s/>0.22</text:p>
          </table:table-cell>
          <table:table-cell office:value-type="float" office:value="-0.31209011294836075" table:style-name="ce13">
            <text:p>－ <text:s/>0.31</text:p>
          </table:table-cell>
          <table:table-cell office:value-type="float" office:value="1.1000717941591978" table:style-name="ce12">
            <text:p>1.10</text:p>
          </table:table-cell>
          <table:table-cell table:number-columns-repeated="16361" table:style-name="ce11"/>
        </table:table-row>
        <table:table-row table:style-name="ro7">
          <table:table-cell office:value-type="string" table:style-name="ce10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10"/>
          <table:table-cell table:number-columns-repeated="8" table:style-name="ce9"/>
          <table:table-cell table:number-columns-repeated="3" table:style-name="ce2"/>
          <table:table-cell table:style-name="ce8"/>
          <table:table-cell table:style-name="ce7"/>
          <table:table-cell table:number-columns-repeated="2" table:style-name="ce2"/>
          <table:table-cell table:style-name="ce8"/>
          <table:table-cell table:style-name="ce7"/>
          <table:table-cell table:number-columns-repeated="3" table:style-name="ce2"/>
          <table:table-cell office:value-type="string" table:style-name="ce6">
            <text:p><text:s text:c="25"/>內 政 部 戶 政 司 <text:s/>民 國 108 年 5 月 6 日 編製</text:p>
          </table:table-cell>
          <table:table-cell table:number-columns-repeated="16361"/>
        </table:table-row>
        <table:table-row table:style-name="ro7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1" table:style-name="ce2"/>
          <table:table-cell table:style-name="ce5"/>
          <table:table-cell table:number-columns-repeated="16361"/>
        </table:table-row>
        <table:table-row table:style-name="ro7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20" table:style-name="ro1">
          <table:table-cell table:number-columns-repeated="16384"/>
        </table:table-row>
        <table:named-expressions>
          <table:named-range table:name="Print_Area" table:cell-range-address="年月別.$A$2:年月別.$W$50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6">
          <table:table-cell table:number-columns-repeated="17" table:style-name="ce2"/>
          <table:table-cell table:style-name="ce156"/>
          <table:table-cell table:number-columns-repeated="16366" table:style-name="ce2"/>
        </table:table-row>
        <table:table-row table:style-name="ro17">
          <table:table-cell office:value-type="string" table:style-name="ce154">
            <text:p>民 國 108 年 4 月 戶 口 統 計 速 報 表 (續)</text:p>
          </table:table-cell>
          <table:table-cell table:number-columns-repeated="14" table:style-name="ce154"/>
          <table:table-cell table:style-name="ce155"/>
          <table:table-cell table:style-name="ce154"/>
          <table:table-cell table:style-name="ce152"/>
          <table:table-cell table:style-name="ce154"/>
          <table:table-cell table:number-columns-repeated="2" table:style-name="ce153"/>
          <table:table-cell table:style-name="ce152"/>
          <table:table-cell table:number-columns-repeated="16362" table:style-name="ce2"/>
        </table:table-row>
        <table:table-row table:style-name="ro18">
          <table:table-cell table:style-name="ce151"/>
          <table:table-cell table:style-name="ce150"/>
          <table:table-cell office:value-type="string" table:style-name="ce90">
            <text:p>人</text:p>
          </table:table-cell>
          <table:table-cell office:value-type="string" table:style-name="ce90">
            <text:p>口</text:p>
          </table:table-cell>
          <table:table-cell office:value-type="string" table:style-name="ce90">
            <text:p>數</text:p>
          </table:table-cell>
          <table:table-cell office:value-type="string" table:style-name="ce149">
            <text:p>出　 <text:s text:c="2"/>　　生</text:p>
          </table:table-cell>
          <table:table-cell table:number-columns-repeated="3" table:style-name="ce148"/>
          <table:table-cell office:value-type="string" table:style-name="ce149">
            <text:p>死 <text:s text:c="4"/>　　亡</text:p>
          </table:table-cell>
          <table:table-cell table:number-columns-repeated="3" table:style-name="ce148"/>
          <table:table-cell office:value-type="string" table:number-columns-spanned="2" table:number-rows-spanned="1" table:style-name="ce261">
            <text:p>自 然 增 加</text:p>
          </table:table-cell>
          <table:covered-table-cell/>
          <table:table-cell office:value-type="string" table:number-columns-spanned="2" table:number-rows-spanned="1" table:style-name="ce26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61">
            <text:p>離 <text:s text:c="3"/>　婚</text:p>
          </table:table-cell>
          <table:covered-table-cell/>
          <table:table-cell office:value-type="string" table:number-columns-spanned="1" table:number-rows-spanned="4" table:style-name="ce264">
            <text:p>遷入</text:p>
            <text:p>人數</text:p>
          </table:table-cell>
          <table:table-cell office:value-type="string" table:number-columns-spanned="1" table:number-rows-spanned="4" table:style-name="ce264">
            <text:p>遷出</text:p>
            <text:p>人數</text:p>
          </table:table-cell>
          <table:table-cell office:value-type="string" table:number-columns-spanned="1" table:number-rows-spanned="4" table:style-name="ce266">
            <text:p>原住民</text:p>
            <text:p>人口數</text:p>
          </table:table-cell>
          <table:table-cell table:style-name="ce142"/>
          <table:table-cell table:number-columns-repeated="16361"/>
        </table:table-row>
        <table:table-row table:style-name="ro10">
          <table:table-cell office:value-type="string" table:number-columns-spanned="1" table:number-rows-spanned="2" table:style-name="ce231">
            <text:p>區 域 別</text:p>
          </table:table-cell>
          <table:table-cell office:value-type="string" table:number-columns-spanned="1" table:number-rows-spanned="2" table:style-name="ce216">
            <text:p>戶　數</text:p>
          </table:table-cell>
          <table:table-cell table:number-columns-repeated="3" table:style-name="ce147"/>
          <table:table-cell office:value-type="string" table:number-columns-spanned="1" table:number-rows-spanned="3" table:style-name="ce262">
            <text:p>計</text:p>
          </table:table-cell>
          <table:table-cell office:value-type="string" table:number-columns-spanned="1" table:number-rows-spanned="3" table:style-name="ce262">
            <text:p>男</text:p>
          </table:table-cell>
          <table:table-cell office:value-type="string" table:number-columns-spanned="1" table:number-rows-spanned="3" table:style-name="ce262">
            <text:p>女</text:p>
          </table:table-cell>
          <table:table-cell office:value-type="string" table:style-name="ce143">
            <text:p>折合年</text:p>
          </table:table-cell>
          <table:table-cell office:value-type="string" table:number-columns-spanned="1" table:number-rows-spanned="3" table:style-name="ce262">
            <text:p>計</text:p>
          </table:table-cell>
          <table:table-cell office:value-type="string" table:number-columns-spanned="1" table:number-rows-spanned="3" table:style-name="ce262">
            <text:p>男</text:p>
          </table:table-cell>
          <table:table-cell office:value-type="string" table:number-columns-spanned="1" table:number-rows-spanned="3" table:style-name="ce262">
            <text:p>女</text:p>
          </table:table-cell>
          <table:table-cell office:value-type="string" table:style-name="ce145">
            <text:p>折合年</text:p>
          </table:table-cell>
          <table:table-cell table:style-name="ce144"/>
          <table:table-cell office:value-type="string" table:style-name="ce144">
            <text:p>折合年自</text:p>
          </table:table-cell>
          <table:table-cell table:style-name="ce146"/>
          <table:table-cell office:value-type="string" table:style-name="ce145">
            <text:p>折合年</text:p>
          </table:table-cell>
          <table:table-cell table:style-name="ce144"/>
          <table:table-cell office:value-type="string" table:style-name="ce143">
            <text:p>折合年</text:p>
          </table:table-cell>
          <table:covered-table-cell/>
          <table:covered-table-cell/>
          <table:covered-table-cell/>
          <table:table-cell table:style-name="ce142"/>
          <table:table-cell table:number-columns-repeated="16361"/>
        </table:table-row>
        <table:table-row table:style-name="ro10">
          <table:covered-table-cell/>
          <table:covered-table-cell/>
          <table:table-cell office:value-type="string" table:style-name="ce84">
            <text:p>計</text:p>
          </table:table-cell>
          <table:table-cell office:value-type="string" table:style-name="ce84">
            <text:p>男</text:p>
          </table:table-cell>
          <table:table-cell office:value-type="string" table:style-name="ce84">
            <text:p>女</text:p>
          </table:table-cell>
          <table:covered-table-cell/>
          <table:covered-table-cell/>
          <table:covered-table-cell/>
          <table:table-cell office:value-type="string" table:style-name="ce83">
            <text:p>粗出生率</text:p>
          </table:table-cell>
          <table:covered-table-cell/>
          <table:covered-table-cell/>
          <table:covered-table-cell/>
          <table:table-cell office:value-type="string" table:style-name="ce83">
            <text:p>粗死亡率</text:p>
          </table:table-cell>
          <table:table-cell office:value-type="string" table:style-name="ce84">
            <text:p>人數</text:p>
          </table:table-cell>
          <table:table-cell office:value-type="string" table:style-name="ce141">
            <text:p>然增加率</text:p>
          </table:table-cell>
          <table:table-cell office:value-type="string" table:style-name="ce84">
            <text:p>對數</text:p>
          </table:table-cell>
          <table:table-cell office:value-type="string" table:style-name="ce83">
            <text:p>粗結婚率</text:p>
          </table:table-cell>
          <table:table-cell office:value-type="string" table:style-name="ce84">
            <text:p>對數</text:p>
          </table:table-cell>
          <table:table-cell office:value-type="string" table:style-name="ce83">
            <text:p>粗離婚率</text:p>
          </table:table-cell>
          <table:covered-table-cell/>
          <table:covered-table-cell/>
          <table:covered-table-cell/>
          <table:table-cell table:style-name="ce140"/>
          <table:table-cell table:number-columns-repeated="16361"/>
        </table:table-row>
        <table:table-row table:style-name="ro10">
          <table:table-cell table:style-name="ce139"/>
          <table:table-cell table:style-name="ce138"/>
          <table:table-cell table:style-name="ce137"/>
          <table:table-cell table:number-columns-repeated="2" table:style-name="ce80"/>
          <table:covered-table-cell/>
          <table:covered-table-cell/>
          <table:covered-table-cell/>
          <table:table-cell office:value-type="string" table:style-name="ce79">
            <text:p>‰</text:p>
          </table:table-cell>
          <table:covered-table-cell/>
          <table:covered-table-cell/>
          <table:covered-table-cell/>
          <table:table-cell office:value-type="string" table:style-name="ce79">
            <text:p>‰</text:p>
          </table:table-cell>
          <table:table-cell table:style-name="ce80"/>
          <table:table-cell office:value-type="string" table:style-name="ce79">
            <text:p>‰</text:p>
          </table:table-cell>
          <table:table-cell table:style-name="ce80"/>
          <table:table-cell office:value-type="string" table:style-name="ce79">
            <text:p>‰</text:p>
          </table:table-cell>
          <table:table-cell table:style-name="ce80"/>
          <table:table-cell office:value-type="string" table:style-name="ce79">
            <text:p>‰</text:p>
          </table:table-cell>
          <table:covered-table-cell/>
          <table:covered-table-cell/>
          <table:covered-table-cell/>
          <table:table-cell table:style-name="ce136"/>
          <table:table-cell table:number-columns-repeated="16361"/>
        </table:table-row>
        <table:table-row table:style-name="ro13">
          <table:table-cell office:value-type="string" table:style-name="ce119">
            <text:p>總 <text:s text:c="7"/>計</text:p>
          </table:table-cell>
          <table:table-cell office:value-type="float" office:value="8762104" table:style-name="ce52">
            <text:p>8,762,104</text:p>
          </table:table-cell>
          <table:table-cell office:value-type="float" office:value="23589312" table:style-name="ce52">
            <text:p>23,589,312</text:p>
          </table:table-cell>
          <table:table-cell office:value-type="float" office:value="11708129" table:style-name="ce52">
            <text:p>11,708,129</text:p>
          </table:table-cell>
          <table:table-cell office:value-type="float" office:value="11881183" table:style-name="ce52">
            <text:p>11,881,183</text:p>
          </table:table-cell>
          <table:table-cell office:value-type="float" office:value="14285" table:style-name="ce52">
            <text:p>14,285</text:p>
          </table:table-cell>
          <table:table-cell office:value-type="float" office:value="7435" table:style-name="ce52">
            <text:p>7,435</text:p>
          </table:table-cell>
          <table:table-cell office:value-type="float" office:value="6850" table:style-name="ce52">
            <text:p>6,850</text:p>
          </table:table-cell>
          <table:table-cell office:value-type="float" office:value="7.37" table:style-name="ce115">
            <text:p><text:s text:c="3"/>7.37</text:p>
          </table:table-cell>
          <table:table-cell office:value-type="float" office:value="14996" table:style-name="ce52">
            <text:p>14,996</text:p>
          </table:table-cell>
          <table:table-cell office:value-type="float" office:value="8806" table:style-name="ce52">
            <text:p>8,806</text:p>
          </table:table-cell>
          <table:table-cell office:value-type="float" office:value="6190" table:style-name="ce52">
            <text:p>6,190</text:p>
          </table:table-cell>
          <table:table-cell office:value-type="float" office:value="7.73" table:style-name="ce115">
            <text:p><text:s text:c="3"/>7.73</text:p>
          </table:table-cell>
          <table:table-cell office:value-type="float" office:value="-711" table:style-name="ce135">
            <text:p>－ <text:s/>711</text:p>
          </table:table-cell>
          <table:table-cell office:value-type="float" office:value="-0.37" table:style-name="ce134">
            <text:p>－ <text:s/>0.37</text:p>
          </table:table-cell>
          <table:table-cell office:value-type="float" office:value="9387" table:style-name="ce52">
            <text:p>9,387</text:p>
          </table:table-cell>
          <table:table-cell office:value-type="float" office:value="4.84" table:style-name="ce115">
            <text:p><text:s text:c="3"/>4.84</text:p>
          </table:table-cell>
          <table:table-cell office:value-type="float" office:value="4627" table:style-name="ce52">
            <text:p>4,627</text:p>
          </table:table-cell>
          <table:table-cell office:value-type="float" office:value="2.39" table:style-name="ce115">
            <text:p><text:s text:c="3"/>2.39</text:p>
          </table:table-cell>
          <table:table-cell office:value-type="float" office:value="84757" table:style-name="ce65">
            <text:p>84,757</text:p>
          </table:table-cell>
          <table:table-cell office:value-type="float" office:value="83926" table:style-name="ce65">
            <text:p>83,926</text:p>
          </table:table-cell>
          <table:table-cell office:value-type="float" office:value="567502" table:style-name="ce133">
            <text:p>567,502</text:p>
          </table:table-cell>
          <table:table-cell table:style-name="ce65"/>
          <table:table-cell table:number-columns-repeated="16361"/>
        </table:table-row>
        <table:table-row table:style-name="ro19">
          <table:table-cell office:value-type="string" table:style-name="ce130">
            <text:p>新 <text:s/>北 <text:s/>市</text:p>
          </table:table-cell>
          <table:table-cell office:value-type="float" office:value="1567878" table:style-name="ce123">
            <text:p>1,567,878</text:p>
          </table:table-cell>
          <table:table-cell office:value-type="float" office:value="4000164" table:style-name="ce123">
            <text:p>4,000,164</text:p>
          </table:table-cell>
          <table:table-cell office:value-type="float" office:value="1956298" table:style-name="ce123">
            <text:p>1,956,298</text:p>
          </table:table-cell>
          <table:table-cell office:value-type="float" office:value="2043866" table:style-name="ce123">
            <text:p>2,043,866</text:p>
          </table:table-cell>
          <table:table-cell office:value-type="float" office:value="2240" table:style-name="ce123">
            <text:p>2,240</text:p>
          </table:table-cell>
          <table:table-cell office:value-type="float" office:value="1133" table:style-name="ce123">
            <text:p>1,133</text:p>
          </table:table-cell>
          <table:table-cell office:value-type="float" office:value="1107" table:style-name="ce123">
            <text:p>1,107</text:p>
          </table:table-cell>
          <table:table-cell office:value-type="float" office:value="6.81" table:style-name="ce124">
            <text:p><text:s text:c="3"/>6.81</text:p>
          </table:table-cell>
          <table:table-cell office:value-type="float" office:value="2115" table:style-name="ce123">
            <text:p>2,115</text:p>
          </table:table-cell>
          <table:table-cell office:value-type="float" office:value="1239" table:style-name="ce123">
            <text:p>1,239</text:p>
          </table:table-cell>
          <table:table-cell office:value-type="float" office:value="876" table:style-name="ce123">
            <text:p>876</text:p>
          </table:table-cell>
          <table:table-cell office:value-type="float" office:value="6.43" table:style-name="ce124">
            <text:p><text:s text:c="3"/>6.43</text:p>
          </table:table-cell>
          <table:table-cell office:value-type="float" office:value="125" table:style-name="ce123">
            <text:p>125</text:p>
          </table:table-cell>
          <table:table-cell office:value-type="float" office:value="0.38" table:style-name="ce124">
            <text:p><text:s text:c="3"/>0.38</text:p>
          </table:table-cell>
          <table:table-cell office:value-type="float" office:value="1630" table:style-name="ce123">
            <text:p>1,630</text:p>
          </table:table-cell>
          <table:table-cell office:value-type="float" office:value="4.96" table:style-name="ce124">
            <text:p><text:s text:c="3"/>4.96</text:p>
          </table:table-cell>
          <table:table-cell office:value-type="float" office:value="765" table:style-name="ce123">
            <text:p>765</text:p>
          </table:table-cell>
          <table:table-cell office:value-type="float" office:value="2.33" table:style-name="ce124">
            <text:p><text:s text:c="3"/>2.33</text:p>
          </table:table-cell>
          <table:table-cell office:value-type="float" office:value="14717" table:style-name="ce132">
            <text:p>14,717</text:p>
          </table:table-cell>
          <table:table-cell office:value-type="float" office:value="13561" table:style-name="ce132">
            <text:p>13,561</text:p>
          </table:table-cell>
          <table:table-cell office:value-type="float" office:value="55905" table:style-name="ce131">
            <text:p>55,905</text:p>
          </table:table-cell>
          <table:table-cell table:style-name="ce65"/>
          <table:table-cell table:number-columns-repeated="16361"/>
        </table:table-row>
        <table:table-row table:style-name="ro20">
          <table:table-cell office:value-type="string" table:style-name="ce130">
            <text:p>臺 <text:s/>北 <text:s/>市</text:p>
          </table:table-cell>
          <table:table-cell office:value-type="float" office:value="1057682" table:style-name="ce123">
            <text:p>1,057,682</text:p>
          </table:table-cell>
          <table:table-cell office:value-type="float" office:value="2661317" table:style-name="ce123">
            <text:p>2,661,317</text:p>
          </table:table-cell>
          <table:table-cell office:value-type="float" office:value="1269117" table:style-name="ce123">
            <text:p>1,269,117</text:p>
          </table:table-cell>
          <table:table-cell office:value-type="float" office:value="1392200" table:style-name="ce123">
            <text:p>1,392,200</text:p>
          </table:table-cell>
          <table:table-cell office:value-type="float" office:value="1784" table:style-name="ce123">
            <text:p>1,784</text:p>
          </table:table-cell>
          <table:table-cell office:value-type="float" office:value="938" table:style-name="ce123">
            <text:p>938</text:p>
          </table:table-cell>
          <table:table-cell office:value-type="float" office:value="846" table:style-name="ce123">
            <text:p>846</text:p>
          </table:table-cell>
          <table:table-cell office:value-type="float" office:value="8.15" table:style-name="ce124">
            <text:p><text:s text:c="3"/>8.15</text:p>
          </table:table-cell>
          <table:table-cell office:value-type="float" office:value="1594" table:style-name="ce123">
            <text:p>1,594</text:p>
          </table:table-cell>
          <table:table-cell office:value-type="float" office:value="908" table:style-name="ce123">
            <text:p>908</text:p>
          </table:table-cell>
          <table:table-cell office:value-type="float" office:value="686" table:style-name="ce123">
            <text:p>686</text:p>
          </table:table-cell>
          <table:table-cell office:value-type="float" office:value="7.28" table:style-name="ce124">
            <text:p><text:s text:c="3"/>7.28</text:p>
          </table:table-cell>
          <table:table-cell office:value-type="float" office:value="190" table:style-name="ce123">
            <text:p>190</text:p>
          </table:table-cell>
          <table:table-cell office:value-type="float" office:value="0.87" table:style-name="ce124">
            <text:p><text:s text:c="3"/>0.87</text:p>
          </table:table-cell>
          <table:table-cell office:value-type="float" office:value="1004" table:style-name="ce123">
            <text:p>1,004</text:p>
          </table:table-cell>
          <table:table-cell office:value-type="float" office:value="4.59" table:style-name="ce124">
            <text:p><text:s text:c="3"/>4.59</text:p>
          </table:table-cell>
          <table:table-cell office:value-type="float" office:value="441" table:style-name="ce123">
            <text:p>441</text:p>
          </table:table-cell>
          <table:table-cell office:value-type="float" office:value="2.02" table:style-name="ce124">
            <text:p><text:s text:c="3"/>2.02</text:p>
          </table:table-cell>
          <table:table-cell office:value-type="float" office:value="10396" table:style-name="ce132">
            <text:p>10,396</text:p>
          </table:table-cell>
          <table:table-cell office:value-type="float" office:value="12694" table:style-name="ce132">
            <text:p>12,694</text:p>
          </table:table-cell>
          <table:table-cell office:value-type="float" office:value="16766" table:style-name="ce131">
            <text:p>16,766</text:p>
          </table:table-cell>
          <table:table-cell table:style-name="ce65"/>
          <table:table-cell table:number-columns-repeated="16361"/>
        </table:table-row>
        <table:table-row table:style-name="ro20">
          <table:table-cell office:value-type="string" table:style-name="ce130">
            <text:p>桃 <text:s/>園 <text:s/>市</text:p>
          </table:table-cell>
          <table:table-cell office:value-type="float" office:value="813329" table:style-name="ce123">
            <text:p>813,329</text:p>
          </table:table-cell>
          <table:table-cell office:value-type="float" office:value="2230653" table:style-name="ce123">
            <text:p>2,230,653</text:p>
          </table:table-cell>
          <table:table-cell office:value-type="float" office:value="1108291" table:style-name="ce123">
            <text:p>1,108,291</text:p>
          </table:table-cell>
          <table:table-cell office:value-type="float" office:value="1122362" table:style-name="ce123">
            <text:p>1,122,362</text:p>
          </table:table-cell>
          <table:table-cell office:value-type="float" office:value="1808" table:style-name="ce123">
            <text:p>1,808</text:p>
          </table:table-cell>
          <table:table-cell office:value-type="float" office:value="946" table:style-name="ce123">
            <text:p>946</text:p>
          </table:table-cell>
          <table:table-cell office:value-type="float" office:value="862" table:style-name="ce123">
            <text:p>862</text:p>
          </table:table-cell>
          <table:table-cell office:value-type="float" office:value="9.8699999999999992" table:style-name="ce124">
            <text:p><text:s text:c="3"/>9.87</text:p>
          </table:table-cell>
          <table:table-cell office:value-type="float" office:value="1151" table:style-name="ce123">
            <text:p>1,151</text:p>
          </table:table-cell>
          <table:table-cell office:value-type="float" office:value="700" table:style-name="ce123">
            <text:p>700</text:p>
          </table:table-cell>
          <table:table-cell office:value-type="float" office:value="451" table:style-name="ce123">
            <text:p>451</text:p>
          </table:table-cell>
          <table:table-cell office:value-type="float" office:value="6.28" table:style-name="ce124">
            <text:p><text:s text:c="3"/>6.28</text:p>
          </table:table-cell>
          <table:table-cell office:value-type="float" office:value="657" table:style-name="ce123">
            <text:p>657</text:p>
          </table:table-cell>
          <table:table-cell office:value-type="float" office:value="3.59" table:style-name="ce124">
            <text:p><text:s text:c="3"/>3.59</text:p>
          </table:table-cell>
          <table:table-cell office:value-type="float" office:value="1047" table:style-name="ce123">
            <text:p>1,047</text:p>
          </table:table-cell>
          <table:table-cell office:value-type="float" office:value="5.71" table:style-name="ce124">
            <text:p><text:s text:c="3"/>5.71</text:p>
          </table:table-cell>
          <table:table-cell office:value-type="float" office:value="513" table:style-name="ce123">
            <text:p>513</text:p>
          </table:table-cell>
          <table:table-cell office:value-type="float" office:value="2.8" table:style-name="ce124">
            <text:p><text:s text:c="3"/>2.80</text:p>
          </table:table-cell>
          <table:table-cell office:value-type="float" office:value="10083" table:style-name="ce132">
            <text:p>10,083</text:p>
          </table:table-cell>
          <table:table-cell office:value-type="float" office:value="8205" table:style-name="ce132">
            <text:p>8,205</text:p>
          </table:table-cell>
          <table:table-cell office:value-type="float" office:value="74607" table:style-name="ce131">
            <text:p>74,607</text:p>
          </table:table-cell>
          <table:table-cell table:style-name="ce65"/>
          <table:table-cell table:number-columns-repeated="16361"/>
        </table:table-row>
        <table:table-row table:style-name="ro21">
          <table:table-cell office:value-type="string" table:style-name="ce130">
            <text:p>臺 <text:s/>中 <text:s/>市</text:p>
          </table:table-cell>
          <table:table-cell office:value-type="float" office:value="977147" table:style-name="ce123">
            <text:p>977,147</text:p>
          </table:table-cell>
          <table:table-cell office:value-type="float" office:value="2809004" table:style-name="ce123">
            <text:p>2,809,004</text:p>
          </table:table-cell>
          <table:table-cell office:value-type="float" office:value="1382061" table:style-name="ce123">
            <text:p>1,382,061</text:p>
          </table:table-cell>
          <table:table-cell office:value-type="float" office:value="1426943" table:style-name="ce123">
            <text:p>1,426,943</text:p>
          </table:table-cell>
          <table:table-cell office:value-type="float" office:value="1777" table:style-name="ce123">
            <text:p>1,777</text:p>
          </table:table-cell>
          <table:table-cell office:value-type="float" office:value="932" table:style-name="ce123">
            <text:p>932</text:p>
          </table:table-cell>
          <table:table-cell office:value-type="float" office:value="845" table:style-name="ce123">
            <text:p>845</text:p>
          </table:table-cell>
          <table:table-cell office:value-type="float" office:value="7.7" table:style-name="ce124">
            <text:p><text:s text:c="3"/>7.70</text:p>
          </table:table-cell>
          <table:table-cell office:value-type="float" office:value="1427" table:style-name="ce123">
            <text:p>1,427</text:p>
          </table:table-cell>
          <table:table-cell office:value-type="float" office:value="838" table:style-name="ce123">
            <text:p>838</text:p>
          </table:table-cell>
          <table:table-cell office:value-type="float" office:value="589" table:style-name="ce123">
            <text:p>589</text:p>
          </table:table-cell>
          <table:table-cell office:value-type="float" office:value="6.18" table:style-name="ce124">
            <text:p><text:s text:c="3"/>6.18</text:p>
          </table:table-cell>
          <table:table-cell office:value-type="float" office:value="350" table:style-name="ce123">
            <text:p>350</text:p>
          </table:table-cell>
          <table:table-cell office:value-type="float" office:value="1.52" table:style-name="ce124">
            <text:p><text:s text:c="3"/>1.52</text:p>
          </table:table-cell>
          <table:table-cell office:value-type="float" office:value="1169" table:style-name="ce123">
            <text:p>1,169</text:p>
          </table:table-cell>
          <table:table-cell office:value-type="float" office:value="5.0599999999999996" table:style-name="ce124">
            <text:p><text:s text:c="3"/>5.06</text:p>
          </table:table-cell>
          <table:table-cell office:value-type="float" office:value="550" table:style-name="ce123">
            <text:p>550</text:p>
          </table:table-cell>
          <table:table-cell office:value-type="float" office:value="2.38" table:style-name="ce124">
            <text:p><text:s text:c="3"/>2.38</text:p>
          </table:table-cell>
          <table:table-cell office:value-type="float" office:value="10268" table:style-name="ce132">
            <text:p>10,268</text:p>
          </table:table-cell>
          <table:table-cell office:value-type="float" office:value="9833" table:style-name="ce132">
            <text:p>9,833</text:p>
          </table:table-cell>
          <table:table-cell office:value-type="float" office:value="34809" table:style-name="ce131">
            <text:p>34,809</text:p>
          </table:table-cell>
          <table:table-cell table:style-name="ce65"/>
          <table:table-cell table:number-columns-repeated="16361"/>
        </table:table-row>
        <table:table-row table:style-name="ro20">
          <table:table-cell office:value-type="string" table:style-name="ce130">
            <text:p>臺 <text:s/>南 <text:s/>市</text:p>
          </table:table-cell>
          <table:table-cell office:value-type="float" office:value="691153" table:style-name="ce123">
            <text:p>691,153</text:p>
          </table:table-cell>
          <table:table-cell office:value-type="float" office:value="1883078" table:style-name="ce123">
            <text:p>1,883,078</text:p>
          </table:table-cell>
          <table:table-cell office:value-type="float" office:value="939305" table:style-name="ce123">
            <text:p>939,305</text:p>
          </table:table-cell>
          <table:table-cell office:value-type="float" office:value="943773" table:style-name="ce123">
            <text:p>943,773</text:p>
          </table:table-cell>
          <table:table-cell office:value-type="float" office:value="925" table:style-name="ce123">
            <text:p>925</text:p>
          </table:table-cell>
          <table:table-cell office:value-type="float" office:value="473" table:style-name="ce123">
            <text:p>473</text:p>
          </table:table-cell>
          <table:table-cell office:value-type="float" office:value="452" table:style-name="ce123">
            <text:p>452</text:p>
          </table:table-cell>
          <table:table-cell office:value-type="float" office:value="5.98" table:style-name="ce124">
            <text:p><text:s text:c="3"/>5.98</text:p>
          </table:table-cell>
          <table:table-cell office:value-type="float" office:value="1349" table:style-name="ce123">
            <text:p>1,349</text:p>
          </table:table-cell>
          <table:table-cell office:value-type="float" office:value="727" table:style-name="ce123">
            <text:p>727</text:p>
          </table:table-cell>
          <table:table-cell office:value-type="float" office:value="622" table:style-name="ce123">
            <text:p>622</text:p>
          </table:table-cell>
          <table:table-cell office:value-type="float" office:value="8.7200000000000006" table:style-name="ce124">
            <text:p><text:s text:c="3"/>8.72</text:p>
          </table:table-cell>
          <table:table-cell office:value-type="float" office:value="-424" table:style-name="ce129">
            <text:p>－ <text:s text:c="2"/>424</text:p>
          </table:table-cell>
          <table:table-cell office:value-type="float" office:value="-2.74" table:style-name="ce128">
            <text:p>－ <text:s/>2.74</text:p>
          </table:table-cell>
          <table:table-cell office:value-type="float" office:value="707" table:style-name="ce123">
            <text:p>707</text:p>
          </table:table-cell>
          <table:table-cell office:value-type="float" office:value="4.57" table:style-name="ce124">
            <text:p><text:s text:c="3"/>4.57</text:p>
          </table:table-cell>
          <table:table-cell office:value-type="float" office:value="347" table:style-name="ce123">
            <text:p>347</text:p>
          </table:table-cell>
          <table:table-cell office:value-type="float" office:value="2.2400000000000002" table:style-name="ce124">
            <text:p><text:s text:c="3"/>2.24</text:p>
          </table:table-cell>
          <table:table-cell office:value-type="float" office:value="6176" table:style-name="ce132">
            <text:p>6,176</text:p>
          </table:table-cell>
          <table:table-cell office:value-type="float" office:value="6030" table:style-name="ce132">
            <text:p>6,030</text:p>
          </table:table-cell>
          <table:table-cell office:value-type="float" office:value="8017" table:style-name="ce131">
            <text:p>8,017</text:p>
          </table:table-cell>
          <table:table-cell table:style-name="ce65"/>
          <table:table-cell table:number-columns-repeated="16361"/>
        </table:table-row>
        <table:table-row table:style-name="ro20">
          <table:table-cell office:value-type="string" table:style-name="ce130">
            <text:p>高 <text:s/>雄 <text:s/>市</text:p>
          </table:table-cell>
          <table:table-cell office:value-type="float" office:value="1102756" table:style-name="ce123">
            <text:p>1,102,756</text:p>
          </table:table-cell>
          <table:table-cell office:value-type="float" office:value="2773229" table:style-name="ce123">
            <text:p>2,773,229</text:p>
          </table:table-cell>
          <table:table-cell office:value-type="float" office:value="1371160" table:style-name="ce123">
            <text:p>1,371,160</text:p>
          </table:table-cell>
          <table:table-cell office:value-type="float" office:value="1402069" table:style-name="ce123">
            <text:p>1,402,069</text:p>
          </table:table-cell>
          <table:table-cell office:value-type="float" office:value="1551" table:style-name="ce123">
            <text:p>1,551</text:p>
          </table:table-cell>
          <table:table-cell office:value-type="float" office:value="796" table:style-name="ce123">
            <text:p>796</text:p>
          </table:table-cell>
          <table:table-cell office:value-type="float" office:value="755" table:style-name="ce123">
            <text:p>755</text:p>
          </table:table-cell>
          <table:table-cell office:value-type="float" office:value="6.8" table:style-name="ce124">
            <text:p><text:s text:c="3"/>6.80</text:p>
          </table:table-cell>
          <table:table-cell office:value-type="float" office:value="1833" table:style-name="ce123">
            <text:p>1,833</text:p>
          </table:table-cell>
          <table:table-cell office:value-type="float" office:value="1083" table:style-name="ce123">
            <text:p>1,083</text:p>
          </table:table-cell>
          <table:table-cell office:value-type="float" office:value="750" table:style-name="ce123">
            <text:p>750</text:p>
          </table:table-cell>
          <table:table-cell office:value-type="float" office:value="8.0399999999999991" table:style-name="ce124">
            <text:p><text:s text:c="3"/>8.04</text:p>
          </table:table-cell>
          <table:table-cell office:value-type="float" office:value="-282" table:style-name="ce129">
            <text:p>－ <text:s text:c="2"/>282</text:p>
          </table:table-cell>
          <table:table-cell office:value-type="float" office:value="-1.24" table:style-name="ce128">
            <text:p>－ <text:s/>1.24</text:p>
          </table:table-cell>
          <table:table-cell office:value-type="float" office:value="1077" table:style-name="ce123">
            <text:p>1,077</text:p>
          </table:table-cell>
          <table:table-cell office:value-type="float" office:value="4.72" table:style-name="ce124">
            <text:p><text:s text:c="3"/>4.72</text:p>
          </table:table-cell>
          <table:table-cell office:value-type="float" office:value="585" table:style-name="ce123">
            <text:p>585</text:p>
          </table:table-cell>
          <table:table-cell office:value-type="float" office:value="2.57" table:style-name="ce124">
            <text:p><text:s text:c="3"/>2.57</text:p>
          </table:table-cell>
          <table:table-cell office:value-type="float" office:value="10347" table:style-name="ce123">
            <text:p>10,347</text:p>
          </table:table-cell>
          <table:table-cell office:value-type="float" office:value="10107" table:style-name="ce123">
            <text:p>10,107</text:p>
          </table:table-cell>
          <table:table-cell office:value-type="float" office:value="34910" table:style-name="ce122">
            <text:p>34,910</text:p>
          </table:table-cell>
          <table:table-cell table:style-name="ce65"/>
          <table:table-cell table:number-columns-repeated="16361"/>
        </table:table-row>
        <table:table-row table:style-name="ro22">
          <table:table-cell office:value-type="string" table:style-name="ce127">
            <text:p><text:s/>臺 <text:s/>灣 <text:s/>省<text:s/></text:p>
          </table:table-cell>
          <table:table-cell office:value-type="float" office:value="2508206" table:style-name="ce123">
            <text:p>2,508,206</text:p>
          </table:table-cell>
          <table:table-cell office:value-type="float" office:value="7079347" table:style-name="ce123">
            <text:p>7,079,347</text:p>
          </table:table-cell>
          <table:table-cell office:value-type="float" office:value="3604853" table:style-name="ce123">
            <text:p>3,604,853</text:p>
          </table:table-cell>
          <table:table-cell office:value-type="float" office:value="3474494" table:style-name="ce123">
            <text:p>3,474,494</text:p>
          </table:table-cell>
          <table:table-cell office:value-type="float" office:value="4088" table:style-name="ce123">
            <text:p>4,088</text:p>
          </table:table-cell>
          <table:table-cell office:value-type="float" office:value="2171" table:style-name="ce123">
            <text:p>2,171</text:p>
          </table:table-cell>
          <table:table-cell office:value-type="float" office:value="1917" table:style-name="ce123">
            <text:p>1,917</text:p>
          </table:table-cell>
          <table:table-cell office:value-type="float" office:value="7.02" table:style-name="ce124">
            <text:p><text:s text:c="3"/>7.02</text:p>
          </table:table-cell>
          <table:table-cell office:value-type="float" office:value="5448" table:style-name="ce123">
            <text:p>5,448</text:p>
          </table:table-cell>
          <table:table-cell office:value-type="float" office:value="3269" table:style-name="ce123">
            <text:p>3,269</text:p>
          </table:table-cell>
          <table:table-cell office:value-type="float" office:value="2179" table:style-name="ce123">
            <text:p>2,179</text:p>
          </table:table-cell>
          <table:table-cell office:value-type="float" office:value="9.36" table:style-name="ce124">
            <text:p><text:s text:c="3"/>9.36</text:p>
          </table:table-cell>
          <table:table-cell office:value-type="float" office:value="-1360" table:style-name="ce126">
            <text:p>－ 1,360</text:p>
          </table:table-cell>
          <table:table-cell office:value-type="float" office:value="-2.34" table:style-name="ce125">
            <text:p>－ <text:s/>2.34</text:p>
          </table:table-cell>
          <table:table-cell office:value-type="float" office:value="2697" table:style-name="ce123">
            <text:p>2,697</text:p>
          </table:table-cell>
          <table:table-cell office:value-type="float" office:value="4.63" table:style-name="ce124">
            <text:p><text:s text:c="3"/>4.63</text:p>
          </table:table-cell>
          <table:table-cell office:value-type="float" office:value="1401" table:style-name="ce123">
            <text:p>1,401</text:p>
          </table:table-cell>
          <table:table-cell office:value-type="float" office:value="2.41" table:style-name="ce124">
            <text:p><text:s text:c="3"/>2.41</text:p>
          </table:table-cell>
          <table:table-cell office:value-type="float" office:value="22042" table:style-name="ce123">
            <text:p>22,042</text:p>
          </table:table-cell>
          <table:table-cell office:value-type="float" office:value="22815" table:style-name="ce123">
            <text:p>22,815</text:p>
          </table:table-cell>
          <table:table-cell office:value-type="float" office:value="341168" table:style-name="ce122">
            <text:p>341,168</text:p>
          </table:table-cell>
          <table:table-cell table:style-name="ce65"/>
          <table:table-cell table:number-columns-repeated="16361"/>
        </table:table-row>
        <table:table-row table:style-name="ro23">
          <table:table-cell office:value-type="string" table:style-name="ce109">
            <text:p>宜 蘭 縣</text:p>
          </table:table-cell>
          <table:table-cell office:value-type="float" office:value="169781" table:style-name="ce106">
            <text:p><text:s text:c="3"/>169,781</text:p>
          </table:table-cell>
          <table:table-cell office:value-type="float" office:value="454732" table:style-name="ce106">
            <text:p><text:s text:c="3"/>454,732</text:p>
          </table:table-cell>
          <table:table-cell office:value-type="float" office:value="229662" table:style-name="ce106">
            <text:p><text:s text:c="3"/>229,662</text:p>
          </table:table-cell>
          <table:table-cell office:value-type="float" office:value="225070" table:style-name="ce106">
            <text:p><text:s text:c="3"/>225,070</text:p>
          </table:table-cell>
          <table:table-cell office:value-type="float" office:value="257" table:style-name="ce104">
            <text:p>257</text:p>
          </table:table-cell>
          <table:table-cell office:value-type="float" office:value="129" table:style-name="ce104">
            <text:p>129</text:p>
          </table:table-cell>
          <table:table-cell office:value-type="float" office:value="128" table:style-name="ce104">
            <text:p>128</text:p>
          </table:table-cell>
          <table:table-cell office:value-type="float" office:value="6.88" table:style-name="ce105">
            <text:p><text:s text:c="3"/>6.88</text:p>
          </table:table-cell>
          <table:table-cell office:value-type="float" office:value="301" table:style-name="ce106">
            <text:p><text:s text:c="3"/>301</text:p>
          </table:table-cell>
          <table:table-cell office:value-type="float" office:value="183" table:style-name="ce104">
            <text:p>183</text:p>
          </table:table-cell>
          <table:table-cell office:value-type="float" office:value="118" table:style-name="ce104">
            <text:p>118</text:p>
          </table:table-cell>
          <table:table-cell office:value-type="float" office:value="8.0500000000000007" table:style-name="ce105">
            <text:p><text:s text:c="3"/>8.05</text:p>
          </table:table-cell>
          <table:table-cell office:value-type="float" office:value="-44" table:style-name="ce120">
            <text:p>－ <text:s text:c="4"/>44</text:p>
          </table:table-cell>
          <table:table-cell office:value-type="float" office:value="-1.18" table:style-name="ce110">
            <text:p>－ <text:s text:c="2"/>1.18</text:p>
          </table:table-cell>
          <table:table-cell office:value-type="float" office:value="211" table:style-name="ce106">
            <text:p><text:s text:c="3"/>211</text:p>
          </table:table-cell>
          <table:table-cell office:value-type="float" office:value="5.65" table:style-name="ce105">
            <text:p><text:s text:c="3"/>5.65</text:p>
          </table:table-cell>
          <table:table-cell office:value-type="float" office:value="86" table:style-name="ce106">
            <text:p><text:s text:c="3"/>86</text:p>
          </table:table-cell>
          <table:table-cell office:value-type="float" office:value="2.2999999999999998" table:style-name="ce105">
            <text:p><text:s text:c="3"/>2.30</text:p>
          </table:table-cell>
          <table:table-cell office:value-type="float" office:value="1666" table:style-name="ce104">
            <text:p>1,666</text:p>
          </table:table-cell>
          <table:table-cell office:value-type="float" office:value="1660" table:style-name="ce104">
            <text:p>1,660</text:p>
          </table:table-cell>
          <table:table-cell office:value-type="float" office:value="17247" table:style-name="ce103">
            <text:p><text:s text:c="3"/>17,247</text:p>
          </table:table-cell>
          <table:table-cell table:style-name="ce65"/>
          <table:table-cell table:number-columns-repeated="16361"/>
        </table:table-row>
        <table:table-row table:style-name="ro15">
          <table:table-cell office:value-type="string" table:style-name="ce109">
            <text:p>新 竹 縣</text:p>
          </table:table-cell>
          <table:table-cell office:value-type="float" office:value="196668" table:style-name="ce106">
            <text:p><text:s text:c="3"/>196,668</text:p>
          </table:table-cell>
          <table:table-cell office:value-type="float" office:value="558507" table:style-name="ce106">
            <text:p><text:s text:c="3"/>558,507</text:p>
          </table:table-cell>
          <table:table-cell office:value-type="float" office:value="285109" table:style-name="ce106">
            <text:p><text:s text:c="3"/>285,109</text:p>
          </table:table-cell>
          <table:table-cell office:value-type="float" office:value="273398" table:style-name="ce106">
            <text:p><text:s text:c="3"/>273,398</text:p>
          </table:table-cell>
          <table:table-cell office:value-type="float" office:value="335" table:style-name="ce106">
            <text:p><text:s text:c="3"/>335</text:p>
          </table:table-cell>
          <table:table-cell office:value-type="float" office:value="174" table:style-name="ce104">
            <text:p>174</text:p>
          </table:table-cell>
          <table:table-cell office:value-type="float" office:value="161" table:style-name="ce104">
            <text:p>161</text:p>
          </table:table-cell>
          <table:table-cell office:value-type="float" office:value="7.3" table:style-name="ce105">
            <text:p><text:s text:c="3"/>7.30</text:p>
          </table:table-cell>
          <table:table-cell office:value-type="float" office:value="351" table:style-name="ce106">
            <text:p><text:s text:c="3"/>351</text:p>
          </table:table-cell>
          <table:table-cell office:value-type="float" office:value="222" table:style-name="ce104">
            <text:p>222</text:p>
          </table:table-cell>
          <table:table-cell office:value-type="float" office:value="129" table:style-name="ce104">
            <text:p>129</text:p>
          </table:table-cell>
          <table:table-cell office:value-type="float" office:value="7.65" table:style-name="ce105">
            <text:p><text:s text:c="3"/>7.65</text:p>
          </table:table-cell>
          <table:table-cell office:value-type="float" office:value="-16" table:style-name="ce120">
            <text:p>－ <text:s text:c="4"/>16</text:p>
          </table:table-cell>
          <table:table-cell office:value-type="float" office:value="-0.35" table:style-name="ce110">
            <text:p>－ <text:s text:c="2"/>0.35</text:p>
          </table:table-cell>
          <table:table-cell office:value-type="float" office:value="222" table:style-name="ce106">
            <text:p><text:s text:c="3"/>222</text:p>
          </table:table-cell>
          <table:table-cell office:value-type="float" office:value="4.84" table:style-name="ce105">
            <text:p><text:s text:c="3"/>4.84</text:p>
          </table:table-cell>
          <table:table-cell office:value-type="float" office:value="95" table:style-name="ce106">
            <text:p><text:s text:c="3"/>95</text:p>
          </table:table-cell>
          <table:table-cell office:value-type="float" office:value="2.0699999999999998" table:style-name="ce105">
            <text:p><text:s text:c="3"/>2.07</text:p>
          </table:table-cell>
          <table:table-cell office:value-type="float" office:value="2184" table:style-name="ce104">
            <text:p>2,184</text:p>
          </table:table-cell>
          <table:table-cell office:value-type="float" office:value="1681" table:style-name="ce104">
            <text:p>1,681</text:p>
          </table:table-cell>
          <table:table-cell office:value-type="float" office:value="21674" table:style-name="ce103">
            <text:p><text:s text:c="3"/>21,674</text:p>
          </table:table-cell>
          <table:table-cell table:style-name="ce65"/>
          <table:table-cell table:number-columns-repeated="16361"/>
        </table:table-row>
        <table:table-row table:style-name="ro15">
          <table:table-cell office:value-type="string" table:style-name="ce109">
            <text:p>苗 栗 縣</text:p>
          </table:table-cell>
          <table:table-cell office:value-type="float" office:value="189806" table:style-name="ce106">
            <text:p><text:s text:c="3"/>189,806</text:p>
          </table:table-cell>
          <table:table-cell office:value-type="float" office:value="547387" table:style-name="ce106">
            <text:p><text:s text:c="3"/>547,387</text:p>
          </table:table-cell>
          <table:table-cell office:value-type="float" office:value="282419" table:style-name="ce106">
            <text:p><text:s text:c="3"/>282,419</text:p>
          </table:table-cell>
          <table:table-cell office:value-type="float" office:value="264968" table:style-name="ce106">
            <text:p><text:s text:c="3"/>264,968</text:p>
          </table:table-cell>
          <table:table-cell office:value-type="float" office:value="278" table:style-name="ce106">
            <text:p><text:s text:c="3"/>278</text:p>
          </table:table-cell>
          <table:table-cell office:value-type="float" office:value="151" table:style-name="ce104">
            <text:p>151</text:p>
          </table:table-cell>
          <table:table-cell office:value-type="float" office:value="127" table:style-name="ce104">
            <text:p>127</text:p>
          </table:table-cell>
          <table:table-cell office:value-type="float" office:value="6.18" table:style-name="ce105">
            <text:p><text:s text:c="3"/>6.18</text:p>
          </table:table-cell>
          <table:table-cell office:value-type="float" office:value="427" table:style-name="ce106">
            <text:p><text:s text:c="3"/>427</text:p>
          </table:table-cell>
          <table:table-cell office:value-type="float" office:value="267" table:style-name="ce104">
            <text:p>267</text:p>
          </table:table-cell>
          <table:table-cell office:value-type="float" office:value="160" table:style-name="ce104">
            <text:p>160</text:p>
          </table:table-cell>
          <table:table-cell office:value-type="float" office:value="9.49" table:style-name="ce105">
            <text:p><text:s text:c="3"/>9.49</text:p>
          </table:table-cell>
          <table:table-cell office:value-type="float" office:value="-149" table:style-name="ce121">
            <text:p>－ <text:s text:c="2"/>149</text:p>
          </table:table-cell>
          <table:table-cell office:value-type="float" office:value="-3.31" table:style-name="ce110">
            <text:p>－ <text:s text:c="2"/>3.31</text:p>
          </table:table-cell>
          <table:table-cell office:value-type="float" office:value="213" table:style-name="ce106">
            <text:p><text:s text:c="3"/>213</text:p>
          </table:table-cell>
          <table:table-cell office:value-type="float" office:value="4.7300000000000004" table:style-name="ce105">
            <text:p><text:s text:c="3"/>4.73</text:p>
          </table:table-cell>
          <table:table-cell office:value-type="float" office:value="114" table:style-name="ce106">
            <text:p><text:s text:c="3"/>114</text:p>
          </table:table-cell>
          <table:table-cell office:value-type="float" office:value="2.5299999999999998" table:style-name="ce105">
            <text:p><text:s text:c="3"/>2.53</text:p>
          </table:table-cell>
          <table:table-cell office:value-type="float" office:value="1437" table:style-name="ce104">
            <text:p>1,437</text:p>
          </table:table-cell>
          <table:table-cell office:value-type="float" office:value="1593" table:style-name="ce104">
            <text:p>1,593</text:p>
          </table:table-cell>
          <table:table-cell office:value-type="float" office:value="11424" table:style-name="ce103">
            <text:p><text:s text:c="3"/>11,424</text:p>
          </table:table-cell>
          <table:table-cell table:style-name="ce65"/>
          <table:table-cell table:number-columns-repeated="16361"/>
        </table:table-row>
        <table:table-row table:style-name="ro15">
          <table:table-cell office:value-type="string" table:style-name="ce109">
            <text:p>彰 化 縣</text:p>
          </table:table-cell>
          <table:table-cell office:value-type="float" office:value="390320" table:style-name="ce106">
            <text:p><text:s text:c="3"/>390,320</text:p>
          </table:table-cell>
          <table:table-cell office:value-type="float" office:value="1275669" table:style-name="ce106">
            <text:p><text:s text:c="3"/>1,275,669</text:p>
          </table:table-cell>
          <table:table-cell office:value-type="float" office:value="649376" table:style-name="ce106">
            <text:p><text:s text:c="3"/>649,376</text:p>
          </table:table-cell>
          <table:table-cell office:value-type="float" office:value="626293" table:style-name="ce106">
            <text:p><text:s text:c="3"/>626,293</text:p>
          </table:table-cell>
          <table:table-cell office:value-type="float" office:value="994" table:style-name="ce106">
            <text:p><text:s text:c="3"/>994</text:p>
          </table:table-cell>
          <table:table-cell office:value-type="float" office:value="522" table:style-name="ce104">
            <text:p>522</text:p>
          </table:table-cell>
          <table:table-cell office:value-type="float" office:value="472" table:style-name="ce104">
            <text:p>472</text:p>
          </table:table-cell>
          <table:table-cell office:value-type="float" office:value="9.48" table:style-name="ce105">
            <text:p><text:s text:c="3"/>9.48</text:p>
          </table:table-cell>
          <table:table-cell office:value-type="float" office:value="893" table:style-name="ce106">
            <text:p><text:s text:c="3"/>893</text:p>
          </table:table-cell>
          <table:table-cell office:value-type="float" office:value="540" table:style-name="ce104">
            <text:p>540</text:p>
          </table:table-cell>
          <table:table-cell office:value-type="float" office:value="353" table:style-name="ce104">
            <text:p>353</text:p>
          </table:table-cell>
          <table:table-cell office:value-type="float" office:value="8.51" table:style-name="ce105">
            <text:p><text:s text:c="3"/>8.51</text:p>
          </table:table-cell>
          <table:table-cell office:value-type="float" office:value="101" table:style-name="ce108">
            <text:p><text:s text:c="3"/>101</text:p>
          </table:table-cell>
          <table:table-cell office:value-type="float" office:value="0.96" table:style-name="ce110">
            <text:p><text:s text:c="4"/>0.96</text:p>
          </table:table-cell>
          <table:table-cell office:value-type="float" office:value="519" table:style-name="ce106">
            <text:p><text:s text:c="3"/>519</text:p>
          </table:table-cell>
          <table:table-cell office:value-type="float" office:value="4.95" table:style-name="ce105">
            <text:p><text:s text:c="3"/>4.95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1.91" table:style-name="ce105">
            <text:p><text:s text:c="3"/>1.91</text:p>
          </table:table-cell>
          <table:table-cell office:value-type="float" office:value="2699" table:style-name="ce104">
            <text:p>2,699</text:p>
          </table:table-cell>
          <table:table-cell office:value-type="float" office:value="3420" table:style-name="ce104">
            <text:p>3,420</text:p>
          </table:table-cell>
          <table:table-cell office:value-type="float" office:value="5821" table:style-name="ce103">
            <text:p><text:s text:c="3"/>5,821</text:p>
          </table:table-cell>
          <table:table-cell table:style-name="ce65"/>
          <table:table-cell table:number-columns-repeated="16361"/>
        </table:table-row>
        <table:table-row table:style-name="ro24">
          <table:table-cell office:value-type="string" table:style-name="ce109">
            <text:p>南 投 縣</text:p>
          </table:table-cell>
          <table:table-cell office:value-type="float" office:value="178452" table:style-name="ce106">
            <text:p><text:s text:c="3"/>178,452</text:p>
          </table:table-cell>
          <table:table-cell office:value-type="float" office:value="495891" table:style-name="ce106">
            <text:p><text:s text:c="3"/>495,891</text:p>
          </table:table-cell>
          <table:table-cell office:value-type="float" office:value="253853" table:style-name="ce106">
            <text:p><text:s text:c="3"/>253,853</text:p>
          </table:table-cell>
          <table:table-cell office:value-type="float" office:value="242038" table:style-name="ce106">
            <text:p><text:s text:c="3"/>242,038</text:p>
          </table:table-cell>
          <table:table-cell office:value-type="float" office:value="247" table:style-name="ce106">
            <text:p><text:s text:c="3"/>247</text:p>
          </table:table-cell>
          <table:table-cell office:value-type="float" office:value="127" table:style-name="ce104">
            <text:p>127</text:p>
          </table:table-cell>
          <table:table-cell office:value-type="float" office:value="120" table:style-name="ce104">
            <text:p>120</text:p>
          </table:table-cell>
          <table:table-cell office:value-type="float" office:value="6.06" table:style-name="ce105">
            <text:p><text:s text:c="3"/>6.06</text:p>
          </table:table-cell>
          <table:table-cell office:value-type="float" office:value="430" table:style-name="ce106">
            <text:p><text:s text:c="3"/>430</text:p>
          </table:table-cell>
          <table:table-cell office:value-type="float" office:value="262" table:style-name="ce104">
            <text:p>262</text:p>
          </table:table-cell>
          <table:table-cell office:value-type="float" office:value="168" table:style-name="ce104">
            <text:p>168</text:p>
          </table:table-cell>
          <table:table-cell office:value-type="float" office:value="10.55" table:style-name="ce105">
            <text:p><text:s text:c="3"/>10.55</text:p>
          </table:table-cell>
          <table:table-cell office:value-type="float" office:value="-183" table:style-name="ce121">
            <text:p>－ <text:s text:c="2"/>183</text:p>
          </table:table-cell>
          <table:table-cell office:value-type="float" office:value="-4.49" table:style-name="ce110">
            <text:p>－ <text:s text:c="2"/>4.49</text:p>
          </table:table-cell>
          <table:table-cell office:value-type="float" office:value="195" table:style-name="ce106">
            <text:p><text:s text:c="3"/>195</text:p>
          </table:table-cell>
          <table:table-cell office:value-type="float" office:value="4.78" table:style-name="ce105">
            <text:p><text:s text:c="3"/>4.78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2.4" table:style-name="ce105">
            <text:p><text:s text:c="3"/>2.40</text:p>
          </table:table-cell>
          <table:table-cell office:value-type="float" office:value="1299" table:style-name="ce104">
            <text:p>1,299</text:p>
          </table:table-cell>
          <table:table-cell office:value-type="float" office:value="1392" table:style-name="ce104">
            <text:p>1,392</text:p>
          </table:table-cell>
          <table:table-cell office:value-type="float" office:value="29199" table:style-name="ce103">
            <text:p><text:s text:c="3"/>29,199</text:p>
          </table:table-cell>
          <table:table-cell table:style-name="ce65"/>
          <table:table-cell table:number-columns-repeated="16361"/>
        </table:table-row>
        <table:table-row table:style-name="ro15">
          <table:table-cell office:value-type="string" table:style-name="ce109">
            <text:p>雲 林 縣</text:p>
          </table:table-cell>
          <table:table-cell office:value-type="float" office:value="241090" table:style-name="ce106">
            <text:p><text:s text:c="3"/>241,090</text:p>
          </table:table-cell>
          <table:table-cell office:value-type="float" office:value="683898" table:style-name="ce106">
            <text:p><text:s text:c="3"/>683,898</text:p>
          </table:table-cell>
          <table:table-cell office:value-type="float" office:value="354423" table:style-name="ce106">
            <text:p><text:s text:c="3"/>354,423</text:p>
          </table:table-cell>
          <table:table-cell office:value-type="float" office:value="329475" table:style-name="ce106">
            <text:p><text:s text:c="3"/>329,475</text:p>
          </table:table-cell>
          <table:table-cell office:value-type="float" office:value="349" table:style-name="ce106">
            <text:p><text:s text:c="3"/>349</text:p>
          </table:table-cell>
          <table:table-cell office:value-type="float" office:value="197" table:style-name="ce104">
            <text:p>197</text:p>
          </table:table-cell>
          <table:table-cell office:value-type="float" office:value="152" table:style-name="ce104">
            <text:p>152</text:p>
          </table:table-cell>
          <table:table-cell office:value-type="float" office:value="6.21" table:style-name="ce105">
            <text:p><text:s text:c="3"/>6.21</text:p>
          </table:table-cell>
          <table:table-cell office:value-type="float" office:value="607" table:style-name="ce106">
            <text:p><text:s text:c="3"/>607</text:p>
          </table:table-cell>
          <table:table-cell office:value-type="float" office:value="338" table:style-name="ce104">
            <text:p>338</text:p>
          </table:table-cell>
          <table:table-cell office:value-type="float" office:value="269" table:style-name="ce104">
            <text:p>269</text:p>
          </table:table-cell>
          <table:table-cell office:value-type="float" office:value="10.8" table:style-name="ce105">
            <text:p><text:s text:c="3"/>10.80</text:p>
          </table:table-cell>
          <table:table-cell office:value-type="float" office:value="-258" table:style-name="ce121">
            <text:p>－ <text:s text:c="2"/>258</text:p>
          </table:table-cell>
          <table:table-cell office:value-type="float" office:value="-4.59" table:style-name="ce110">
            <text:p>－ <text:s text:c="2"/>4.59</text:p>
          </table:table-cell>
          <table:table-cell office:value-type="float" office:value="246" table:style-name="ce106">
            <text:p><text:s text:c="3"/>246</text:p>
          </table:table-cell>
          <table:table-cell office:value-type="float" office:value="4.38" table:style-name="ce105">
            <text:p><text:s text:c="3"/>4.38</text:p>
          </table:table-cell>
          <table:table-cell office:value-type="float" office:value="123" table:style-name="ce106">
            <text:p><text:s text:c="3"/>123</text:p>
          </table:table-cell>
          <table:table-cell office:value-type="float" office:value="2.19" table:style-name="ce105">
            <text:p><text:s text:c="3"/>2.19</text:p>
          </table:table-cell>
          <table:table-cell office:value-type="float" office:value="1933" table:style-name="ce104">
            <text:p>1,933</text:p>
          </table:table-cell>
          <table:table-cell office:value-type="float" office:value="2018" table:style-name="ce104">
            <text:p>2,018</text:p>
          </table:table-cell>
          <table:table-cell office:value-type="float" office:value="2512" table:style-name="ce103">
            <text:p><text:s text:c="3"/>2,512</text:p>
          </table:table-cell>
          <table:table-cell table:style-name="ce65"/>
          <table:table-cell table:number-columns-repeated="16361"/>
        </table:table-row>
        <table:table-row table:style-name="ro15">
          <table:table-cell office:value-type="string" table:style-name="ce109">
            <text:p>嘉 義 縣</text:p>
          </table:table-cell>
          <table:table-cell office:value-type="float" office:value="183274" table:style-name="ce106">
            <text:p><text:s text:c="3"/>183,274</text:p>
          </table:table-cell>
          <table:table-cell office:value-type="float" office:value="505408" table:style-name="ce106">
            <text:p><text:s text:c="3"/>505,408</text:p>
          </table:table-cell>
          <table:table-cell office:value-type="float" office:value="262470" table:style-name="ce106">
            <text:p><text:s text:c="3"/>262,470</text:p>
          </table:table-cell>
          <table:table-cell office:value-type="float" office:value="242938" table:style-name="ce106">
            <text:p><text:s text:c="3"/>242,938</text:p>
          </table:table-cell>
          <table:table-cell office:value-type="float" office:value="239" table:style-name="ce106">
            <text:p><text:s text:c="3"/>239</text:p>
          </table:table-cell>
          <table:table-cell office:value-type="float" office:value="121" table:style-name="ce104">
            <text:p>121</text:p>
          </table:table-cell>
          <table:table-cell office:value-type="float" office:value="118" table:style-name="ce104">
            <text:p>118</text:p>
          </table:table-cell>
          <table:table-cell office:value-type="float" office:value="5.75" table:style-name="ce105">
            <text:p><text:s text:c="3"/>5.75</text:p>
          </table:table-cell>
          <table:table-cell office:value-type="float" office:value="487" table:style-name="ce106">
            <text:p><text:s text:c="3"/>487</text:p>
          </table:table-cell>
          <table:table-cell office:value-type="float" office:value="287" table:style-name="ce104">
            <text:p>287</text:p>
          </table:table-cell>
          <table:table-cell office:value-type="float" office:value="200" table:style-name="ce104">
            <text:p>200</text:p>
          </table:table-cell>
          <table:table-cell office:value-type="float" office:value="11.72" table:style-name="ce105">
            <text:p><text:s text:c="3"/>11.72</text:p>
          </table:table-cell>
          <table:table-cell office:value-type="float" office:value="-248" table:style-name="ce121">
            <text:p>－ <text:s text:c="2"/>248</text:p>
          </table:table-cell>
          <table:table-cell office:value-type="float" office:value="-5.97" table:style-name="ce110">
            <text:p>－ <text:s text:c="2"/>5.97</text:p>
          </table:table-cell>
          <table:table-cell office:value-type="float" office:value="178" table:style-name="ce106">
            <text:p><text:s text:c="3"/>178</text:p>
          </table:table-cell>
          <table:table-cell office:value-type="float" office:value="4.28" table:style-name="ce105">
            <text:p><text:s text:c="3"/>4.28</text:p>
          </table:table-cell>
          <table:table-cell office:value-type="float" office:value="103" table:style-name="ce106">
            <text:p><text:s text:c="3"/>103</text:p>
          </table:table-cell>
          <table:table-cell office:value-type="float" office:value="2.48" table:style-name="ce105">
            <text:p><text:s text:c="3"/>2.48</text:p>
          </table:table-cell>
          <table:table-cell office:value-type="float" office:value="1320" table:style-name="ce104">
            <text:p>1,320</text:p>
          </table:table-cell>
          <table:table-cell office:value-type="float" office:value="1449" table:style-name="ce104">
            <text:p>1,449</text:p>
          </table:table-cell>
          <table:table-cell office:value-type="float" office:value="5881" table:style-name="ce103">
            <text:p><text:s text:c="3"/>5,881</text:p>
          </table:table-cell>
          <table:table-cell table:style-name="ce65"/>
          <table:table-cell table:number-columns-repeated="16361"/>
        </table:table-row>
        <table:table-row table:style-name="ro15">
          <table:table-cell office:value-type="string" table:style-name="ce109">
            <text:p>屏 東 縣</text:p>
          </table:table-cell>
          <table:table-cell office:value-type="float" office:value="288369" table:style-name="ce106">
            <text:p><text:s text:c="3"/>288,369</text:p>
          </table:table-cell>
          <table:table-cell office:value-type="float" office:value="822709" table:style-name="ce106">
            <text:p><text:s text:c="3"/>822,709</text:p>
          </table:table-cell>
          <table:table-cell office:value-type="float" office:value="419994" table:style-name="ce106">
            <text:p><text:s text:c="3"/>419,994</text:p>
          </table:table-cell>
          <table:table-cell office:value-type="float" office:value="402715" table:style-name="ce106">
            <text:p><text:s text:c="3"/>402,715</text:p>
          </table:table-cell>
          <table:table-cell office:value-type="float" office:value="365" table:style-name="ce106">
            <text:p><text:s text:c="3"/>365</text:p>
          </table:table-cell>
          <table:table-cell office:value-type="float" office:value="200" table:style-name="ce104">
            <text:p>200</text:p>
          </table:table-cell>
          <table:table-cell office:value-type="float" office:value="165" table:style-name="ce104">
            <text:p>165</text:p>
          </table:table-cell>
          <table:table-cell office:value-type="float" office:value="5.4" table:style-name="ce105">
            <text:p><text:s text:c="3"/>5.40</text:p>
          </table:table-cell>
          <table:table-cell office:value-type="float" office:value="695" table:style-name="ce106">
            <text:p><text:s text:c="3"/>695</text:p>
          </table:table-cell>
          <table:table-cell office:value-type="float" office:value="427" table:style-name="ce104">
            <text:p>427</text:p>
          </table:table-cell>
          <table:table-cell office:value-type="float" office:value="268" table:style-name="ce104">
            <text:p>268</text:p>
          </table:table-cell>
          <table:table-cell office:value-type="float" office:value="10.27" table:style-name="ce105">
            <text:p><text:s text:c="3"/>10.27</text:p>
          </table:table-cell>
          <table:table-cell office:value-type="float" office:value="-330" table:style-name="ce121">
            <text:p>－ <text:s text:c="2"/>330</text:p>
          </table:table-cell>
          <table:table-cell office:value-type="float" office:value="-4.88" table:style-name="ce110">
            <text:p>－ <text:s text:c="2"/>4.88</text:p>
          </table:table-cell>
          <table:table-cell office:value-type="float" office:value="302" table:style-name="ce106">
            <text:p><text:s text:c="3"/>302</text:p>
          </table:table-cell>
          <table:table-cell office:value-type="float" office:value="4.46" table:style-name="ce105">
            <text:p><text:s text:c="3"/>4.46</text:p>
          </table:table-cell>
          <table:table-cell office:value-type="float" office:value="182" table:style-name="ce106">
            <text:p><text:s text:c="3"/>182</text:p>
          </table:table-cell>
          <table:table-cell office:value-type="float" office:value="2.69" table:style-name="ce105">
            <text:p><text:s text:c="3"/>2.69</text:p>
          </table:table-cell>
          <table:table-cell office:value-type="float" office:value="2587" table:style-name="ce104">
            <text:p>2,587</text:p>
          </table:table-cell>
          <table:table-cell office:value-type="float" office:value="2804" table:style-name="ce104">
            <text:p>2,804</text:p>
          </table:table-cell>
          <table:table-cell office:value-type="float" office:value="59924" table:style-name="ce103">
            <text:p><text:s text:c="3"/>59,924</text:p>
          </table:table-cell>
          <table:table-cell table:style-name="ce65"/>
          <table:table-cell table:number-columns-repeated="16361"/>
        </table:table-row>
        <table:table-row table:style-name="ro24">
          <table:table-cell office:value-type="string" table:style-name="ce109">
            <text:p>臺 東 縣</text:p>
          </table:table-cell>
          <table:table-cell office:value-type="float" office:value="83070" table:style-name="ce106">
            <text:p><text:s text:c="3"/>83,070</text:p>
          </table:table-cell>
          <table:table-cell office:value-type="float" office:value="218119" table:style-name="ce106">
            <text:p><text:s text:c="3"/>218,119</text:p>
          </table:table-cell>
          <table:table-cell office:value-type="float" office:value="112366" table:style-name="ce106">
            <text:p><text:s text:c="3"/>112,366</text:p>
          </table:table-cell>
          <table:table-cell office:value-type="float" office:value="105753" table:style-name="ce106">
            <text:p><text:s text:c="3"/>105,753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63" table:style-name="ce104">
            <text:p>63</text:p>
          </table:table-cell>
          <table:table-cell office:value-type="float" office:value="50" table:style-name="ce104">
            <text:p>50</text:p>
          </table:table-cell>
          <table:table-cell office:value-type="float" office:value="6.3" table:style-name="ce105">
            <text:p><text:s text:c="3"/>6.30</text:p>
          </table:table-cell>
          <table:table-cell office:value-type="float" office:value="230" table:style-name="ce106">
            <text:p><text:s text:c="3"/>230</text:p>
          </table:table-cell>
          <table:table-cell office:value-type="float" office:value="142" table:style-name="ce104">
            <text:p>142</text:p>
          </table:table-cell>
          <table:table-cell office:value-type="float" office:value="88" table:style-name="ce104">
            <text:p>88</text:p>
          </table:table-cell>
          <table:table-cell office:value-type="float" office:value="12.83" table:style-name="ce105">
            <text:p><text:s text:c="3"/>12.83</text:p>
          </table:table-cell>
          <table:table-cell office:value-type="float" office:value="-117" table:style-name="ce121">
            <text:p>－ <text:s text:c="2"/>117</text:p>
          </table:table-cell>
          <table:table-cell office:value-type="float" office:value="-6.52" table:style-name="ce110">
            <text:p>－ <text:s text:c="2"/>6.52</text:p>
          </table:table-cell>
          <table:table-cell office:value-type="float" office:value="81" table:style-name="ce106">
            <text:p><text:s text:c="3"/>81</text:p>
          </table:table-cell>
          <table:table-cell office:value-type="float" office:value="4.5199999999999996" table:style-name="ce105">
            <text:p><text:s text:c="3"/>4.52</text:p>
          </table:table-cell>
          <table:table-cell office:value-type="float" office:value="63" table:style-name="ce106">
            <text:p><text:s text:c="3"/>63</text:p>
          </table:table-cell>
          <table:table-cell office:value-type="float" office:value="3.51" table:style-name="ce105">
            <text:p><text:s text:c="3"/>3.51</text:p>
          </table:table-cell>
          <table:table-cell office:value-type="float" office:value="721" table:style-name="ce104">
            <text:p>721</text:p>
          </table:table-cell>
          <table:table-cell office:value-type="float" office:value="741" table:style-name="ce104">
            <text:p>741</text:p>
          </table:table-cell>
          <table:table-cell office:value-type="float" office:value="79062" table:style-name="ce103">
            <text:p><text:s text:c="3"/>79,062</text:p>
          </table:table-cell>
          <table:table-cell table:style-name="ce65"/>
          <table:table-cell table:number-columns-repeated="16361"/>
        </table:table-row>
        <table:table-row table:style-name="ro15">
          <table:table-cell office:value-type="string" table:style-name="ce109">
            <text:p>花 蓮 縣</text:p>
          </table:table-cell>
          <table:table-cell office:value-type="float" office:value="126234" table:style-name="ce106">
            <text:p><text:s text:c="3"/>126,234</text:p>
          </table:table-cell>
          <table:table-cell office:value-type="float" office:value="327349" table:style-name="ce106">
            <text:p><text:s text:c="3"/>327,349</text:p>
          </table:table-cell>
          <table:table-cell office:value-type="float" office:value="165802" table:style-name="ce106">
            <text:p><text:s text:c="3"/>165,802</text:p>
          </table:table-cell>
          <table:table-cell office:value-type="float" office:value="161547" table:style-name="ce106">
            <text:p><text:s text:c="3"/>161,547</text:p>
          </table:table-cell>
          <table:table-cell office:value-type="float" office:value="218" table:style-name="ce106">
            <text:p><text:s text:c="3"/>218</text:p>
          </table:table-cell>
          <table:table-cell office:value-type="float" office:value="111" table:style-name="ce104">
            <text:p>111</text:p>
          </table:table-cell>
          <table:table-cell office:value-type="float" office:value="107" table:style-name="ce104">
            <text:p>107</text:p>
          </table:table-cell>
          <table:table-cell office:value-type="float" office:value="8.1" table:style-name="ce105">
            <text:p><text:s text:c="3"/>8.10</text:p>
          </table:table-cell>
          <table:table-cell office:value-type="float" office:value="276" table:style-name="ce106">
            <text:p><text:s text:c="3"/>276</text:p>
          </table:table-cell>
          <table:table-cell office:value-type="float" office:value="172" table:style-name="ce104">
            <text:p>172</text:p>
          </table:table-cell>
          <table:table-cell office:value-type="float" office:value="104" table:style-name="ce104">
            <text:p>104</text:p>
          </table:table-cell>
          <table:table-cell office:value-type="float" office:value="10.26" table:style-name="ce105">
            <text:p><text:s text:c="3"/>10.26</text:p>
          </table:table-cell>
          <table:table-cell office:value-type="float" office:value="-58" table:style-name="ce120">
            <text:p>－ <text:s text:c="4"/>58</text:p>
          </table:table-cell>
          <table:table-cell office:value-type="float" office:value="-2.16" table:style-name="ce110">
            <text:p>－ <text:s text:c="2"/>2.16</text:p>
          </table:table-cell>
          <table:table-cell office:value-type="float" office:value="131" table:style-name="ce106">
            <text:p><text:s text:c="3"/>131</text:p>
          </table:table-cell>
          <table:table-cell office:value-type="float" office:value="4.87" table:style-name="ce105">
            <text:p><text:s text:c="3"/>4.87</text:p>
          </table:table-cell>
          <table:table-cell office:value-type="float" office:value="76" table:style-name="ce106">
            <text:p><text:s text:c="3"/>76</text:p>
          </table:table-cell>
          <table:table-cell office:value-type="float" office:value="2.82" table:style-name="ce105">
            <text:p><text:s text:c="3"/>2.82</text:p>
          </table:table-cell>
          <table:table-cell office:value-type="float" office:value="1259" table:style-name="ce104">
            <text:p>1,259</text:p>
          </table:table-cell>
          <table:table-cell office:value-type="float" office:value="1365" table:style-name="ce104">
            <text:p>1,365</text:p>
          </table:table-cell>
          <table:table-cell office:value-type="float" office:value="93179" table:style-name="ce103">
            <text:p><text:s text:c="3"/>93,179</text:p>
          </table:table-cell>
          <table:table-cell table:style-name="ce65"/>
          <table:table-cell table:number-columns-repeated="16361"/>
        </table:table-row>
        <table:table-row table:style-name="ro15">
          <table:table-cell office:value-type="string" table:style-name="ce109">
            <text:p>澎 湖 縣</text:p>
          </table:table-cell>
          <table:table-cell office:value-type="float" office:value="40971" table:style-name="ce106">
            <text:p><text:s text:c="3"/>40,971</text:p>
          </table:table-cell>
          <table:table-cell office:value-type="float" office:value="104683" table:style-name="ce106">
            <text:p><text:s text:c="3"/>104,683</text:p>
          </table:table-cell>
          <table:table-cell office:value-type="float" office:value="53997" table:style-name="ce106">
            <text:p><text:s text:c="3"/>53,997</text:p>
          </table:table-cell>
          <table:table-cell office:value-type="float" office:value="50686" table:style-name="ce106">
            <text:p><text:s text:c="3"/>50,686</text:p>
          </table:table-cell>
          <table:table-cell office:value-type="float" office:value="81" table:style-name="ce106">
            <text:p><text:s text:c="3"/>81</text:p>
          </table:table-cell>
          <table:table-cell office:value-type="float" office:value="38" table:style-name="ce104">
            <text:p>38</text:p>
          </table:table-cell>
          <table:table-cell office:value-type="float" office:value="43" table:style-name="ce104">
            <text:p>43</text:p>
          </table:table-cell>
          <table:table-cell office:value-type="float" office:value="9.42" table:style-name="ce105">
            <text:p><text:s text:c="3"/>9.42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55" table:style-name="ce104">
            <text:p>55</text:p>
          </table:table-cell>
          <table:table-cell office:value-type="float" office:value="43" table:style-name="ce104">
            <text:p>43</text:p>
          </table:table-cell>
          <table:table-cell office:value-type="float" office:value="11.4" table:style-name="ce105">
            <text:p><text:s text:c="3"/>11.40</text:p>
          </table:table-cell>
          <table:table-cell office:value-type="float" office:value="-17" table:style-name="ce120">
            <text:p>－ <text:s text:c="4"/>17</text:p>
          </table:table-cell>
          <table:table-cell office:value-type="float" office:value="-1.98" table:style-name="ce110">
            <text:p>－ <text:s text:c="2"/>1.98</text:p>
          </table:table-cell>
          <table:table-cell office:value-type="float" office:value="41" table:style-name="ce106">
            <text:p><text:s text:c="3"/>41</text:p>
          </table:table-cell>
          <table:table-cell office:value-type="float" office:value="4.7699999999999996" table:style-name="ce105">
            <text:p><text:s text:c="3"/>4.77</text:p>
          </table:table-cell>
          <table:table-cell office:value-type="float" office:value="24" table:style-name="ce106">
            <text:p><text:s text:c="3"/>24</text:p>
          </table:table-cell>
          <table:table-cell office:value-type="float" office:value="2.79" table:style-name="ce105">
            <text:p><text:s text:c="3"/>2.79</text:p>
          </table:table-cell>
          <table:table-cell office:value-type="float" office:value="576" table:style-name="ce104">
            <text:p>576</text:p>
          </table:table-cell>
          <table:table-cell office:value-type="float" office:value="450" table:style-name="ce104">
            <text:p>450</text:p>
          </table:table-cell>
          <table:table-cell office:value-type="float" office:value="591" table:style-name="ce103">
            <text:p><text:s text:c="3"/>591</text:p>
          </table:table-cell>
          <table:table-cell table:style-name="ce65"/>
          <table:table-cell table:number-columns-repeated="16361"/>
        </table:table-row>
        <table:table-row table:style-name="ro25">
          <table:table-cell office:value-type="string" table:style-name="ce109">
            <text:p>基 隆 市</text:p>
          </table:table-cell>
          <table:table-cell office:value-type="float" office:value="153757" table:style-name="ce106">
            <text:p><text:s text:c="3"/>153,757</text:p>
          </table:table-cell>
          <table:table-cell office:value-type="float" office:value="369820" table:style-name="ce106">
            <text:p><text:s text:c="3"/>369,820</text:p>
          </table:table-cell>
          <table:table-cell office:value-type="float" office:value="184813" table:style-name="ce106">
            <text:p><text:s text:c="3"/>184,813</text:p>
          </table:table-cell>
          <table:table-cell office:value-type="float" office:value="185007" table:style-name="ce106">
            <text:p><text:s text:c="3"/>185,007</text:p>
          </table:table-cell>
          <table:table-cell office:value-type="float" office:value="156" table:style-name="ce106">
            <text:p><text:s text:c="3"/>156</text:p>
          </table:table-cell>
          <table:table-cell office:value-type="float" office:value="81" table:style-name="ce104">
            <text:p>81</text:p>
          </table:table-cell>
          <table:table-cell office:value-type="float" office:value="75" table:style-name="ce104">
            <text:p>75</text:p>
          </table:table-cell>
          <table:table-cell office:value-type="float" office:value="5.13" table:style-name="ce105">
            <text:p><text:s text:c="3"/>5.13</text:p>
          </table:table-cell>
          <table:table-cell office:value-type="float" office:value="262" table:style-name="ce106">
            <text:p><text:s text:c="3"/>262</text:p>
          </table:table-cell>
          <table:table-cell office:value-type="float" office:value="150" table:style-name="ce104">
            <text:p>150</text:p>
          </table:table-cell>
          <table:table-cell office:value-type="float" office:value="112" table:style-name="ce104">
            <text:p>112</text:p>
          </table:table-cell>
          <table:table-cell office:value-type="float" office:value="8.6199999999999992" table:style-name="ce105">
            <text:p><text:s text:c="3"/>8.62</text:p>
          </table:table-cell>
          <table:table-cell office:value-type="float" office:value="-106" table:style-name="ce121">
            <text:p>－ <text:s text:c="2"/>106</text:p>
          </table:table-cell>
          <table:table-cell office:value-type="float" office:value="-3.49" table:style-name="ce110">
            <text:p>－ <text:s text:c="2"/>3.49</text:p>
          </table:table-cell>
          <table:table-cell office:value-type="float" office:value="130" table:style-name="ce106">
            <text:p><text:s text:c="3"/>130</text:p>
          </table:table-cell>
          <table:table-cell office:value-type="float" office:value="4.28" table:style-name="ce105">
            <text:p><text:s text:c="3"/>4.28</text:p>
          </table:table-cell>
          <table:table-cell office:value-type="float" office:value="83" table:style-name="ce106">
            <text:p><text:s text:c="3"/>83</text:p>
          </table:table-cell>
          <table:table-cell office:value-type="float" office:value="2.73" table:style-name="ce105">
            <text:p><text:s text:c="3"/>2.73</text:p>
          </table:table-cell>
          <table:table-cell office:value-type="float" office:value="1557" table:style-name="ce104">
            <text:p>1,557</text:p>
          </table:table-cell>
          <table:table-cell office:value-type="float" office:value="1479" table:style-name="ce104">
            <text:p>1,479</text:p>
          </table:table-cell>
          <table:table-cell office:value-type="float" office:value="9356" table:style-name="ce103">
            <text:p><text:s text:c="3"/>9,356</text:p>
          </table:table-cell>
          <table:table-cell table:style-name="ce65"/>
          <table:table-cell table:number-columns-repeated="16361"/>
        </table:table-row>
        <table:table-row table:style-name="ro15">
          <table:table-cell office:value-type="string" table:style-name="ce109">
            <text:p>新 竹 市</text:p>
          </table:table-cell>
          <table:table-cell office:value-type="float" office:value="166371" table:style-name="ce106">
            <text:p><text:s text:c="3"/>166,371</text:p>
          </table:table-cell>
          <table:table-cell office:value-type="float" office:value="446701" table:style-name="ce106">
            <text:p><text:s text:c="3"/>446,701</text:p>
          </table:table-cell>
          <table:table-cell office:value-type="float" office:value="220281" table:style-name="ce106">
            <text:p><text:s text:c="3"/>220,281</text:p>
          </table:table-cell>
          <table:table-cell office:value-type="float" office:value="226420" table:style-name="ce106">
            <text:p><text:s text:c="3"/>226,420</text:p>
          </table:table-cell>
          <table:table-cell office:value-type="float" office:value="303" table:style-name="ce106">
            <text:p><text:s text:c="3"/>303</text:p>
          </table:table-cell>
          <table:table-cell office:value-type="float" office:value="172" table:style-name="ce104">
            <text:p>172</text:p>
          </table:table-cell>
          <table:table-cell office:value-type="float" office:value="131" table:style-name="ce104">
            <text:p>131</text:p>
          </table:table-cell>
          <table:table-cell office:value-type="float" office:value="8.25" table:style-name="ce105">
            <text:p><text:s text:c="3"/>8.25</text:p>
          </table:table-cell>
          <table:table-cell office:value-type="float" office:value="216" table:style-name="ce106">
            <text:p><text:s text:c="3"/>216</text:p>
          </table:table-cell>
          <table:table-cell office:value-type="float" office:value="121" table:style-name="ce104">
            <text:p>121</text:p>
          </table:table-cell>
          <table:table-cell office:value-type="float" office:value="95" table:style-name="ce104">
            <text:p>95</text:p>
          </table:table-cell>
          <table:table-cell office:value-type="float" office:value="5.88" table:style-name="ce105">
            <text:p><text:s text:c="3"/>5.88</text:p>
          </table:table-cell>
          <table:table-cell office:value-type="float" office:value="87" table:style-name="ce111">
            <text:p><text:s text:c="3"/>87</text:p>
          </table:table-cell>
          <table:table-cell office:value-type="float" office:value="2.37" table:style-name="ce110">
            <text:p><text:s text:c="4"/>2.37</text:p>
          </table:table-cell>
          <table:table-cell office:value-type="float" office:value="132" table:style-name="ce106">
            <text:p><text:s text:c="3"/>132</text:p>
          </table:table-cell>
          <table:table-cell office:value-type="float" office:value="3.6" table:style-name="ce105">
            <text:p><text:s text:c="3"/>3.60</text:p>
          </table:table-cell>
          <table:table-cell office:value-type="float" office:value="98" table:style-name="ce106">
            <text:p><text:s text:c="3"/>98</text:p>
          </table:table-cell>
          <table:table-cell office:value-type="float" office:value="2.67" table:style-name="ce105">
            <text:p><text:s text:c="3"/>2.67</text:p>
          </table:table-cell>
          <table:table-cell office:value-type="float" office:value="1783" table:style-name="ce104">
            <text:p>1,783</text:p>
          </table:table-cell>
          <table:table-cell office:value-type="float" office:value="1736" table:style-name="ce104">
            <text:p>1,736</text:p>
          </table:table-cell>
          <table:table-cell office:value-type="float" office:value="4206" table:style-name="ce103">
            <text:p><text:s text:c="3"/>4,206</text:p>
          </table:table-cell>
          <table:table-cell table:style-name="ce65"/>
          <table:table-cell table:number-columns-repeated="16361"/>
        </table:table-row>
        <table:table-row table:style-name="ro15">
          <table:table-cell office:value-type="string" table:style-name="ce109">
            <text:p>嘉 義 市</text:p>
          </table:table-cell>
          <table:table-cell office:value-type="float" office:value="100043" table:style-name="ce106">
            <text:p><text:s text:c="3"/>100,043</text:p>
          </table:table-cell>
          <table:table-cell office:value-type="float" office:value="268474" table:style-name="ce106">
            <text:p><text:s text:c="3"/>268,474</text:p>
          </table:table-cell>
          <table:table-cell office:value-type="float" office:value="130288" table:style-name="ce106">
            <text:p><text:s text:c="3"/>130,288</text:p>
          </table:table-cell>
          <table:table-cell office:value-type="float" office:value="138186" table:style-name="ce106">
            <text:p><text:s text:c="3"/>138,186</text:p>
          </table:table-cell>
          <table:table-cell office:value-type="float" office:value="153" table:style-name="ce106">
            <text:p><text:s text:c="3"/>153</text:p>
          </table:table-cell>
          <table:table-cell office:value-type="float" office:value="85" table:style-name="ce104">
            <text:p>85</text:p>
          </table:table-cell>
          <table:table-cell office:value-type="float" office:value="68" table:style-name="ce104">
            <text:p>68</text:p>
          </table:table-cell>
          <table:table-cell office:value-type="float" office:value="6.93" table:style-name="ce105">
            <text:p><text:s text:c="3"/>6.93</text:p>
          </table:table-cell>
          <table:table-cell office:value-type="float" office:value="175" table:style-name="ce106">
            <text:p><text:s text:c="3"/>175</text:p>
          </table:table-cell>
          <table:table-cell office:value-type="float" office:value="103" table:style-name="ce104">
            <text:p>103</text:p>
          </table:table-cell>
          <table:table-cell office:value-type="float" office:value="72" table:style-name="ce104">
            <text:p>72</text:p>
          </table:table-cell>
          <table:table-cell office:value-type="float" office:value="7.93" table:style-name="ce105">
            <text:p><text:s text:c="3"/>7.93</text:p>
          </table:table-cell>
          <table:table-cell office:value-type="float" office:value="-22" table:style-name="ce120">
            <text:p>－ <text:s text:c="4"/>22</text:p>
          </table:table-cell>
          <table:table-cell office:value-type="float" office:value="-1" table:style-name="ce110">
            <text:p>－ <text:s text:c="2"/>1.00</text:p>
          </table:table-cell>
          <table:table-cell office:value-type="float" office:value="96" table:style-name="ce106">
            <text:p><text:s text:c="3"/>96</text:p>
          </table:table-cell>
          <table:table-cell office:value-type="float" office:value="4.3499999999999996" table:style-name="ce105">
            <text:p><text:s text:c="3"/>4.35</text:p>
          </table:table-cell>
          <table:table-cell office:value-type="float" office:value="56" table:style-name="ce106">
            <text:p><text:s text:c="3"/>56</text:p>
          </table:table-cell>
          <table:table-cell office:value-type="float" office:value="2.54" table:style-name="ce105">
            <text:p><text:s text:c="3"/>2.54</text:p>
          </table:table-cell>
          <table:table-cell office:value-type="float" office:value="1021" table:style-name="ce104">
            <text:p>1,021</text:p>
          </table:table-cell>
          <table:table-cell office:value-type="float" office:value="1027" table:style-name="ce104">
            <text:p>1,027</text:p>
          </table:table-cell>
          <table:table-cell office:value-type="float" office:value="1092" table:style-name="ce103">
            <text:p><text:s text:c="3"/>1,092</text:p>
          </table:table-cell>
          <table:table-cell table:style-name="ce65"/>
          <table:table-cell table:number-columns-repeated="16361"/>
        </table:table-row>
        <table:table-row table:style-name="ro26">
          <table:table-cell office:value-type="string" table:style-name="ce119">
            <text:p>福 <text:s/>建 <text:s/>省</text:p>
          </table:table-cell>
          <table:table-cell office:value-type="float" office:value="43953" table:style-name="ce116">
            <text:p><text:s text:c="3"/>43,953</text:p>
          </table:table-cell>
          <table:table-cell office:value-type="float" office:value="152520" table:style-name="ce116">
            <text:p><text:s text:c="3"/>152,520</text:p>
          </table:table-cell>
          <table:table-cell office:value-type="float" office:value="77044" table:style-name="ce116">
            <text:p><text:s text:c="3"/>77,044</text:p>
          </table:table-cell>
          <table:table-cell office:value-type="float" office:value="75476" table:style-name="ce116">
            <text:p><text:s text:c="3"/>75,476</text:p>
          </table:table-cell>
          <table:table-cell office:value-type="float" office:value="112" table:style-name="ce116">
            <text:p><text:s text:c="3"/>112</text:p>
          </table:table-cell>
          <table:table-cell office:value-type="float" office:value="46" table:style-name="ce52">
            <text:p>46</text:p>
          </table:table-cell>
          <table:table-cell office:value-type="float" office:value="66" table:style-name="ce52">
            <text:p>66</text:p>
          </table:table-cell>
          <table:table-cell office:value-type="float" office:value="8.94" table:style-name="ce115">
            <text:p><text:s text:c="3"/>8.94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42" table:style-name="ce52">
            <text:p>42</text:p>
          </table:table-cell>
          <table:table-cell office:value-type="float" office:value="37" table:style-name="ce52">
            <text:p>37</text:p>
          </table:table-cell>
          <table:table-cell office:value-type="float" office:value="6.3" table:style-name="ce115">
            <text:p><text:s text:c="3"/>6.30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2.63" table:style-name="ce117">
            <text:p><text:s text:c="4"/>2.63</text:p>
          </table:table-cell>
          <table:table-cell office:value-type="float" office:value="56" table:style-name="ce116">
            <text:p><text:s text:c="3"/>56</text:p>
          </table:table-cell>
          <table:table-cell office:value-type="float" office:value="4.47" table:style-name="ce115">
            <text:p><text:s text:c="3"/>4.47</text:p>
          </table:table-cell>
          <table:table-cell office:value-type="float" office:value="25" table:style-name="ce116">
            <text:p><text:s text:c="3"/>25</text:p>
          </table:table-cell>
          <table:table-cell office:value-type="float" office:value="1.99" table:style-name="ce115">
            <text:p><text:s text:c="3"/>1.99</text:p>
          </table:table-cell>
          <table:table-cell office:value-type="float" office:value="728" table:style-name="ce52">
            <text:p>728</text:p>
          </table:table-cell>
          <table:table-cell office:value-type="float" office:value="681" table:style-name="ce52">
            <text:p>681</text:p>
          </table:table-cell>
          <table:table-cell office:value-type="float" office:value="1320" table:style-name="ce114">
            <text:p><text:s text:c="3"/>1,320</text:p>
          </table:table-cell>
          <table:table-cell table:style-name="ce65"/>
          <table:table-cell table:number-columns-repeated="16361" table:style-name="ce113"/>
        </table:table-row>
        <table:table-row table:style-name="ro19">
          <table:table-cell office:value-type="string" table:style-name="ce109">
            <text:p>金 門 縣</text:p>
          </table:table-cell>
          <table:table-cell office:value-type="float" office:value="40830" table:style-name="ce112">
            <text:p><text:s text:c="3"/>40,830</text:p>
          </table:table-cell>
          <table:table-cell office:value-type="float" office:value="139464" table:style-name="ce106">
            <text:p><text:s text:c="3"/>139,464</text:p>
          </table:table-cell>
          <table:table-cell office:value-type="float" office:value="69579" table:style-name="ce106">
            <text:p><text:s text:c="3"/>69,579</text:p>
          </table:table-cell>
          <table:table-cell office:value-type="float" office:value="69885" table:style-name="ce106">
            <text:p><text:s text:c="3"/>69,885</text:p>
          </table:table-cell>
          <table:table-cell office:value-type="float" office:value="101" table:style-name="ce106">
            <text:p><text:s text:c="3"/>101</text:p>
          </table:table-cell>
          <table:table-cell office:value-type="float" office:value="42" table:style-name="ce104">
            <text:p>42</text:p>
          </table:table-cell>
          <table:table-cell office:value-type="float" office:value="59" table:style-name="ce104">
            <text:p>59</text:p>
          </table:table-cell>
          <table:table-cell office:value-type="float" office:value="8.81" table:style-name="ce105">
            <text:p><text:s text:c="3"/>8.81</text:p>
          </table:table-cell>
          <table:table-cell office:value-type="float" office:value="76" table:style-name="ce106">
            <text:p><text:s text:c="3"/>76</text:p>
          </table:table-cell>
          <table:table-cell office:value-type="float" office:value="41" table:style-name="ce104">
            <text:p>41</text:p>
          </table:table-cell>
          <table:table-cell office:value-type="float" office:value="35" table:style-name="ce104">
            <text:p>35</text:p>
          </table:table-cell>
          <table:table-cell office:value-type="float" office:value="6.63" table:style-name="ce105">
            <text:p><text:s text:c="3"/>6.63</text:p>
          </table:table-cell>
          <table:table-cell office:value-type="float" office:value="25" table:style-name="ce111">
            <text:p><text:s text:c="3"/>25</text:p>
          </table:table-cell>
          <table:table-cell office:value-type="float" office:value="2.1800000000000002" table:style-name="ce110">
            <text:p><text:s text:c="4"/>2.18</text:p>
          </table:table-cell>
          <table:table-cell office:value-type="float" office:value="52" table:style-name="ce106">
            <text:p><text:s text:c="3"/>52</text:p>
          </table:table-cell>
          <table:table-cell office:value-type="float" office:value="4.54" table:style-name="ce105">
            <text:p><text:s text:c="3"/>4.54</text:p>
          </table:table-cell>
          <table:table-cell office:value-type="float" office:value="22" table:style-name="ce106">
            <text:p><text:s text:c="3"/>22</text:p>
          </table:table-cell>
          <table:table-cell office:value-type="float" office:value="1.92" table:style-name="ce105">
            <text:p><text:s text:c="3"/>1.92</text:p>
          </table:table-cell>
          <table:table-cell office:value-type="float" office:value="634" table:style-name="ce104">
            <text:p>634</text:p>
          </table:table-cell>
          <table:table-cell office:value-type="float" office:value="582" table:style-name="ce104">
            <text:p>582</text:p>
          </table:table-cell>
          <table:table-cell office:value-type="float" office:value="1099" table:style-name="ce103">
            <text:p><text:s text:c="3"/>1,099</text:p>
          </table:table-cell>
          <table:table-cell table:style-name="ce65"/>
          <table:table-cell table:number-columns-repeated="16361"/>
        </table:table-row>
        <table:table-row table:style-name="ro27">
          <table:table-cell office:value-type="string" table:style-name="ce109">
            <text:p>連 江 縣</text:p>
          </table:table-cell>
          <table:table-cell office:value-type="float" office:value="3123" table:style-name="ce106">
            <text:p><text:s text:c="3"/>3,123</text:p>
          </table:table-cell>
          <table:table-cell office:value-type="float" office:value="13056" table:style-name="ce106">
            <text:p><text:s text:c="3"/>13,056</text:p>
          </table:table-cell>
          <table:table-cell office:value-type="float" office:value="7465" table:style-name="ce106">
            <text:p><text:s text:c="3"/>7,465</text:p>
          </table:table-cell>
          <table:table-cell office:value-type="float" office:value="5591" table:style-name="ce106">
            <text:p><text:s text:c="3"/>5,591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4" table:style-name="ce104">
            <text:p>4</text:p>
          </table:table-cell>
          <table:table-cell office:value-type="float" office:value="7" table:style-name="ce104">
            <text:p>7</text:p>
          </table:table-cell>
          <table:table-cell office:value-type="float" office:value="10.25" table:style-name="ce105">
            <text:p><text:s text:c="3"/>10.2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" table:style-name="ce104">
            <text:p>1</text:p>
          </table:table-cell>
          <table:table-cell office:value-type="float" office:value="2" table:style-name="ce104">
            <text:p>2</text:p>
          </table:table-cell>
          <table:table-cell office:value-type="float" office:value="2.8" table:style-name="ce105">
            <text:p><text:s text:c="3"/>2.80</text:p>
          </table:table-cell>
          <table:table-cell office:value-type="float" office:value="8" table:style-name="ce108">
            <text:p><text:s text:c="3"/>8</text:p>
          </table:table-cell>
          <table:table-cell office:value-type="float" office:value="7.46" table:style-name="ce107">
            <text:p>7.46</text:p>
          </table:table-cell>
          <table:table-cell office:value-type="float" office:value="4" table:style-name="ce106">
            <text:p><text:s text:c="3"/>4</text:p>
          </table:table-cell>
          <table:table-cell office:value-type="float" office:value="3.73" table:style-name="ce105">
            <text:p><text:s text:c="3"/>3.73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2.8" table:style-name="ce105">
            <text:p><text:s text:c="3"/>2.80</text:p>
          </table:table-cell>
          <table:table-cell office:value-type="float" office:value="94" table:style-name="ce104">
            <text:p>94</text:p>
          </table:table-cell>
          <table:table-cell office:value-type="float" office:value="99" table:style-name="ce104">
            <text:p>99</text:p>
          </table:table-cell>
          <table:table-cell office:value-type="float" office:value="221" table:style-name="ce103">
            <text:p><text:s text:c="3"/>221</text:p>
          </table:table-cell>
          <table:table-cell table:style-name="ce65"/>
          <table:table-cell table:number-columns-repeated="16361"/>
        </table:table-row>
        <table:table-row table:style-name="ro28">
          <table:table-cell table:style-name="ce102"/>
          <table:table-cell table:number-columns-repeated="7" table:style-name="ce101"/>
          <table:table-cell table:style-name="ce100"/>
          <table:table-cell table:number-columns-repeated="3" table:style-name="ce101"/>
          <table:table-cell table:style-name="ce100"/>
          <table:table-cell table:style-name="ce101"/>
          <table:table-cell table:style-name="ce100"/>
          <table:table-cell table:style-name="ce101"/>
          <table:table-cell table:style-name="ce100"/>
          <table:table-cell table:style-name="ce99"/>
          <table:table-cell table:number-columns-repeated="3" table:style-name="ce98"/>
          <table:table-cell table:style-name="ce97"/>
          <table:table-cell table:number-columns-repeated="16362" table:style-name="ce2"/>
        </table:table-row>
        <table:table-row table:style-name="ro29">
          <table:table-cell office:value-type="string" table:style-name="ce96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7"/>
          <table:table-cell table:number-columns-repeated="2" table:style-name="ce8"/>
          <table:table-cell table:number-columns-repeated="3" table:style-name="ce2"/>
          <table:table-cell office:value-type="string" table:style-name="ce95">
            <text:p><text:s text:c="16"/>內 政 部 戶 政 司 <text:s/>民 國 108 年 5 月 6 日 編製</text:p>
          </table:table-cell>
          <table:table-cell table:number-columns-repeated="16362"/>
        </table:table-row>
        <table:table-row table:style-name="ro6">
          <table:table-cell table:style-name="ce94"/>
          <table:table-cell table:number-columns-repeated="17" table:style-name="ce2"/>
          <table:table-cell table:number-columns-repeated="3" table:style-name="ce93"/>
          <table:table-cell table:number-columns-repeated="16363" table:style-name="ce2"/>
        </table:table-row>
        <table:table-row table:style-name="ro6">
          <table:table-cell table:style-name="ce92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57"/>
        <table:table-column table:style-name="co25" table:default-cell-style-name="ce157"/>
        <table:table-column table:style-name="co4" table:default-cell-style-name="ce157"/>
        <table:table-column table:style-name="co26" table:default-cell-style-name="ce157"/>
        <table:table-column table:style-name="co27" table:default-cell-style-name="ce157"/>
        <table:table-column table:style-name="co7" table:default-cell-style-name="ce157"/>
        <table:table-column table:style-name="co10" table:number-columns-repeated="2" table:default-cell-style-name="ce157"/>
        <table:table-column table:style-name="co28" table:default-cell-style-name="ce157"/>
        <table:table-column table:style-name="co25" table:default-cell-style-name="ce157"/>
        <table:table-column table:style-name="co24" table:default-cell-style-name="ce157"/>
        <table:table-column table:style-name="co7" table:default-cell-style-name="ce157"/>
        <table:table-column table:style-name="co29" table:default-cell-style-name="ce157"/>
        <table:table-column table:style-name="co24" table:default-cell-style-name="ce157"/>
        <table:table-column table:style-name="co3" table:default-cell-style-name="ce157"/>
        <table:table-column table:style-name="co10" table:default-cell-style-name="ce157"/>
        <table:table-column table:style-name="co30" table:default-cell-style-name="ce157"/>
        <table:table-column table:style-name="co25" table:default-cell-style-name="ce157"/>
        <table:table-column table:style-name="co7" table:default-cell-style-name="ce157"/>
        <table:table-column table:style-name="co10" table:default-cell-style-name="ce157"/>
        <table:table-column table:style-name="co31" table:default-cell-style-name="ce157"/>
        <table:table-column table:style-name="co26" table:default-cell-style-name="ce157"/>
        <table:table-column table:style-name="co13" table:default-cell-style-name="ce157"/>
        <table:table-column table:style-name="co3" table:default-cell-style-name="ce157"/>
        <table:table-column table:style-name="co31" table:default-cell-style-name="ce157"/>
        <table:table-column table:style-name="co32" table:default-cell-style-name="ce157"/>
        <table:table-column table:style-name="co21" table:number-columns-repeated="16358" table:default-cell-style-name="ce157"/>
        <table:table-row table:style-name="ro21">
          <table:table-cell office:value-type="string" table:number-columns-spanned="25" table:number-rows-spanned="1" table:style-name="ce243">
            <text:p>各 縣 市 人 口 年 齡 結 構 統 計 表</text:p>
          </table:table-cell>
          <table:covered-table-cell table:number-columns-repeated="24"/>
          <table:table-cell table:number-columns-repeated="16359" table:style-name="ce157"/>
        </table:table-row>
        <table:table-row table:style-name="ro30">
          <table:table-cell table:style-name="ce194"/>
          <table:table-cell table:number-columns-repeated="8" table:style-name="ce191"/>
          <table:table-cell table:style-name="ce157"/>
          <table:table-cell office:value-type="string" table:style-name="ce193">
            <text:p>中 華 民 國 108 年 4 月 底</text:p>
          </table:table-cell>
          <table:table-cell table:style-name="ce192"/>
          <table:table-cell table:number-columns-repeated="9" table:style-name="ce191"/>
          <table:table-cell table:number-columns-repeated="3" table:style-name="ce157"/>
          <table:table-cell office:value-type="string" table:style-name="ce190">
            <text:p>單位：人；％</text:p>
          </table:table-cell>
          <table:table-cell table:number-columns-repeated="16359" table:style-name="ce157"/>
        </table:table-row>
        <table:table-row table:style-name="ro4">
          <table:table-cell office:value-type="string" table:number-columns-spanned="1" table:number-rows-spanned="3" table:style-name="ce271">
            <text:p>區域別</text:p>
          </table:table-cell>
          <table:table-cell office:value-type="string" table:number-columns-spanned="4" table:number-rows-spanned="2" table:style-name="ce268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8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70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8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8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9">
            <text:p>20歲以上</text:p>
          </table:table-cell>
          <table:covered-table-cell table:number-columns-repeated="3"/>
          <table:table-cell table:number-columns-repeated="16359" table:style-name="ce169"/>
        </table:table-row>
        <table:table-row table:style-name="ro31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9"/>
        </table:table-row>
        <table:table-row table:style-name="ro32">
          <table:covered-table-cell/>
          <table:table-cell office:value-type="string" table:style-name="ce189">
            <text:p>計</text:p>
          </table:table-cell>
          <table:table-cell office:value-type="string" table:style-name="ce189">
            <text:p>男</text:p>
          </table:table-cell>
          <table:table-cell office:value-type="string" table:style-name="ce189">
            <text:p>女</text:p>
          </table:table-cell>
          <table:table-cell office:value-type="string" table:style-name="ce189">
            <text:p>％</text:p>
          </table:table-cell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8">
            <text:p>％</text:p>
          </table:table-cell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8">
            <text:p>％</text:p>
          </table:table-cell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8">
            <text:p>％</text:p>
          </table:table-cell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8">
            <text:p>％</text:p>
          </table:table-cell>
          <table:table-cell office:value-type="string" table:style-name="ce188">
            <text:p>計</text:p>
          </table:table-cell>
          <table:table-cell office:value-type="string" table:style-name="ce188">
            <text:p>男</text:p>
          </table:table-cell>
          <table:table-cell office:value-type="string" table:style-name="ce188">
            <text:p>女</text:p>
          </table:table-cell>
          <table:table-cell office:value-type="string" table:style-name="ce187">
            <text:p>％</text:p>
          </table:table-cell>
          <table:table-cell table:number-columns-repeated="16359" table:style-name="ce169"/>
        </table:table-row>
        <table:table-row table:style-name="ro13">
          <table:table-cell office:value-type="string" table:style-name="ce186">
            <text:p>總 <text:s text:c="5"/>計</text:p>
          </table:table-cell>
          <table:table-cell office:value-type="float" office:value="23589312" table:style-name="ce185">
            <text:p>23,589,312</text:p>
          </table:table-cell>
          <table:table-cell office:value-type="float" office:value="11708129" table:style-name="ce183">
            <text:p>11,708,129</text:p>
          </table:table-cell>
          <table:table-cell office:value-type="float" office:value="11881183" table:style-name="ce183">
            <text:p>11,881,183</text:p>
          </table:table-cell>
          <table:table-cell office:value-type="float" office:value="100" table:style-name="ce184">
            <text:p>100.00</text:p>
          </table:table-cell>
          <table:table-cell office:value-type="float" office:value="3036662" table:style-name="ce183">
            <text:p>3,036,662</text:p>
          </table:table-cell>
          <table:table-cell office:value-type="float" office:value="1578132" table:style-name="ce183">
            <text:p>1,578,132</text:p>
          </table:table-cell>
          <table:table-cell office:value-type="float" office:value="1458530" table:style-name="ce183">
            <text:p>1,458,530</text:p>
          </table:table-cell>
          <table:table-cell office:value-type="float" office:value="12.87" table:style-name="ce184">
            <text:p>12.87</text:p>
          </table:table-cell>
          <table:table-cell office:value-type="float" office:value="17059336" table:style-name="ce183">
            <text:p>17,059,336</text:p>
          </table:table-cell>
          <table:table-cell office:value-type="float" office:value="8531303" table:style-name="ce183">
            <text:p>8,531,303</text:p>
          </table:table-cell>
          <table:table-cell office:value-type="float" office:value="8528033" table:style-name="ce183">
            <text:p>8,528,033</text:p>
          </table:table-cell>
          <table:table-cell office:value-type="float" office:value="72.319999999999993" table:style-name="ce184">
            <text:p>72.32</text:p>
          </table:table-cell>
          <table:table-cell office:value-type="float" office:value="3493314" table:style-name="ce183">
            <text:p>3,493,314</text:p>
          </table:table-cell>
          <table:table-cell office:value-type="float" office:value="1598694" table:style-name="ce183">
            <text:p>1,598,694</text:p>
          </table:table-cell>
          <table:table-cell office:value-type="float" office:value="1894620" table:style-name="ce183">
            <text:p>1,894,620</text:p>
          </table:table-cell>
          <table:table-cell office:value-type="float" office:value="14.81" table:style-name="ce184">
            <text:p>14.81</text:p>
          </table:table-cell>
          <table:table-cell office:value-type="float" office:value="10494639" table:style-name="ce183">
            <text:p>10,494,639</text:p>
          </table:table-cell>
          <table:table-cell office:value-type="float" office:value="5279371" table:style-name="ce183">
            <text:p>5,279,371</text:p>
          </table:table-cell>
          <table:table-cell office:value-type="float" office:value="5215268" table:style-name="ce183">
            <text:p>5,215,268</text:p>
          </table:table-cell>
          <table:table-cell office:value-type="float" office:value="44.49" table:style-name="ce184">
            <text:p>44.49</text:p>
          </table:table-cell>
          <table:table-cell office:value-type="float" office:value="19257202" table:style-name="ce183">
            <text:p>19,257,202</text:p>
          </table:table-cell>
          <table:table-cell office:value-type="float" office:value="9453694" table:style-name="ce183">
            <text:p>9,453,694</text:p>
          </table:table-cell>
          <table:table-cell office:value-type="float" office:value="9803508" table:style-name="ce183">
            <text:p>9,803,508</text:p>
          </table:table-cell>
          <table:table-cell office:value-type="float" office:value="81.64" table:style-name="ce182">
            <text:p>81.64</text:p>
          </table:table-cell>
          <table:table-cell table:style-name="ce181"/>
          <table:table-cell table:number-columns-repeated="16358" table:style-name="ce180"/>
        </table:table-row>
        <table:table-row table:style-name="ro20">
          <table:table-cell office:value-type="string" table:style-name="ce179">
            <text:p>新 北 市</text:p>
          </table:table-cell>
          <table:table-cell office:value-type="float" office:value="4000164" table:style-name="ce178">
            <text:p>4,000,164</text:p>
          </table:table-cell>
          <table:table-cell office:value-type="float" office:value="1956298" table:style-name="ce176">
            <text:p>1,956,298</text:p>
          </table:table-cell>
          <table:table-cell office:value-type="float" office:value="2043866" table:style-name="ce176">
            <text:p>2,043,866</text:p>
          </table:table-cell>
          <table:table-cell office:value-type="float" office:value="100" table:style-name="ce177">
            <text:p>100.00</text:p>
          </table:table-cell>
          <table:table-cell office:value-type="float" office:value="487973" table:style-name="ce176">
            <text:p>487,973</text:p>
          </table:table-cell>
          <table:table-cell office:value-type="float" office:value="253085" table:style-name="ce176">
            <text:p>253,085</text:p>
          </table:table-cell>
          <table:table-cell office:value-type="float" office:value="234888" table:style-name="ce176">
            <text:p>234,888</text:p>
          </table:table-cell>
          <table:table-cell office:value-type="float" office:value="12.2" table:style-name="ce177">
            <text:p>12.20</text:p>
          </table:table-cell>
          <table:table-cell office:value-type="float" office:value="2959159" table:style-name="ce176">
            <text:p>2,959,159</text:p>
          </table:table-cell>
          <table:table-cell office:value-type="float" office:value="1451904" table:style-name="ce176">
            <text:p>1,451,904</text:p>
          </table:table-cell>
          <table:table-cell office:value-type="float" office:value="1507255" table:style-name="ce176">
            <text:p>1,507,255</text:p>
          </table:table-cell>
          <table:table-cell office:value-type="float" office:value="73.98" table:style-name="ce177">
            <text:p>73.98</text:p>
          </table:table-cell>
          <table:table-cell office:value-type="float" office:value="553032" table:style-name="ce176">
            <text:p>553,032</text:p>
          </table:table-cell>
          <table:table-cell office:value-type="float" office:value="251309" table:style-name="ce176">
            <text:p>251,309</text:p>
          </table:table-cell>
          <table:table-cell office:value-type="float" office:value="301723" table:style-name="ce176">
            <text:p>301,723</text:p>
          </table:table-cell>
          <table:table-cell office:value-type="float" office:value="13.83" table:style-name="ce177">
            <text:p>13.83</text:p>
          </table:table-cell>
          <table:table-cell office:value-type="float" office:value="1812250" table:style-name="ce176">
            <text:p>1,812,250</text:p>
          </table:table-cell>
          <table:table-cell office:value-type="float" office:value="905856" table:style-name="ce176">
            <text:p>905,856</text:p>
          </table:table-cell>
          <table:table-cell office:value-type="float" office:value="906394" table:style-name="ce176">
            <text:p>906,394</text:p>
          </table:table-cell>
          <table:table-cell office:value-type="float" office:value="45.3" table:style-name="ce177">
            <text:p>45.30</text:p>
          </table:table-cell>
          <table:table-cell office:value-type="float" office:value="3300435" table:style-name="ce176">
            <text:p>3,300,435</text:p>
          </table:table-cell>
          <table:table-cell office:value-type="float" office:value="1592756" table:style-name="ce176">
            <text:p>1,592,756</text:p>
          </table:table-cell>
          <table:table-cell office:value-type="float" office:value="1707679" table:style-name="ce176">
            <text:p>1,707,679</text:p>
          </table:table-cell>
          <table:table-cell office:value-type="float" office:value="82.51" table:style-name="ce175">
            <text:p>82.51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9">
            <text:p>臺 北 市</text:p>
          </table:table-cell>
          <table:table-cell office:value-type="float" office:value="2661317" table:style-name="ce178">
            <text:p>2,661,317</text:p>
          </table:table-cell>
          <table:table-cell office:value-type="float" office:value="1269117" table:style-name="ce176">
            <text:p>1,269,117</text:p>
          </table:table-cell>
          <table:table-cell office:value-type="float" office:value="1392200" table:style-name="ce176">
            <text:p>1,392,200</text:p>
          </table:table-cell>
          <table:table-cell office:value-type="float" office:value="100" table:style-name="ce177">
            <text:p>100.00</text:p>
          </table:table-cell>
          <table:table-cell office:value-type="float" office:value="361410" table:style-name="ce176">
            <text:p>361,410</text:p>
          </table:table-cell>
          <table:table-cell office:value-type="float" office:value="187283" table:style-name="ce176">
            <text:p>187,283</text:p>
          </table:table-cell>
          <table:table-cell office:value-type="float" office:value="174127" table:style-name="ce176">
            <text:p>174,127</text:p>
          </table:table-cell>
          <table:table-cell office:value-type="float" office:value="13.58" table:style-name="ce177">
            <text:p>13.58</text:p>
          </table:table-cell>
          <table:table-cell office:value-type="float" office:value="1834910" table:style-name="ce176">
            <text:p>1,834,910</text:p>
          </table:table-cell>
          <table:table-cell office:value-type="float" office:value="874433" table:style-name="ce176">
            <text:p>874,433</text:p>
          </table:table-cell>
          <table:table-cell office:value-type="float" office:value="960477" table:style-name="ce176">
            <text:p>960,477</text:p>
          </table:table-cell>
          <table:table-cell office:value-type="float" office:value="68.95" table:style-name="ce177">
            <text:p>68.95</text:p>
          </table:table-cell>
          <table:table-cell office:value-type="float" office:value="464997" table:style-name="ce176">
            <text:p>464,997</text:p>
          </table:table-cell>
          <table:table-cell office:value-type="float" office:value="207401" table:style-name="ce176">
            <text:p>207,401</text:p>
          </table:table-cell>
          <table:table-cell office:value-type="float" office:value="257596" table:style-name="ce176">
            <text:p>257,596</text:p>
          </table:table-cell>
          <table:table-cell office:value-type="float" office:value="17.47" table:style-name="ce177">
            <text:p>17.47</text:p>
          </table:table-cell>
          <table:table-cell office:value-type="float" office:value="1119854" table:style-name="ce176">
            <text:p>1,119,854</text:p>
          </table:table-cell>
          <table:table-cell office:value-type="float" office:value="536606" table:style-name="ce176">
            <text:p>536,606</text:p>
          </table:table-cell>
          <table:table-cell office:value-type="float" office:value="583248" table:style-name="ce176">
            <text:p>583,248</text:p>
          </table:table-cell>
          <table:table-cell office:value-type="float" office:value="42.08" table:style-name="ce177">
            <text:p>42.08</text:p>
          </table:table-cell>
          <table:table-cell office:value-type="float" office:value="2176813" table:style-name="ce176">
            <text:p>2,176,813</text:p>
          </table:table-cell>
          <table:table-cell office:value-type="float" office:value="1017805" table:style-name="ce176">
            <text:p>1,017,805</text:p>
          </table:table-cell>
          <table:table-cell office:value-type="float" office:value="1159008" table:style-name="ce176">
            <text:p>1,159,008</text:p>
          </table:table-cell>
          <table:table-cell office:value-type="float" office:value="81.790000000000006" table:style-name="ce175">
            <text:p>81.79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9">
            <text:p>桃 園 市</text:p>
          </table:table-cell>
          <table:table-cell office:value-type="float" office:value="2230653" table:style-name="ce178">
            <text:p>2,230,653</text:p>
          </table:table-cell>
          <table:table-cell office:value-type="float" office:value="1108291" table:style-name="ce176">
            <text:p>1,108,291</text:p>
          </table:table-cell>
          <table:table-cell office:value-type="float" office:value="1122362" table:style-name="ce176">
            <text:p>1,122,362</text:p>
          </table:table-cell>
          <table:table-cell office:value-type="float" office:value="100" table:style-name="ce177">
            <text:p>100.00</text:p>
          </table:table-cell>
          <table:table-cell office:value-type="float" office:value="334947" table:style-name="ce176">
            <text:p>334,947</text:p>
          </table:table-cell>
          <table:table-cell office:value-type="float" office:value="174606" table:style-name="ce176">
            <text:p>174,606</text:p>
          </table:table-cell>
          <table:table-cell office:value-type="float" office:value="160341" table:style-name="ce176">
            <text:p>160,341</text:p>
          </table:table-cell>
          <table:table-cell office:value-type="float" office:value="15.02" table:style-name="ce177">
            <text:p>15.02</text:p>
          </table:table-cell>
          <table:table-cell office:value-type="float" office:value="1635814" table:style-name="ce176">
            <text:p>1,635,814</text:p>
          </table:table-cell>
          <table:table-cell office:value-type="float" office:value="813793" table:style-name="ce176">
            <text:p>813,793</text:p>
          </table:table-cell>
          <table:table-cell office:value-type="float" office:value="822021" table:style-name="ce176">
            <text:p>822,021</text:p>
          </table:table-cell>
          <table:table-cell office:value-type="float" office:value="73.33" table:style-name="ce177">
            <text:p>73.33</text:p>
          </table:table-cell>
          <table:table-cell office:value-type="float" office:value="259892" table:style-name="ce176">
            <text:p>259,892</text:p>
          </table:table-cell>
          <table:table-cell office:value-type="float" office:value="119892" table:style-name="ce176">
            <text:p>119,892</text:p>
          </table:table-cell>
          <table:table-cell office:value-type="float" office:value="140000" table:style-name="ce176">
            <text:p>140,000</text:p>
          </table:table-cell>
          <table:table-cell office:value-type="float" office:value="11.65" table:style-name="ce177">
            <text:p>11.65</text:p>
          </table:table-cell>
          <table:table-cell office:value-type="float" office:value="1043531" table:style-name="ce176">
            <text:p>1,043,531</text:p>
          </table:table-cell>
          <table:table-cell office:value-type="float" office:value="522038" table:style-name="ce176">
            <text:p>522,038</text:p>
          </table:table-cell>
          <table:table-cell office:value-type="float" office:value="521493" table:style-name="ce176">
            <text:p>521,493</text:p>
          </table:table-cell>
          <table:table-cell office:value-type="float" office:value="46.78" table:style-name="ce177">
            <text:p>46.78</text:p>
          </table:table-cell>
          <table:table-cell office:value-type="float" office:value="1761328" table:style-name="ce176">
            <text:p>1,761,328</text:p>
          </table:table-cell>
          <table:table-cell office:value-type="float" office:value="863428" table:style-name="ce176">
            <text:p>863,428</text:p>
          </table:table-cell>
          <table:table-cell office:value-type="float" office:value="897900" table:style-name="ce176">
            <text:p>897,900</text:p>
          </table:table-cell>
          <table:table-cell office:value-type="float" office:value="78.959999999999994" table:style-name="ce175">
            <text:p>78.96</text:p>
          </table:table-cell>
          <table:table-cell table:number-columns-repeated="16359" table:style-name="ce169"/>
        </table:table-row>
        <table:table-row table:style-name="ro21">
          <table:table-cell office:value-type="string" table:style-name="ce179">
            <text:p>臺 中 市</text:p>
          </table:table-cell>
          <table:table-cell office:value-type="float" office:value="2809004" table:style-name="ce178">
            <text:p>2,809,004</text:p>
          </table:table-cell>
          <table:table-cell office:value-type="float" office:value="1382061" table:style-name="ce176">
            <text:p>1,382,061</text:p>
          </table:table-cell>
          <table:table-cell office:value-type="float" office:value="1426943" table:style-name="ce176">
            <text:p>1,426,943</text:p>
          </table:table-cell>
          <table:table-cell office:value-type="float" office:value="100" table:style-name="ce177">
            <text:p>100.00</text:p>
          </table:table-cell>
          <table:table-cell office:value-type="float" office:value="404608" table:style-name="ce176">
            <text:p>404,608</text:p>
          </table:table-cell>
          <table:table-cell office:value-type="float" office:value="209987" table:style-name="ce176">
            <text:p>209,987</text:p>
          </table:table-cell>
          <table:table-cell office:value-type="float" office:value="194621" table:style-name="ce176">
            <text:p>194,621</text:p>
          </table:table-cell>
          <table:table-cell office:value-type="float" office:value="14.4" table:style-name="ce177">
            <text:p>14.40</text:p>
          </table:table-cell>
          <table:table-cell office:value-type="float" office:value="2056125" table:style-name="ce176">
            <text:p>2,056,125</text:p>
          </table:table-cell>
          <table:table-cell office:value-type="float" office:value="1012370" table:style-name="ce176">
            <text:p>1,012,370</text:p>
          </table:table-cell>
          <table:table-cell office:value-type="float" office:value="1043755" table:style-name="ce176">
            <text:p>1,043,755</text:p>
          </table:table-cell>
          <table:table-cell office:value-type="float" office:value="73.2" table:style-name="ce177">
            <text:p>73.20</text:p>
          </table:table-cell>
          <table:table-cell office:value-type="float" office:value="348271" table:style-name="ce176">
            <text:p>348,271</text:p>
          </table:table-cell>
          <table:table-cell office:value-type="float" office:value="159704" table:style-name="ce176">
            <text:p>159,704</text:p>
          </table:table-cell>
          <table:table-cell office:value-type="float" office:value="188567" table:style-name="ce176">
            <text:p>188,567</text:p>
          </table:table-cell>
          <table:table-cell office:value-type="float" office:value="12.4" table:style-name="ce177">
            <text:p>12.40</text:p>
          </table:table-cell>
          <table:table-cell office:value-type="float" office:value="1294236" table:style-name="ce176">
            <text:p>1,294,236</text:p>
          </table:table-cell>
          <table:table-cell office:value-type="float" office:value="642176" table:style-name="ce176">
            <text:p>642,176</text:p>
          </table:table-cell>
          <table:table-cell office:value-type="float" office:value="652060" table:style-name="ce176">
            <text:p>652,060</text:p>
          </table:table-cell>
          <table:table-cell office:value-type="float" office:value="46.07" table:style-name="ce177">
            <text:p>46.07</text:p>
          </table:table-cell>
          <table:table-cell office:value-type="float" office:value="2238417" table:style-name="ce176">
            <text:p>2,238,417</text:p>
          </table:table-cell>
          <table:table-cell office:value-type="float" office:value="1085948" table:style-name="ce176">
            <text:p>1,085,948</text:p>
          </table:table-cell>
          <table:table-cell office:value-type="float" office:value="1152469" table:style-name="ce176">
            <text:p>1,152,469</text:p>
          </table:table-cell>
          <table:table-cell office:value-type="float" office:value="79.69" table:style-name="ce175">
            <text:p>79.69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9">
            <text:p>臺 南 市</text:p>
          </table:table-cell>
          <table:table-cell office:value-type="float" office:value="1883078" table:style-name="ce178">
            <text:p>1,883,078</text:p>
          </table:table-cell>
          <table:table-cell office:value-type="float" office:value="939305" table:style-name="ce176">
            <text:p>939,305</text:p>
          </table:table-cell>
          <table:table-cell office:value-type="float" office:value="943773" table:style-name="ce176">
            <text:p>943,773</text:p>
          </table:table-cell>
          <table:table-cell office:value-type="float" office:value="100" table:style-name="ce177">
            <text:p>100.00</text:p>
          </table:table-cell>
          <table:table-cell office:value-type="float" office:value="229912" table:style-name="ce176">
            <text:p>229,912</text:p>
          </table:table-cell>
          <table:table-cell office:value-type="float" office:value="119281" table:style-name="ce176">
            <text:p>119,281</text:p>
          </table:table-cell>
          <table:table-cell office:value-type="float" office:value="110631" table:style-name="ce176">
            <text:p>110,631</text:p>
          </table:table-cell>
          <table:table-cell office:value-type="float" office:value="12.21" table:style-name="ce177">
            <text:p>12.21</text:p>
          </table:table-cell>
          <table:table-cell office:value-type="float" office:value="1365632" table:style-name="ce176">
            <text:p>1,365,632</text:p>
          </table:table-cell>
          <table:table-cell office:value-type="float" office:value="687949" table:style-name="ce176">
            <text:p>687,949</text:p>
          </table:table-cell>
          <table:table-cell office:value-type="float" office:value="677683" table:style-name="ce176">
            <text:p>677,683</text:p>
          </table:table-cell>
          <table:table-cell office:value-type="float" office:value="72.52" table:style-name="ce177">
            <text:p>72.52</text:p>
          </table:table-cell>
          <table:table-cell office:value-type="float" office:value="287534" table:style-name="ce176">
            <text:p>287,534</text:p>
          </table:table-cell>
          <table:table-cell office:value-type="float" office:value="132075" table:style-name="ce176">
            <text:p>132,075</text:p>
          </table:table-cell>
          <table:table-cell office:value-type="float" office:value="155459" table:style-name="ce176">
            <text:p>155,459</text:p>
          </table:table-cell>
          <table:table-cell office:value-type="float" office:value="15.27" table:style-name="ce177">
            <text:p>15.27</text:p>
          </table:table-cell>
          <table:table-cell office:value-type="float" office:value="832543" table:style-name="ce176">
            <text:p>832,543</text:p>
          </table:table-cell>
          <table:table-cell office:value-type="float" office:value="420958" table:style-name="ce176">
            <text:p>420,958</text:p>
          </table:table-cell>
          <table:table-cell office:value-type="float" office:value="411585" table:style-name="ce176">
            <text:p>411,585</text:p>
          </table:table-cell>
          <table:table-cell office:value-type="float" office:value="44.21" table:style-name="ce177">
            <text:p>44.21</text:p>
          </table:table-cell>
          <table:table-cell office:value-type="float" office:value="1555239" table:style-name="ce176">
            <text:p>1,555,239</text:p>
          </table:table-cell>
          <table:table-cell office:value-type="float" office:value="768947" table:style-name="ce176">
            <text:p>768,947</text:p>
          </table:table-cell>
          <table:table-cell office:value-type="float" office:value="786292" table:style-name="ce176">
            <text:p>786,292</text:p>
          </table:table-cell>
          <table:table-cell office:value-type="float" office:value="82.59" table:style-name="ce175">
            <text:p>82.59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9">
            <text:p>高 雄 市</text:p>
          </table:table-cell>
          <table:table-cell office:value-type="float" office:value="2773229" table:style-name="ce178">
            <text:p>2,773,229</text:p>
          </table:table-cell>
          <table:table-cell office:value-type="float" office:value="1371160" table:style-name="ce176">
            <text:p>1,371,160</text:p>
          </table:table-cell>
          <table:table-cell office:value-type="float" office:value="1402069" table:style-name="ce176">
            <text:p>1,402,069</text:p>
          </table:table-cell>
          <table:table-cell office:value-type="float" office:value="100" table:style-name="ce177">
            <text:p>100.00</text:p>
          </table:table-cell>
          <table:table-cell office:value-type="float" office:value="330944" table:style-name="ce176">
            <text:p>330,944</text:p>
          </table:table-cell>
          <table:table-cell office:value-type="float" office:value="171851" table:style-name="ce176">
            <text:p>171,851</text:p>
          </table:table-cell>
          <table:table-cell office:value-type="float" office:value="159093" table:style-name="ce176">
            <text:p>159,093</text:p>
          </table:table-cell>
          <table:table-cell office:value-type="float" office:value="11.93" table:style-name="ce177">
            <text:p>11.93</text:p>
          </table:table-cell>
          <table:table-cell office:value-type="float" office:value="2018526" table:style-name="ce176">
            <text:p>2,018,526</text:p>
          </table:table-cell>
          <table:table-cell office:value-type="float" office:value="1005664" table:style-name="ce176">
            <text:p>1,005,664</text:p>
          </table:table-cell>
          <table:table-cell office:value-type="float" office:value="1012862" table:style-name="ce176">
            <text:p>1,012,862</text:p>
          </table:table-cell>
          <table:table-cell office:value-type="float" office:value="72.790000000000006" table:style-name="ce177">
            <text:p>72.79</text:p>
          </table:table-cell>
          <table:table-cell office:value-type="float" office:value="423759" table:style-name="ce176">
            <text:p>423,759</text:p>
          </table:table-cell>
          <table:table-cell office:value-type="float" office:value="193645" table:style-name="ce176">
            <text:p>193,645</text:p>
          </table:table-cell>
          <table:table-cell office:value-type="float" office:value="230114" table:style-name="ce176">
            <text:p>230,114</text:p>
          </table:table-cell>
          <table:table-cell office:value-type="float" office:value="15.28" table:style-name="ce177">
            <text:p>15.28</text:p>
          </table:table-cell>
          <table:table-cell office:value-type="float" office:value="1236580" table:style-name="ce176">
            <text:p>1,236,580</text:p>
          </table:table-cell>
          <table:table-cell office:value-type="float" office:value="621823" table:style-name="ce176">
            <text:p>621,823</text:p>
          </table:table-cell>
          <table:table-cell office:value-type="float" office:value="614757" table:style-name="ce176">
            <text:p>614,757</text:p>
          </table:table-cell>
          <table:table-cell office:value-type="float" office:value="44.59" table:style-name="ce177">
            <text:p>44.59</text:p>
          </table:table-cell>
          <table:table-cell office:value-type="float" office:value="2294377" table:style-name="ce176">
            <text:p>2,294,377</text:p>
          </table:table-cell>
          <table:table-cell office:value-type="float" office:value="1122343" table:style-name="ce176">
            <text:p>1,122,343</text:p>
          </table:table-cell>
          <table:table-cell office:value-type="float" office:value="1172034" table:style-name="ce176">
            <text:p>1,172,034</text:p>
          </table:table-cell>
          <table:table-cell office:value-type="float" office:value="82.73" table:style-name="ce175">
            <text:p>82.73</text:p>
          </table:table-cell>
          <table:table-cell table:number-columns-repeated="16359" table:style-name="ce169"/>
        </table:table-row>
        <table:table-row table:style-name="ro33">
          <table:table-cell office:value-type="string" table:style-name="ce179">
            <text:p><text:s/>臺 灣 省<text:s/></text:p>
          </table:table-cell>
          <table:table-cell office:value-type="float" office:value="7079347" table:style-name="ce178">
            <text:p>7,079,347</text:p>
          </table:table-cell>
          <table:table-cell office:value-type="float" office:value="3604853" table:style-name="ce176">
            <text:p>3,604,853</text:p>
          </table:table-cell>
          <table:table-cell office:value-type="float" office:value="3474494" table:style-name="ce176">
            <text:p>3,474,494</text:p>
          </table:table-cell>
          <table:table-cell office:value-type="float" office:value="100" table:style-name="ce177">
            <text:p>100.00</text:p>
          </table:table-cell>
          <table:table-cell office:value-type="float" office:value="872572" table:style-name="ce176">
            <text:p>872,572</text:p>
          </table:table-cell>
          <table:table-cell office:value-type="float" office:value="454577" table:style-name="ce176">
            <text:p>454,577</text:p>
          </table:table-cell>
          <table:table-cell office:value-type="float" office:value="417995" table:style-name="ce176">
            <text:p>417,995</text:p>
          </table:table-cell>
          <table:table-cell office:value-type="float" office:value="12.33" table:style-name="ce177">
            <text:p>12.33</text:p>
          </table:table-cell>
          <table:table-cell office:value-type="float" office:value="5070627" table:style-name="ce176">
            <text:p>5,070,627</text:p>
          </table:table-cell>
          <table:table-cell office:value-type="float" office:value="2625152" table:style-name="ce176">
            <text:p>2,625,152</text:p>
          </table:table-cell>
          <table:table-cell office:value-type="float" office:value="2445475" table:style-name="ce176">
            <text:p>2,445,475</text:p>
          </table:table-cell>
          <table:table-cell office:value-type="float" office:value="71.63" table:style-name="ce177">
            <text:p>71.63</text:p>
          </table:table-cell>
          <table:table-cell office:value-type="float" office:value="1136148" table:style-name="ce176">
            <text:p>1,136,148</text:p>
          </table:table-cell>
          <table:table-cell office:value-type="float" office:value="525124" table:style-name="ce176">
            <text:p>525,124</text:p>
          </table:table-cell>
          <table:table-cell office:value-type="float" office:value="611024" table:style-name="ce176">
            <text:p>611,024</text:p>
          </table:table-cell>
          <table:table-cell office:value-type="float" office:value="16.05" table:style-name="ce177">
            <text:p>16.05</text:p>
          </table:table-cell>
          <table:table-cell office:value-type="float" office:value="3084875" table:style-name="ce176">
            <text:p>3,084,875</text:p>
          </table:table-cell>
          <table:table-cell office:value-type="float" office:value="1594391" table:style-name="ce176">
            <text:p>1,594,391</text:p>
          </table:table-cell>
          <table:table-cell office:value-type="float" office:value="1490484" table:style-name="ce176">
            <text:p>1,490,484</text:p>
          </table:table-cell>
          <table:table-cell office:value-type="float" office:value="43.58" table:style-name="ce177">
            <text:p>43.58</text:p>
          </table:table-cell>
          <table:table-cell office:value-type="float" office:value="5799513" table:style-name="ce176">
            <text:p>5,799,513</text:p>
          </table:table-cell>
          <table:table-cell office:value-type="float" office:value="2936585" table:style-name="ce176">
            <text:p>2,936,585</text:p>
          </table:table-cell>
          <table:table-cell office:value-type="float" office:value="2862928" table:style-name="ce176">
            <text:p>2,862,928</text:p>
          </table:table-cell>
          <table:table-cell office:value-type="float" office:value="81.92" table:style-name="ce175">
            <text:p>81.92</text:p>
          </table:table-cell>
          <table:table-cell table:number-columns-repeated="16359" table:style-name="ce169"/>
        </table:table-row>
        <table:table-row table:style-name="ro18">
          <table:table-cell office:value-type="string" table:style-name="ce174">
            <text:p>宜 蘭 縣</text:p>
          </table:table-cell>
          <table:table-cell office:value-type="float" office:value="454732" table:style-name="ce173">
            <text:p>454,732</text:p>
          </table:table-cell>
          <table:table-cell office:value-type="float" office:value="229662" table:style-name="ce171">
            <text:p>229,662</text:p>
          </table:table-cell>
          <table:table-cell office:value-type="float" office:value="225070" table:style-name="ce171">
            <text:p>225,070</text:p>
          </table:table-cell>
          <table:table-cell office:value-type="float" office:value="100" table:style-name="ce172">
            <text:p>100.00</text:p>
          </table:table-cell>
          <table:table-cell office:value-type="float" office:value="54148" table:style-name="ce171">
            <text:p>54,148</text:p>
          </table:table-cell>
          <table:table-cell office:value-type="float" office:value="28055" table:style-name="ce171">
            <text:p>28,055</text:p>
          </table:table-cell>
          <table:table-cell office:value-type="float" office:value="26093" table:style-name="ce171">
            <text:p>26,093</text:p>
          </table:table-cell>
          <table:table-cell office:value-type="float" office:value="11.91" table:style-name="ce172">
            <text:p>11.91</text:p>
          </table:table-cell>
          <table:table-cell office:value-type="float" office:value="326997" table:style-name="ce171">
            <text:p>326,997</text:p>
          </table:table-cell>
          <table:table-cell office:value-type="float" office:value="167546" table:style-name="ce171">
            <text:p>167,546</text:p>
          </table:table-cell>
          <table:table-cell office:value-type="float" office:value="159451" table:style-name="ce171">
            <text:p>159,451</text:p>
          </table:table-cell>
          <table:table-cell office:value-type="float" office:value="71.91" table:style-name="ce172">
            <text:p>71.91</text:p>
          </table:table-cell>
          <table:table-cell office:value-type="float" office:value="73587" table:style-name="ce171">
            <text:p>73,587</text:p>
          </table:table-cell>
          <table:table-cell office:value-type="float" office:value="34061" table:style-name="ce171">
            <text:p>34,061</text:p>
          </table:table-cell>
          <table:table-cell office:value-type="float" office:value="39526" table:style-name="ce171">
            <text:p>39,526</text:p>
          </table:table-cell>
          <table:table-cell office:value-type="float" office:value="16.18" table:style-name="ce172">
            <text:p>16.18</text:p>
          </table:table-cell>
          <table:table-cell office:value-type="float" office:value="197448" table:style-name="ce171">
            <text:p>197,448</text:p>
          </table:table-cell>
          <table:table-cell office:value-type="float" office:value="101519" table:style-name="ce171">
            <text:p>101,519</text:p>
          </table:table-cell>
          <table:table-cell office:value-type="float" office:value="95929" table:style-name="ce171">
            <text:p>95,929</text:p>
          </table:table-cell>
          <table:table-cell office:value-type="float" office:value="43.42" table:style-name="ce172">
            <text:p>43.42</text:p>
          </table:table-cell>
          <table:table-cell office:value-type="float" office:value="375284" table:style-name="ce171">
            <text:p>375,284</text:p>
          </table:table-cell>
          <table:table-cell office:value-type="float" office:value="188369" table:style-name="ce171">
            <text:p>188,369</text:p>
          </table:table-cell>
          <table:table-cell office:value-type="float" office:value="186915" table:style-name="ce171">
            <text:p>186,915</text:p>
          </table:table-cell>
          <table:table-cell office:value-type="float" office:value="82.53" table:style-name="ce170">
            <text:p>82.53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新 竹 縣</text:p>
          </table:table-cell>
          <table:table-cell office:value-type="float" office:value="558507" table:style-name="ce173">
            <text:p>558,507</text:p>
          </table:table-cell>
          <table:table-cell office:value-type="float" office:value="285109" table:style-name="ce171">
            <text:p>285,109</text:p>
          </table:table-cell>
          <table:table-cell office:value-type="float" office:value="273398" table:style-name="ce171">
            <text:p>273,398</text:p>
          </table:table-cell>
          <table:table-cell office:value-type="float" office:value="100" table:style-name="ce172">
            <text:p>100.00</text:p>
          </table:table-cell>
          <table:table-cell office:value-type="float" office:value="90815" table:style-name="ce171">
            <text:p>90,815</text:p>
          </table:table-cell>
          <table:table-cell office:value-type="float" office:value="47275" table:style-name="ce171">
            <text:p>47,275</text:p>
          </table:table-cell>
          <table:table-cell office:value-type="float" office:value="43540" table:style-name="ce171">
            <text:p>43,540</text:p>
          </table:table-cell>
          <table:table-cell office:value-type="float" office:value="16.260000000000002" table:style-name="ce172">
            <text:p>16.26</text:p>
          </table:table-cell>
          <table:table-cell office:value-type="float" office:value="398294" table:style-name="ce171">
            <text:p>398,294</text:p>
          </table:table-cell>
          <table:table-cell office:value-type="float" office:value="204715" table:style-name="ce171">
            <text:p>204,715</text:p>
          </table:table-cell>
          <table:table-cell office:value-type="float" office:value="193579" table:style-name="ce171">
            <text:p>193,579</text:p>
          </table:table-cell>
          <table:table-cell office:value-type="float" office:value="71.31" table:style-name="ce172">
            <text:p>71.31</text:p>
          </table:table-cell>
          <table:table-cell office:value-type="float" office:value="69398" table:style-name="ce171">
            <text:p>69,398</text:p>
          </table:table-cell>
          <table:table-cell office:value-type="float" office:value="33119" table:style-name="ce171">
            <text:p>33,119</text:p>
          </table:table-cell>
          <table:table-cell office:value-type="float" office:value="36279" table:style-name="ce171">
            <text:p>36,279</text:p>
          </table:table-cell>
          <table:table-cell office:value-type="float" office:value="12.43" table:style-name="ce172">
            <text:p>12.43</text:p>
          </table:table-cell>
          <table:table-cell office:value-type="float" office:value="255459" table:style-name="ce171">
            <text:p>255,459</text:p>
          </table:table-cell>
          <table:table-cell office:value-type="float" office:value="130340" table:style-name="ce171">
            <text:p>130,340</text:p>
          </table:table-cell>
          <table:table-cell office:value-type="float" office:value="125119" table:style-name="ce171">
            <text:p>125,119</text:p>
          </table:table-cell>
          <table:table-cell office:value-type="float" office:value="45.74" table:style-name="ce172">
            <text:p>45.74</text:p>
          </table:table-cell>
          <table:table-cell office:value-type="float" office:value="433491" table:style-name="ce171">
            <text:p>433,491</text:p>
          </table:table-cell>
          <table:table-cell office:value-type="float" office:value="219915" table:style-name="ce171">
            <text:p>219,915</text:p>
          </table:table-cell>
          <table:table-cell office:value-type="float" office:value="213576" table:style-name="ce171">
            <text:p>213,576</text:p>
          </table:table-cell>
          <table:table-cell office:value-type="float" office:value="77.62" table:style-name="ce170">
            <text:p>77.62</text:p>
          </table:table-cell>
          <table:table-cell table:number-columns-repeated="16359" table:style-name="ce169"/>
        </table:table-row>
        <table:table-row table:style-name="ro34">
          <table:table-cell office:value-type="string" table:style-name="ce174">
            <text:p>苗 栗 縣</text:p>
          </table:table-cell>
          <table:table-cell office:value-type="float" office:value="547387" table:style-name="ce173">
            <text:p>547,387</text:p>
          </table:table-cell>
          <table:table-cell office:value-type="float" office:value="282419" table:style-name="ce171">
            <text:p>282,419</text:p>
          </table:table-cell>
          <table:table-cell office:value-type="float" office:value="264968" table:style-name="ce171">
            <text:p>264,968</text:p>
          </table:table-cell>
          <table:table-cell office:value-type="float" office:value="100" table:style-name="ce172">
            <text:p>100.00</text:p>
          </table:table-cell>
          <table:table-cell office:value-type="float" office:value="68191" table:style-name="ce171">
            <text:p>68,191</text:p>
          </table:table-cell>
          <table:table-cell office:value-type="float" office:value="35394" table:style-name="ce171">
            <text:p>35,394</text:p>
          </table:table-cell>
          <table:table-cell office:value-type="float" office:value="32797" table:style-name="ce171">
            <text:p>32,797</text:p>
          </table:table-cell>
          <table:table-cell office:value-type="float" office:value="12.46" table:style-name="ce172">
            <text:p>12.46</text:p>
          </table:table-cell>
          <table:table-cell office:value-type="float" office:value="390549" table:style-name="ce171">
            <text:p>390,549</text:p>
          </table:table-cell>
          <table:table-cell office:value-type="float" office:value="204929" table:style-name="ce171">
            <text:p>204,929</text:p>
          </table:table-cell>
          <table:table-cell office:value-type="float" office:value="185620" table:style-name="ce171">
            <text:p>185,620</text:p>
          </table:table-cell>
          <table:table-cell office:value-type="float" office:value="71.349999999999994" table:style-name="ce172">
            <text:p>71.35</text:p>
          </table:table-cell>
          <table:table-cell office:value-type="float" office:value="88647" table:style-name="ce171">
            <text:p>88,647</text:p>
          </table:table-cell>
          <table:table-cell office:value-type="float" office:value="42096" table:style-name="ce171">
            <text:p>42,096</text:p>
          </table:table-cell>
          <table:table-cell office:value-type="float" office:value="46551" table:style-name="ce171">
            <text:p>46,551</text:p>
          </table:table-cell>
          <table:table-cell office:value-type="float" office:value="16.190000000000001" table:style-name="ce172">
            <text:p>16.19</text:p>
          </table:table-cell>
          <table:table-cell office:value-type="float" office:value="238744" table:style-name="ce171">
            <text:p>238,744</text:p>
          </table:table-cell>
          <table:table-cell office:value-type="float" office:value="125025" table:style-name="ce171">
            <text:p>125,025</text:p>
          </table:table-cell>
          <table:table-cell office:value-type="float" office:value="113719" table:style-name="ce171">
            <text:p>113,719</text:p>
          </table:table-cell>
          <table:table-cell office:value-type="float" office:value="43.62" table:style-name="ce172">
            <text:p>43.62</text:p>
          </table:table-cell>
          <table:table-cell office:value-type="float" office:value="447723" table:style-name="ce171">
            <text:p>447,723</text:p>
          </table:table-cell>
          <table:table-cell office:value-type="float" office:value="230327" table:style-name="ce171">
            <text:p>230,327</text:p>
          </table:table-cell>
          <table:table-cell office:value-type="float" office:value="217396" table:style-name="ce171">
            <text:p>217,396</text:p>
          </table:table-cell>
          <table:table-cell office:value-type="float" office:value="81.790000000000006" table:style-name="ce170">
            <text:p>81.79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彰 化 縣</text:p>
          </table:table-cell>
          <table:table-cell office:value-type="float" office:value="1275669" table:style-name="ce173">
            <text:p>1,275,669</text:p>
          </table:table-cell>
          <table:table-cell office:value-type="float" office:value="649376" table:style-name="ce171">
            <text:p>649,376</text:p>
          </table:table-cell>
          <table:table-cell office:value-type="float" office:value="626293" table:style-name="ce171">
            <text:p>626,293</text:p>
          </table:table-cell>
          <table:table-cell office:value-type="float" office:value="100" table:style-name="ce172">
            <text:p>100.00</text:p>
          </table:table-cell>
          <table:table-cell office:value-type="float" office:value="165076" table:style-name="ce171">
            <text:p>165,076</text:p>
          </table:table-cell>
          <table:table-cell office:value-type="float" office:value="86236" table:style-name="ce171">
            <text:p>86,236</text:p>
          </table:table-cell>
          <table:table-cell office:value-type="float" office:value="78840" table:style-name="ce171">
            <text:p>78,840</text:p>
          </table:table-cell>
          <table:table-cell office:value-type="float" office:value="12.94" table:style-name="ce172">
            <text:p>12.94</text:p>
          </table:table-cell>
          <table:table-cell office:value-type="float" office:value="911859" table:style-name="ce171">
            <text:p>911,859</text:p>
          </table:table-cell>
          <table:table-cell office:value-type="float" office:value="471530" table:style-name="ce171">
            <text:p>471,530</text:p>
          </table:table-cell>
          <table:table-cell office:value-type="float" office:value="440329" table:style-name="ce171">
            <text:p>440,329</text:p>
          </table:table-cell>
          <table:table-cell office:value-type="float" office:value="71.48" table:style-name="ce172">
            <text:p>71.48</text:p>
          </table:table-cell>
          <table:table-cell office:value-type="float" office:value="198734" table:style-name="ce171">
            <text:p>198,734</text:p>
          </table:table-cell>
          <table:table-cell office:value-type="float" office:value="91610" table:style-name="ce171">
            <text:p>91,610</text:p>
          </table:table-cell>
          <table:table-cell office:value-type="float" office:value="107124" table:style-name="ce171">
            <text:p>107,124</text:p>
          </table:table-cell>
          <table:table-cell office:value-type="float" office:value="15.58" table:style-name="ce172">
            <text:p>15.58</text:p>
          </table:table-cell>
          <table:table-cell office:value-type="float" office:value="565973" table:style-name="ce171">
            <text:p>565,973</text:p>
          </table:table-cell>
          <table:table-cell office:value-type="float" office:value="292621" table:style-name="ce171">
            <text:p>292,621</text:p>
          </table:table-cell>
          <table:table-cell office:value-type="float" office:value="273352" table:style-name="ce171">
            <text:p>273,352</text:p>
          </table:table-cell>
          <table:table-cell office:value-type="float" office:value="44.37" table:style-name="ce172">
            <text:p>44.37</text:p>
          </table:table-cell>
          <table:table-cell office:value-type="float" office:value="1034977" table:style-name="ce171">
            <text:p>1,034,977</text:p>
          </table:table-cell>
          <table:table-cell office:value-type="float" office:value="523366" table:style-name="ce171">
            <text:p>523,366</text:p>
          </table:table-cell>
          <table:table-cell office:value-type="float" office:value="511611" table:style-name="ce171">
            <text:p>511,611</text:p>
          </table:table-cell>
          <table:table-cell office:value-type="float" office:value="81.13" table:style-name="ce170">
            <text:p>81.13</text:p>
          </table:table-cell>
          <table:table-cell table:number-columns-repeated="16359" table:style-name="ce169"/>
        </table:table-row>
        <table:table-row table:style-name="ro21">
          <table:table-cell office:value-type="string" table:style-name="ce174">
            <text:p>南 投 縣</text:p>
          </table:table-cell>
          <table:table-cell office:value-type="float" office:value="495891" table:style-name="ce173">
            <text:p>495,891</text:p>
          </table:table-cell>
          <table:table-cell office:value-type="float" office:value="253853" table:style-name="ce171">
            <text:p>253,853</text:p>
          </table:table-cell>
          <table:table-cell office:value-type="float" office:value="242038" table:style-name="ce171">
            <text:p>242,038</text:p>
          </table:table-cell>
          <table:table-cell office:value-type="float" office:value="100" table:style-name="ce172">
            <text:p>100.00</text:p>
          </table:table-cell>
          <table:table-cell office:value-type="float" office:value="53643" table:style-name="ce171">
            <text:p>53,643</text:p>
          </table:table-cell>
          <table:table-cell office:value-type="float" office:value="27921" table:style-name="ce171">
            <text:p>27,921</text:p>
          </table:table-cell>
          <table:table-cell office:value-type="float" office:value="25722" table:style-name="ce171">
            <text:p>25,722</text:p>
          </table:table-cell>
          <table:table-cell office:value-type="float" office:value="10.82" table:style-name="ce172">
            <text:p>10.82</text:p>
          </table:table-cell>
          <table:table-cell office:value-type="float" office:value="355937" table:style-name="ce171">
            <text:p>355,937</text:p>
          </table:table-cell>
          <table:table-cell office:value-type="float" office:value="185458" table:style-name="ce171">
            <text:p>185,458</text:p>
          </table:table-cell>
          <table:table-cell office:value-type="float" office:value="170479" table:style-name="ce171">
            <text:p>170,479</text:p>
          </table:table-cell>
          <table:table-cell office:value-type="float" office:value="71.78" table:style-name="ce172">
            <text:p>71.78</text:p>
          </table:table-cell>
          <table:table-cell office:value-type="float" office:value="86311" table:style-name="ce171">
            <text:p>86,311</text:p>
          </table:table-cell>
          <table:table-cell office:value-type="float" office:value="40474" table:style-name="ce171">
            <text:p>40,474</text:p>
          </table:table-cell>
          <table:table-cell office:value-type="float" office:value="45837" table:style-name="ce171">
            <text:p>45,837</text:p>
          </table:table-cell>
          <table:table-cell office:value-type="float" office:value="17.41" table:style-name="ce172">
            <text:p>17.41</text:p>
          </table:table-cell>
          <table:table-cell office:value-type="float" office:value="209584" table:style-name="ce171">
            <text:p>209,584</text:p>
          </table:table-cell>
          <table:table-cell office:value-type="float" office:value="109649" table:style-name="ce171">
            <text:p>109,649</text:p>
          </table:table-cell>
          <table:table-cell office:value-type="float" office:value="99935" table:style-name="ce171">
            <text:p>99,935</text:p>
          </table:table-cell>
          <table:table-cell office:value-type="float" office:value="42.26" table:style-name="ce172">
            <text:p>42.26</text:p>
          </table:table-cell>
          <table:table-cell office:value-type="float" office:value="414073" table:style-name="ce171">
            <text:p>414,073</text:p>
          </table:table-cell>
          <table:table-cell office:value-type="float" office:value="211235" table:style-name="ce171">
            <text:p>211,235</text:p>
          </table:table-cell>
          <table:table-cell office:value-type="float" office:value="202838" table:style-name="ce171">
            <text:p>202,838</text:p>
          </table:table-cell>
          <table:table-cell office:value-type="float" office:value="83.5" table:style-name="ce170">
            <text:p>83.50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雲 林 縣</text:p>
          </table:table-cell>
          <table:table-cell office:value-type="float" office:value="683898" table:style-name="ce173">
            <text:p>683,898</text:p>
          </table:table-cell>
          <table:table-cell office:value-type="float" office:value="354423" table:style-name="ce171">
            <text:p>354,423</text:p>
          </table:table-cell>
          <table:table-cell office:value-type="float" office:value="329475" table:style-name="ce171">
            <text:p>329,475</text:p>
          </table:table-cell>
          <table:table-cell office:value-type="float" office:value="100" table:style-name="ce172">
            <text:p>100.00</text:p>
          </table:table-cell>
          <table:table-cell office:value-type="float" office:value="77874" table:style-name="ce171">
            <text:p>77,874</text:p>
          </table:table-cell>
          <table:table-cell office:value-type="float" office:value="40555" table:style-name="ce171">
            <text:p>40,555</text:p>
          </table:table-cell>
          <table:table-cell office:value-type="float" office:value="37319" table:style-name="ce171">
            <text:p>37,319</text:p>
          </table:table-cell>
          <table:table-cell office:value-type="float" office:value="11.39" table:style-name="ce172">
            <text:p>11.39</text:p>
          </table:table-cell>
          <table:table-cell office:value-type="float" office:value="481365" table:style-name="ce171">
            <text:p>481,365</text:p>
          </table:table-cell>
          <table:table-cell office:value-type="float" office:value="256877" table:style-name="ce171">
            <text:p>256,877</text:p>
          </table:table-cell>
          <table:table-cell office:value-type="float" office:value="224488" table:style-name="ce171">
            <text:p>224,488</text:p>
          </table:table-cell>
          <table:table-cell office:value-type="float" office:value="70.39" table:style-name="ce172">
            <text:p>70.39</text:p>
          </table:table-cell>
          <table:table-cell office:value-type="float" office:value="124659" table:style-name="ce171">
            <text:p>124,659</text:p>
          </table:table-cell>
          <table:table-cell office:value-type="float" office:value="56991" table:style-name="ce171">
            <text:p>56,991</text:p>
          </table:table-cell>
          <table:table-cell office:value-type="float" office:value="67668" table:style-name="ce171">
            <text:p>67,668</text:p>
          </table:table-cell>
          <table:table-cell office:value-type="float" office:value="18.23" table:style-name="ce172">
            <text:p>18.23</text:p>
          </table:table-cell>
          <table:table-cell office:value-type="float" office:value="289860" table:style-name="ce171">
            <text:p>289,860</text:p>
          </table:table-cell>
          <table:table-cell office:value-type="float" office:value="152484" table:style-name="ce171">
            <text:p>152,484</text:p>
          </table:table-cell>
          <table:table-cell office:value-type="float" office:value="137376" table:style-name="ce171">
            <text:p>137,376</text:p>
          </table:table-cell>
          <table:table-cell office:value-type="float" office:value="42.38" table:style-name="ce172">
            <text:p>42.38</text:p>
          </table:table-cell>
          <table:table-cell office:value-type="float" office:value="566057" table:style-name="ce171">
            <text:p>566,057</text:p>
          </table:table-cell>
          <table:table-cell office:value-type="float" office:value="292791" table:style-name="ce171">
            <text:p>292,791</text:p>
          </table:table-cell>
          <table:table-cell office:value-type="float" office:value="273266" table:style-name="ce171">
            <text:p>273,266</text:p>
          </table:table-cell>
          <table:table-cell office:value-type="float" office:value="82.77" table:style-name="ce170">
            <text:p>82.77</text:p>
          </table:table-cell>
          <table:table-cell table:number-columns-repeated="16359" table:style-name="ce169"/>
        </table:table-row>
        <table:table-row table:style-name="ro34">
          <table:table-cell office:value-type="string" table:style-name="ce174">
            <text:p>嘉 義 縣</text:p>
          </table:table-cell>
          <table:table-cell office:value-type="float" office:value="505408" table:style-name="ce173">
            <text:p>505,408</text:p>
          </table:table-cell>
          <table:table-cell office:value-type="float" office:value="262470" table:style-name="ce171">
            <text:p>262,470</text:p>
          </table:table-cell>
          <table:table-cell office:value-type="float" office:value="242938" table:style-name="ce171">
            <text:p>242,938</text:p>
          </table:table-cell>
          <table:table-cell office:value-type="float" office:value="100" table:style-name="ce172">
            <text:p>100.00</text:p>
          </table:table-cell>
          <table:table-cell office:value-type="float" office:value="47138" table:style-name="ce171">
            <text:p>47,138</text:p>
          </table:table-cell>
          <table:table-cell office:value-type="float" office:value="24583" table:style-name="ce171">
            <text:p>24,583</text:p>
          </table:table-cell>
          <table:table-cell office:value-type="float" office:value="22555" table:style-name="ce171">
            <text:p>22,555</text:p>
          </table:table-cell>
          <table:table-cell office:value-type="float" office:value="9.33" table:style-name="ce172">
            <text:p>9.33</text:p>
          </table:table-cell>
          <table:table-cell office:value-type="float" office:value="360811" table:style-name="ce171">
            <text:p>360,811</text:p>
          </table:table-cell>
          <table:table-cell office:value-type="float" office:value="193045" table:style-name="ce171">
            <text:p>193,045</text:p>
          </table:table-cell>
          <table:table-cell office:value-type="float" office:value="167766" table:style-name="ce171">
            <text:p>167,766</text:p>
          </table:table-cell>
          <table:table-cell office:value-type="float" office:value="71.39" table:style-name="ce172">
            <text:p>71.39</text:p>
          </table:table-cell>
          <table:table-cell office:value-type="float" office:value="97459" table:style-name="ce171">
            <text:p>97,459</text:p>
          </table:table-cell>
          <table:table-cell office:value-type="float" office:value="44842" table:style-name="ce171">
            <text:p>44,842</text:p>
          </table:table-cell>
          <table:table-cell office:value-type="float" office:value="52617" table:style-name="ce171">
            <text:p>52,617</text:p>
          </table:table-cell>
          <table:table-cell office:value-type="float" office:value="19.28" table:style-name="ce172">
            <text:p>19.28</text:p>
          </table:table-cell>
          <table:table-cell office:value-type="float" office:value="210930" table:style-name="ce171">
            <text:p>210,930</text:p>
          </table:table-cell>
          <table:table-cell office:value-type="float" office:value="111346" table:style-name="ce171">
            <text:p>111,346</text:p>
          </table:table-cell>
          <table:table-cell office:value-type="float" office:value="99584" table:style-name="ce171">
            <text:p>99,584</text:p>
          </table:table-cell>
          <table:table-cell office:value-type="float" office:value="41.73" table:style-name="ce172">
            <text:p>41.73</text:p>
          </table:table-cell>
          <table:table-cell office:value-type="float" office:value="429865" table:style-name="ce171">
            <text:p>429,865</text:p>
          </table:table-cell>
          <table:table-cell office:value-type="float" office:value="222937" table:style-name="ce171">
            <text:p>222,937</text:p>
          </table:table-cell>
          <table:table-cell office:value-type="float" office:value="206928" table:style-name="ce171">
            <text:p>206,928</text:p>
          </table:table-cell>
          <table:table-cell office:value-type="float" office:value="85.05" table:style-name="ce170">
            <text:p>85.05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屏 東 縣</text:p>
          </table:table-cell>
          <table:table-cell office:value-type="float" office:value="822709" table:style-name="ce173">
            <text:p>822,709</text:p>
          </table:table-cell>
          <table:table-cell office:value-type="float" office:value="419994" table:style-name="ce171">
            <text:p>419,994</text:p>
          </table:table-cell>
          <table:table-cell office:value-type="float" office:value="402715" table:style-name="ce171">
            <text:p>402,715</text:p>
          </table:table-cell>
          <table:table-cell office:value-type="float" office:value="100" table:style-name="ce172">
            <text:p>100.00</text:p>
          </table:table-cell>
          <table:table-cell office:value-type="float" office:value="87490" table:style-name="ce171">
            <text:p>87,490</text:p>
          </table:table-cell>
          <table:table-cell office:value-type="float" office:value="45644" table:style-name="ce171">
            <text:p>45,644</text:p>
          </table:table-cell>
          <table:table-cell office:value-type="float" office:value="41846" table:style-name="ce171">
            <text:p>41,846</text:p>
          </table:table-cell>
          <table:table-cell office:value-type="float" office:value="10.63" table:style-name="ce172">
            <text:p>10.63</text:p>
          </table:table-cell>
          <table:table-cell office:value-type="float" office:value="597216" table:style-name="ce171">
            <text:p>597,216</text:p>
          </table:table-cell>
          <table:table-cell office:value-type="float" office:value="309517" table:style-name="ce171">
            <text:p>309,517</text:p>
          </table:table-cell>
          <table:table-cell office:value-type="float" office:value="287699" table:style-name="ce171">
            <text:p>287,699</text:p>
          </table:table-cell>
          <table:table-cell office:value-type="float" office:value="72.59" table:style-name="ce172">
            <text:p>72.59</text:p>
          </table:table-cell>
          <table:table-cell office:value-type="float" office:value="138003" table:style-name="ce171">
            <text:p>138,003</text:p>
          </table:table-cell>
          <table:table-cell office:value-type="float" office:value="64833" table:style-name="ce171">
            <text:p>64,833</text:p>
          </table:table-cell>
          <table:table-cell office:value-type="float" office:value="73170" table:style-name="ce171">
            <text:p>73,170</text:p>
          </table:table-cell>
          <table:table-cell office:value-type="float" office:value="16.77" table:style-name="ce172">
            <text:p>16.77</text:p>
          </table:table-cell>
          <table:table-cell office:value-type="float" office:value="356598" table:style-name="ce171">
            <text:p>356,598</text:p>
          </table:table-cell>
          <table:table-cell office:value-type="float" office:value="185926" table:style-name="ce171">
            <text:p>185,926</text:p>
          </table:table-cell>
          <table:table-cell office:value-type="float" office:value="170672" table:style-name="ce171">
            <text:p>170,672</text:p>
          </table:table-cell>
          <table:table-cell office:value-type="float" office:value="43.34" table:style-name="ce172">
            <text:p>43.34</text:p>
          </table:table-cell>
          <table:table-cell office:value-type="float" office:value="690632" table:style-name="ce171">
            <text:p>690,632</text:p>
          </table:table-cell>
          <table:table-cell office:value-type="float" office:value="351138" table:style-name="ce171">
            <text:p>351,138</text:p>
          </table:table-cell>
          <table:table-cell office:value-type="float" office:value="339494" table:style-name="ce171">
            <text:p>339,494</text:p>
          </table:table-cell>
          <table:table-cell office:value-type="float" office:value="83.95" table:style-name="ce170">
            <text:p>83.95</text:p>
          </table:table-cell>
          <table:table-cell table:number-columns-repeated="16359" table:style-name="ce169"/>
        </table:table-row>
        <table:table-row table:style-name="ro21">
          <table:table-cell office:value-type="string" table:style-name="ce174">
            <text:p>臺 東 縣</text:p>
          </table:table-cell>
          <table:table-cell office:value-type="float" office:value="218119" table:style-name="ce173">
            <text:p>218,119</text:p>
          </table:table-cell>
          <table:table-cell office:value-type="float" office:value="112366" table:style-name="ce171">
            <text:p>112,366</text:p>
          </table:table-cell>
          <table:table-cell office:value-type="float" office:value="105753" table:style-name="ce171">
            <text:p>105,753</text:p>
          </table:table-cell>
          <table:table-cell office:value-type="float" office:value="100" table:style-name="ce172">
            <text:p>100.00</text:p>
          </table:table-cell>
          <table:table-cell office:value-type="float" office:value="25575" table:style-name="ce171">
            <text:p>25,575</text:p>
          </table:table-cell>
          <table:table-cell office:value-type="float" office:value="13436" table:style-name="ce171">
            <text:p>13,436</text:p>
          </table:table-cell>
          <table:table-cell office:value-type="float" office:value="12139" table:style-name="ce171">
            <text:p>12,139</text:p>
          </table:table-cell>
          <table:table-cell office:value-type="float" office:value="11.73" table:style-name="ce172">
            <text:p>11.73</text:p>
          </table:table-cell>
          <table:table-cell office:value-type="float" office:value="156946" table:style-name="ce171">
            <text:p>156,946</text:p>
          </table:table-cell>
          <table:table-cell office:value-type="float" office:value="82750" table:style-name="ce171">
            <text:p>82,750</text:p>
          </table:table-cell>
          <table:table-cell office:value-type="float" office:value="74196" table:style-name="ce171">
            <text:p>74,196</text:p>
          </table:table-cell>
          <table:table-cell office:value-type="float" office:value="71.95" table:style-name="ce172">
            <text:p>71.95</text:p>
          </table:table-cell>
          <table:table-cell office:value-type="float" office:value="35598" table:style-name="ce171">
            <text:p>35,598</text:p>
          </table:table-cell>
          <table:table-cell office:value-type="float" office:value="16180" table:style-name="ce171">
            <text:p>16,180</text:p>
          </table:table-cell>
          <table:table-cell office:value-type="float" office:value="19418" table:style-name="ce171">
            <text:p>19,418</text:p>
          </table:table-cell>
          <table:table-cell office:value-type="float" office:value="16.32" table:style-name="ce172">
            <text:p>16.32</text:p>
          </table:table-cell>
          <table:table-cell office:value-type="float" office:value="93333" table:style-name="ce171">
            <text:p>93,333</text:p>
          </table:table-cell>
          <table:table-cell office:value-type="float" office:value="49285" table:style-name="ce171">
            <text:p>49,285</text:p>
          </table:table-cell>
          <table:table-cell office:value-type="float" office:value="44048" table:style-name="ce171">
            <text:p>44,048</text:p>
          </table:table-cell>
          <table:table-cell office:value-type="float" office:value="42.79" table:style-name="ce172">
            <text:p>42.79</text:p>
          </table:table-cell>
          <table:table-cell office:value-type="float" office:value="180184" table:style-name="ce171">
            <text:p>180,184</text:p>
          </table:table-cell>
          <table:table-cell office:value-type="float" office:value="92468" table:style-name="ce171">
            <text:p>92,468</text:p>
          </table:table-cell>
          <table:table-cell office:value-type="float" office:value="87716" table:style-name="ce171">
            <text:p>87,716</text:p>
          </table:table-cell>
          <table:table-cell office:value-type="float" office:value="82.61" table:style-name="ce170">
            <text:p>82.61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花 蓮 縣</text:p>
          </table:table-cell>
          <table:table-cell office:value-type="float" office:value="327349" table:style-name="ce173">
            <text:p>327,349</text:p>
          </table:table-cell>
          <table:table-cell office:value-type="float" office:value="165802" table:style-name="ce171">
            <text:p>165,802</text:p>
          </table:table-cell>
          <table:table-cell office:value-type="float" office:value="161547" table:style-name="ce171">
            <text:p>161,547</text:p>
          </table:table-cell>
          <table:table-cell office:value-type="float" office:value="100" table:style-name="ce172">
            <text:p>100.00</text:p>
          </table:table-cell>
          <table:table-cell office:value-type="float" office:value="39139" table:style-name="ce171">
            <text:p>39,139</text:p>
          </table:table-cell>
          <table:table-cell office:value-type="float" office:value="20438" table:style-name="ce171">
            <text:p>20,438</text:p>
          </table:table-cell>
          <table:table-cell office:value-type="float" office:value="18701" table:style-name="ce171">
            <text:p>18,701</text:p>
          </table:table-cell>
          <table:table-cell office:value-type="float" office:value="11.96" table:style-name="ce172">
            <text:p>11.96</text:p>
          </table:table-cell>
          <table:table-cell office:value-type="float" office:value="235282" table:style-name="ce171">
            <text:p>235,282</text:p>
          </table:table-cell>
          <table:table-cell office:value-type="float" office:value="121002" table:style-name="ce171">
            <text:p>121,002</text:p>
          </table:table-cell>
          <table:table-cell office:value-type="float" office:value="114280" table:style-name="ce171">
            <text:p>114,280</text:p>
          </table:table-cell>
          <table:table-cell office:value-type="float" office:value="71.87" table:style-name="ce172">
            <text:p>71.87</text:p>
          </table:table-cell>
          <table:table-cell office:value-type="float" office:value="52928" table:style-name="ce171">
            <text:p>52,928</text:p>
          </table:table-cell>
          <table:table-cell office:value-type="float" office:value="24362" table:style-name="ce171">
            <text:p>24,362</text:p>
          </table:table-cell>
          <table:table-cell office:value-type="float" office:value="28566" table:style-name="ce171">
            <text:p>28,566</text:p>
          </table:table-cell>
          <table:table-cell office:value-type="float" office:value="16.170000000000002" table:style-name="ce172">
            <text:p>16.17</text:p>
          </table:table-cell>
          <table:table-cell office:value-type="float" office:value="140810" table:style-name="ce171">
            <text:p>140,810</text:p>
          </table:table-cell>
          <table:table-cell office:value-type="float" office:value="72786" table:style-name="ce171">
            <text:p>72,786</text:p>
          </table:table-cell>
          <table:table-cell office:value-type="float" office:value="68024" table:style-name="ce171">
            <text:p>68,024</text:p>
          </table:table-cell>
          <table:table-cell office:value-type="float" office:value="43.02" table:style-name="ce172">
            <text:p>43.02</text:p>
          </table:table-cell>
          <table:table-cell office:value-type="float" office:value="270101" table:style-name="ce171">
            <text:p>270,101</text:p>
          </table:table-cell>
          <table:table-cell office:value-type="float" office:value="135919" table:style-name="ce171">
            <text:p>135,919</text:p>
          </table:table-cell>
          <table:table-cell office:value-type="float" office:value="134182" table:style-name="ce171">
            <text:p>134,182</text:p>
          </table:table-cell>
          <table:table-cell office:value-type="float" office:value="82.51" table:style-name="ce170">
            <text:p>82.51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澎 湖 縣</text:p>
          </table:table-cell>
          <table:table-cell office:value-type="float" office:value="104683" table:style-name="ce173">
            <text:p>104,683</text:p>
          </table:table-cell>
          <table:table-cell office:value-type="float" office:value="53997" table:style-name="ce171">
            <text:p>53,997</text:p>
          </table:table-cell>
          <table:table-cell office:value-type="float" office:value="50686" table:style-name="ce171">
            <text:p>50,686</text:p>
          </table:table-cell>
          <table:table-cell office:value-type="float" office:value="100" table:style-name="ce172">
            <text:p>100.00</text:p>
          </table:table-cell>
          <table:table-cell office:value-type="float" office:value="10869" table:style-name="ce171">
            <text:p>10,869</text:p>
          </table:table-cell>
          <table:table-cell office:value-type="float" office:value="5721" table:style-name="ce171">
            <text:p>5,721</text:p>
          </table:table-cell>
          <table:table-cell office:value-type="float" office:value="5148" table:style-name="ce171">
            <text:p>5,148</text:p>
          </table:table-cell>
          <table:table-cell office:value-type="float" office:value="10.38" table:style-name="ce172">
            <text:p>10.38</text:p>
          </table:table-cell>
          <table:table-cell office:value-type="float" office:value="76906" table:style-name="ce171">
            <text:p>76,906</text:p>
          </table:table-cell>
          <table:table-cell office:value-type="float" office:value="40446" table:style-name="ce171">
            <text:p>40,446</text:p>
          </table:table-cell>
          <table:table-cell office:value-type="float" office:value="36460" table:style-name="ce171">
            <text:p>36,460</text:p>
          </table:table-cell>
          <table:table-cell office:value-type="float" office:value="73.47" table:style-name="ce172">
            <text:p>73.47</text:p>
          </table:table-cell>
          <table:table-cell office:value-type="float" office:value="16908" table:style-name="ce171">
            <text:p>16,908</text:p>
          </table:table-cell>
          <table:table-cell office:value-type="float" office:value="7830" table:style-name="ce171">
            <text:p>7,830</text:p>
          </table:table-cell>
          <table:table-cell office:value-type="float" office:value="9078" table:style-name="ce171">
            <text:p>9,078</text:p>
          </table:table-cell>
          <table:table-cell office:value-type="float" office:value="16.149999999999999" table:style-name="ce172">
            <text:p>16.15</text:p>
          </table:table-cell>
          <table:table-cell office:value-type="float" office:value="48134" table:style-name="ce171">
            <text:p>48,134</text:p>
          </table:table-cell>
          <table:table-cell office:value-type="float" office:value="25104" table:style-name="ce171">
            <text:p>25,104</text:p>
          </table:table-cell>
          <table:table-cell office:value-type="float" office:value="23030" table:style-name="ce171">
            <text:p>23,030</text:p>
          </table:table-cell>
          <table:table-cell office:value-type="float" office:value="45.98" table:style-name="ce172">
            <text:p>45.98</text:p>
          </table:table-cell>
          <table:table-cell office:value-type="float" office:value="87975" table:style-name="ce171">
            <text:p>87,975</text:p>
          </table:table-cell>
          <table:table-cell office:value-type="float" office:value="45127" table:style-name="ce171">
            <text:p>45,127</text:p>
          </table:table-cell>
          <table:table-cell office:value-type="float" office:value="42848" table:style-name="ce171">
            <text:p>42,848</text:p>
          </table:table-cell>
          <table:table-cell office:value-type="float" office:value="84.04" table:style-name="ce170">
            <text:p>84.04</text:p>
          </table:table-cell>
          <table:table-cell table:number-columns-repeated="16359" table:style-name="ce169"/>
        </table:table-row>
        <table:table-row table:style-name="ro22">
          <table:table-cell office:value-type="string" table:style-name="ce174">
            <text:p>基 隆 市</text:p>
          </table:table-cell>
          <table:table-cell office:value-type="float" office:value="369820" table:style-name="ce173">
            <text:p>369,820</text:p>
          </table:table-cell>
          <table:table-cell office:value-type="float" office:value="184813" table:style-name="ce171">
            <text:p>184,813</text:p>
          </table:table-cell>
          <table:table-cell office:value-type="float" office:value="185007" table:style-name="ce171">
            <text:p>185,007</text:p>
          </table:table-cell>
          <table:table-cell office:value-type="float" office:value="100" table:style-name="ce172">
            <text:p>100.00</text:p>
          </table:table-cell>
          <table:table-cell office:value-type="float" office:value="38844" table:style-name="ce171">
            <text:p>38,844</text:p>
          </table:table-cell>
          <table:table-cell office:value-type="float" office:value="20133" table:style-name="ce171">
            <text:p>20,133</text:p>
          </table:table-cell>
          <table:table-cell office:value-type="float" office:value="18711" table:style-name="ce171">
            <text:p>18,711</text:p>
          </table:table-cell>
          <table:table-cell office:value-type="float" office:value="10.5" table:style-name="ce172">
            <text:p>10.50</text:p>
          </table:table-cell>
          <table:table-cell office:value-type="float" office:value="271885" table:style-name="ce171">
            <text:p>271,885</text:p>
          </table:table-cell>
          <table:table-cell office:value-type="float" office:value="137987" table:style-name="ce171">
            <text:p>137,987</text:p>
          </table:table-cell>
          <table:table-cell office:value-type="float" office:value="133898" table:style-name="ce171">
            <text:p>133,898</text:p>
          </table:table-cell>
          <table:table-cell office:value-type="float" office:value="73.52" table:style-name="ce172">
            <text:p>73.52</text:p>
          </table:table-cell>
          <table:table-cell office:value-type="float" office:value="59091" table:style-name="ce171">
            <text:p>59,091</text:p>
          </table:table-cell>
          <table:table-cell office:value-type="float" office:value="26693" table:style-name="ce171">
            <text:p>26,693</text:p>
          </table:table-cell>
          <table:table-cell office:value-type="float" office:value="32398" table:style-name="ce171">
            <text:p>32,398</text:p>
          </table:table-cell>
          <table:table-cell office:value-type="float" office:value="15.98" table:style-name="ce172">
            <text:p>15.98</text:p>
          </table:table-cell>
          <table:table-cell office:value-type="float" office:value="159517" table:style-name="ce171">
            <text:p>159,517</text:p>
          </table:table-cell>
          <table:table-cell office:value-type="float" office:value="81698" table:style-name="ce171">
            <text:p>81,698</text:p>
          </table:table-cell>
          <table:table-cell office:value-type="float" office:value="77819" table:style-name="ce171">
            <text:p>77,819</text:p>
          </table:table-cell>
          <table:table-cell office:value-type="float" office:value="43.13" table:style-name="ce172">
            <text:p>43.13</text:p>
          </table:table-cell>
          <table:table-cell office:value-type="float" office:value="311336" table:style-name="ce171">
            <text:p>311,336</text:p>
          </table:table-cell>
          <table:table-cell office:value-type="float" office:value="154355" table:style-name="ce171">
            <text:p>154,355</text:p>
          </table:table-cell>
          <table:table-cell office:value-type="float" office:value="156981" table:style-name="ce171">
            <text:p>156,981</text:p>
          </table:table-cell>
          <table:table-cell office:value-type="float" office:value="84.19" table:style-name="ce170">
            <text:p>84.19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新 竹 市</text:p>
          </table:table-cell>
          <table:table-cell office:value-type="float" office:value="446701" table:style-name="ce173">
            <text:p>446,701</text:p>
          </table:table-cell>
          <table:table-cell office:value-type="float" office:value="220281" table:style-name="ce171">
            <text:p>220,281</text:p>
          </table:table-cell>
          <table:table-cell office:value-type="float" office:value="226420" table:style-name="ce171">
            <text:p>226,420</text:p>
          </table:table-cell>
          <table:table-cell office:value-type="float" office:value="100" table:style-name="ce172">
            <text:p>100.00</text:p>
          </table:table-cell>
          <table:table-cell office:value-type="float" office:value="77038" table:style-name="ce171">
            <text:p>77,038</text:p>
          </table:table-cell>
          <table:table-cell office:value-type="float" office:value="40004" table:style-name="ce171">
            <text:p>40,004</text:p>
          </table:table-cell>
          <table:table-cell office:value-type="float" office:value="37034" table:style-name="ce171">
            <text:p>37,034</text:p>
          </table:table-cell>
          <table:table-cell office:value-type="float" office:value="17.25" table:style-name="ce172">
            <text:p>17.25</text:p>
          </table:table-cell>
          <table:table-cell office:value-type="float" office:value="315233" table:style-name="ce171">
            <text:p>315,233</text:p>
          </table:table-cell>
          <table:table-cell office:value-type="float" office:value="156050" table:style-name="ce171">
            <text:p>156,050</text:p>
          </table:table-cell>
          <table:table-cell office:value-type="float" office:value="159183" table:style-name="ce171">
            <text:p>159,183</text:p>
          </table:table-cell>
          <table:table-cell office:value-type="float" office:value="70.569999999999993" table:style-name="ce172">
            <text:p>70.57</text:p>
          </table:table-cell>
          <table:table-cell office:value-type="float" office:value="54430" table:style-name="ce171">
            <text:p>54,430</text:p>
          </table:table-cell>
          <table:table-cell office:value-type="float" office:value="24227" table:style-name="ce171">
            <text:p>24,227</text:p>
          </table:table-cell>
          <table:table-cell office:value-type="float" office:value="30203" table:style-name="ce171">
            <text:p>30,203</text:p>
          </table:table-cell>
          <table:table-cell office:value-type="float" office:value="12.18" table:style-name="ce172">
            <text:p>12.18</text:p>
          </table:table-cell>
          <table:table-cell office:value-type="float" office:value="202390" table:style-name="ce171">
            <text:p>202,390</text:p>
          </table:table-cell>
          <table:table-cell office:value-type="float" office:value="100126" table:style-name="ce171">
            <text:p>100,126</text:p>
          </table:table-cell>
          <table:table-cell office:value-type="float" office:value="102264" table:style-name="ce171">
            <text:p>102,264</text:p>
          </table:table-cell>
          <table:table-cell office:value-type="float" office:value="45.31" table:style-name="ce172">
            <text:p>45.31</text:p>
          </table:table-cell>
          <table:table-cell office:value-type="float" office:value="343108" table:style-name="ce171">
            <text:p>343,108</text:p>
          </table:table-cell>
          <table:table-cell office:value-type="float" office:value="166483" table:style-name="ce171">
            <text:p>166,483</text:p>
          </table:table-cell>
          <table:table-cell office:value-type="float" office:value="176625" table:style-name="ce171">
            <text:p>176,625</text:p>
          </table:table-cell>
          <table:table-cell office:value-type="float" office:value="76.81" table:style-name="ce170">
            <text:p>76.81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嘉 義 市</text:p>
          </table:table-cell>
          <table:table-cell office:value-type="float" office:value="268474" table:style-name="ce173">
            <text:p>268,474</text:p>
          </table:table-cell>
          <table:table-cell office:value-type="float" office:value="130288" table:style-name="ce171">
            <text:p>130,288</text:p>
          </table:table-cell>
          <table:table-cell office:value-type="float" office:value="138186" table:style-name="ce171">
            <text:p>138,186</text:p>
          </table:table-cell>
          <table:table-cell office:value-type="float" office:value="100" table:style-name="ce172">
            <text:p>100.00</text:p>
          </table:table-cell>
          <table:table-cell office:value-type="float" office:value="36732" table:style-name="ce171">
            <text:p>36,732</text:p>
          </table:table-cell>
          <table:table-cell office:value-type="float" office:value="19182" table:style-name="ce171">
            <text:p>19,182</text:p>
          </table:table-cell>
          <table:table-cell office:value-type="float" office:value="17550" table:style-name="ce171">
            <text:p>17,550</text:p>
          </table:table-cell>
          <table:table-cell office:value-type="float" office:value="13.68" table:style-name="ce172">
            <text:p>13.68</text:p>
          </table:table-cell>
          <table:table-cell office:value-type="float" office:value="191347" table:style-name="ce171">
            <text:p>191,347</text:p>
          </table:table-cell>
          <table:table-cell office:value-type="float" office:value="93300" table:style-name="ce171">
            <text:p>93,300</text:p>
          </table:table-cell>
          <table:table-cell office:value-type="float" office:value="98047" table:style-name="ce171">
            <text:p>98,047</text:p>
          </table:table-cell>
          <table:table-cell office:value-type="float" office:value="71.27" table:style-name="ce172">
            <text:p>71.27</text:p>
          </table:table-cell>
          <table:table-cell office:value-type="float" office:value="40395" table:style-name="ce171">
            <text:p>40,395</text:p>
          </table:table-cell>
          <table:table-cell office:value-type="float" office:value="17806" table:style-name="ce171">
            <text:p>17,806</text:p>
          </table:table-cell>
          <table:table-cell office:value-type="float" office:value="22589" table:style-name="ce171">
            <text:p>22,589</text:p>
          </table:table-cell>
          <table:table-cell office:value-type="float" office:value="15.05" table:style-name="ce172">
            <text:p>15.05</text:p>
          </table:table-cell>
          <table:table-cell office:value-type="float" office:value="116095" table:style-name="ce171">
            <text:p>116,095</text:p>
          </table:table-cell>
          <table:table-cell office:value-type="float" office:value="56482" table:style-name="ce171">
            <text:p>56,482</text:p>
          </table:table-cell>
          <table:table-cell office:value-type="float" office:value="59613" table:style-name="ce171">
            <text:p>59,613</text:p>
          </table:table-cell>
          <table:table-cell office:value-type="float" office:value="43.24" table:style-name="ce172">
            <text:p>43.24</text:p>
          </table:table-cell>
          <table:table-cell office:value-type="float" office:value="214707" table:style-name="ce171">
            <text:p>214,707</text:p>
          </table:table-cell>
          <table:table-cell office:value-type="float" office:value="102155" table:style-name="ce171">
            <text:p>102,155</text:p>
          </table:table-cell>
          <table:table-cell office:value-type="float" office:value="112552" table:style-name="ce171">
            <text:p>112,552</text:p>
          </table:table-cell>
          <table:table-cell office:value-type="float" office:value="79.97" table:style-name="ce170">
            <text:p>79.97</text:p>
          </table:table-cell>
          <table:table-cell table:number-columns-repeated="16359" table:style-name="ce169"/>
        </table:table-row>
        <table:table-row table:style-name="ro35">
          <table:table-cell office:value-type="string" table:style-name="ce179">
            <text:p>福 建 省</text:p>
          </table:table-cell>
          <table:table-cell office:value-type="float" office:value="152520" table:style-name="ce178">
            <text:p>152,520</text:p>
          </table:table-cell>
          <table:table-cell office:value-type="float" office:value="77044" table:style-name="ce176">
            <text:p>77,044</text:p>
          </table:table-cell>
          <table:table-cell office:value-type="float" office:value="75476" table:style-name="ce176">
            <text:p>75,476</text:p>
          </table:table-cell>
          <table:table-cell office:value-type="float" office:value="100" table:style-name="ce177">
            <text:p>100.00</text:p>
          </table:table-cell>
          <table:table-cell office:value-type="float" office:value="14296" table:style-name="ce176">
            <text:p>14,296</text:p>
          </table:table-cell>
          <table:table-cell office:value-type="float" office:value="7462" table:style-name="ce176">
            <text:p>7,462</text:p>
          </table:table-cell>
          <table:table-cell office:value-type="float" office:value="6834" table:style-name="ce176">
            <text:p>6,834</text:p>
          </table:table-cell>
          <table:table-cell office:value-type="float" office:value="9.3699999999999992" table:style-name="ce177">
            <text:p>9.37</text:p>
          </table:table-cell>
          <table:table-cell office:value-type="float" office:value="118543" table:style-name="ce176">
            <text:p>118,543</text:p>
          </table:table-cell>
          <table:table-cell office:value-type="float" office:value="60038" table:style-name="ce176">
            <text:p>60,038</text:p>
          </table:table-cell>
          <table:table-cell office:value-type="float" office:value="58505" table:style-name="ce176">
            <text:p>58,505</text:p>
          </table:table-cell>
          <table:table-cell office:value-type="float" office:value="77.72" table:style-name="ce177">
            <text:p>77.72</text:p>
          </table:table-cell>
          <table:table-cell office:value-type="float" office:value="19681" table:style-name="ce176">
            <text:p>19,681</text:p>
          </table:table-cell>
          <table:table-cell office:value-type="float" office:value="9544" table:style-name="ce176">
            <text:p>9,544</text:p>
          </table:table-cell>
          <table:table-cell office:value-type="float" office:value="10137" table:style-name="ce176">
            <text:p>10,137</text:p>
          </table:table-cell>
          <table:table-cell office:value-type="float" office:value="12.9" table:style-name="ce177">
            <text:p>12.90</text:p>
          </table:table-cell>
          <table:table-cell office:value-type="float" office:value="70770" table:style-name="ce176">
            <text:p>70,770</text:p>
          </table:table-cell>
          <table:table-cell office:value-type="float" office:value="35523" table:style-name="ce176">
            <text:p>35,523</text:p>
          </table:table-cell>
          <table:table-cell office:value-type="float" office:value="35247" table:style-name="ce176">
            <text:p>35,247</text:p>
          </table:table-cell>
          <table:table-cell office:value-type="float" office:value="46.4" table:style-name="ce177">
            <text:p>46.40</text:p>
          </table:table-cell>
          <table:table-cell office:value-type="float" office:value="131080" table:style-name="ce176">
            <text:p>131,080</text:p>
          </table:table-cell>
          <table:table-cell office:value-type="float" office:value="65882" table:style-name="ce176">
            <text:p>65,882</text:p>
          </table:table-cell>
          <table:table-cell office:value-type="float" office:value="65198" table:style-name="ce176">
            <text:p>65,198</text:p>
          </table:table-cell>
          <table:table-cell office:value-type="float" office:value="85.94" table:style-name="ce175">
            <text:p>85.94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金 門 縣</text:p>
          </table:table-cell>
          <table:table-cell office:value-type="float" office:value="139464" table:style-name="ce173">
            <text:p>139,464</text:p>
          </table:table-cell>
          <table:table-cell office:value-type="float" office:value="69579" table:style-name="ce171">
            <text:p>69,579</text:p>
          </table:table-cell>
          <table:table-cell office:value-type="float" office:value="69885" table:style-name="ce171">
            <text:p>69,885</text:p>
          </table:table-cell>
          <table:table-cell office:value-type="float" office:value="100" table:style-name="ce172">
            <text:p>100.00</text:p>
          </table:table-cell>
          <table:table-cell office:value-type="float" office:value="12786" table:style-name="ce171">
            <text:p>12,786</text:p>
          </table:table-cell>
          <table:table-cell office:value-type="float" office:value="6649" table:style-name="ce171">
            <text:p>6,649</text:p>
          </table:table-cell>
          <table:table-cell office:value-type="float" office:value="6137" table:style-name="ce171">
            <text:p>6,137</text:p>
          </table:table-cell>
          <table:table-cell office:value-type="float" office:value="9.17" table:style-name="ce172">
            <text:p>9.17</text:p>
          </table:table-cell>
          <table:table-cell office:value-type="float" office:value="108499" table:style-name="ce171">
            <text:p>108,499</text:p>
          </table:table-cell>
          <table:table-cell office:value-type="float" office:value="54193" table:style-name="ce171">
            <text:p>54,193</text:p>
          </table:table-cell>
          <table:table-cell office:value-type="float" office:value="54306" table:style-name="ce171">
            <text:p>54,306</text:p>
          </table:table-cell>
          <table:table-cell office:value-type="float" office:value="77.8" table:style-name="ce172">
            <text:p>77.80</text:p>
          </table:table-cell>
          <table:table-cell office:value-type="float" office:value="18179" table:style-name="ce171">
            <text:p>18,179</text:p>
          </table:table-cell>
          <table:table-cell office:value-type="float" office:value="8737" table:style-name="ce171">
            <text:p>8,737</text:p>
          </table:table-cell>
          <table:table-cell office:value-type="float" office:value="9442" table:style-name="ce171">
            <text:p>9,442</text:p>
          </table:table-cell>
          <table:table-cell office:value-type="float" office:value="13.03" table:style-name="ce172">
            <text:p>13.03</text:p>
          </table:table-cell>
          <table:table-cell office:value-type="float" office:value="64599" table:style-name="ce171">
            <text:p>64,599</text:p>
          </table:table-cell>
          <table:table-cell office:value-type="float" office:value="31997" table:style-name="ce171">
            <text:p>31,997</text:p>
          </table:table-cell>
          <table:table-cell office:value-type="float" office:value="32602" table:style-name="ce171">
            <text:p>32,602</text:p>
          </table:table-cell>
          <table:table-cell office:value-type="float" office:value="46.32" table:style-name="ce172">
            <text:p>46.32</text:p>
          </table:table-cell>
          <table:table-cell office:value-type="float" office:value="120159" table:style-name="ce171">
            <text:p>120,159</text:p>
          </table:table-cell>
          <table:table-cell office:value-type="float" office:value="59582" table:style-name="ce171">
            <text:p>59,582</text:p>
          </table:table-cell>
          <table:table-cell office:value-type="float" office:value="60577" table:style-name="ce171">
            <text:p>60,577</text:p>
          </table:table-cell>
          <table:table-cell office:value-type="float" office:value="86.16" table:style-name="ce170">
            <text:p>86.16</text:p>
          </table:table-cell>
          <table:table-cell table:number-columns-repeated="16359" table:style-name="ce169"/>
        </table:table-row>
        <table:table-row table:style-name="ro20">
          <table:table-cell office:value-type="string" table:style-name="ce174">
            <text:p>連 江 縣</text:p>
          </table:table-cell>
          <table:table-cell office:value-type="float" office:value="13056" table:style-name="ce173">
            <text:p>13,056</text:p>
          </table:table-cell>
          <table:table-cell office:value-type="float" office:value="7465" table:style-name="ce171">
            <text:p>7,465</text:p>
          </table:table-cell>
          <table:table-cell office:value-type="float" office:value="5591" table:style-name="ce171">
            <text:p>5,591</text:p>
          </table:table-cell>
          <table:table-cell office:value-type="float" office:value="100" table:style-name="ce172">
            <text:p>100.00</text:p>
          </table:table-cell>
          <table:table-cell office:value-type="float" office:value="1510" table:style-name="ce171">
            <text:p>1,510</text:p>
          </table:table-cell>
          <table:table-cell office:value-type="float" office:value="813" table:style-name="ce171">
            <text:p>813</text:p>
          </table:table-cell>
          <table:table-cell office:value-type="float" office:value="697" table:style-name="ce171">
            <text:p>697</text:p>
          </table:table-cell>
          <table:table-cell office:value-type="float" office:value="11.57" table:style-name="ce172">
            <text:p>11.57</text:p>
          </table:table-cell>
          <table:table-cell office:value-type="float" office:value="10044" table:style-name="ce171">
            <text:p>10,044</text:p>
          </table:table-cell>
          <table:table-cell office:value-type="float" office:value="5845" table:style-name="ce171">
            <text:p>5,845</text:p>
          </table:table-cell>
          <table:table-cell office:value-type="float" office:value="4199" table:style-name="ce171">
            <text:p>4,199</text:p>
          </table:table-cell>
          <table:table-cell office:value-type="float" office:value="76.930000000000007" table:style-name="ce172">
            <text:p>76.93</text:p>
          </table:table-cell>
          <table:table-cell office:value-type="float" office:value="1502" table:style-name="ce171">
            <text:p>1,502</text:p>
          </table:table-cell>
          <table:table-cell office:value-type="float" office:value="807" table:style-name="ce171">
            <text:p>807</text:p>
          </table:table-cell>
          <table:table-cell office:value-type="float" office:value="695" table:style-name="ce171">
            <text:p>695</text:p>
          </table:table-cell>
          <table:table-cell office:value-type="float" office:value="11.5" table:style-name="ce172">
            <text:p>11.50</text:p>
          </table:table-cell>
          <table:table-cell office:value-type="float" office:value="6171" table:style-name="ce171">
            <text:p>6,171</text:p>
          </table:table-cell>
          <table:table-cell office:value-type="float" office:value="3526" table:style-name="ce171">
            <text:p>3,526</text:p>
          </table:table-cell>
          <table:table-cell office:value-type="float" office:value="2645" table:style-name="ce171">
            <text:p>2,645</text:p>
          </table:table-cell>
          <table:table-cell office:value-type="float" office:value="47.27" table:style-name="ce172">
            <text:p>47.27</text:p>
          </table:table-cell>
          <table:table-cell office:value-type="float" office:value="10921" table:style-name="ce171">
            <text:p>10,921</text:p>
          </table:table-cell>
          <table:table-cell office:value-type="float" office:value="6300" table:style-name="ce171">
            <text:p>6,300</text:p>
          </table:table-cell>
          <table:table-cell office:value-type="float" office:value="4621" table:style-name="ce171">
            <text:p>4,621</text:p>
          </table:table-cell>
          <table:table-cell office:value-type="float" office:value="83.65" table:style-name="ce170">
            <text:p>83.65</text:p>
          </table:table-cell>
          <table:table-cell table:number-columns-repeated="16359" table:style-name="ce169"/>
        </table:table-row>
        <table:table-row table:style-name="ro36">
          <table:table-cell table:style-name="ce168"/>
          <table:table-cell table:style-name="ce167"/>
          <table:table-cell table:number-columns-repeated="6" table:style-name="ce166"/>
          <table:table-cell table:style-name="ce164"/>
          <table:table-cell table:number-columns-repeated="3" table:style-name="ce166"/>
          <table:table-cell table:style-name="ce164"/>
          <table:table-cell table:number-columns-repeated="3" table:style-name="ce166"/>
          <table:table-cell table:number-columns-repeated="3" table:style-name="ce164"/>
          <table:table-cell table:style-name="ce165"/>
          <table:table-cell table:style-name="ce164"/>
          <table:table-cell table:number-columns-repeated="3" table:style-name="ce163"/>
          <table:table-cell table:style-name="ce162"/>
          <table:table-cell table:number-columns-repeated="16359" table:style-name="ce160"/>
        </table:table-row>
        <table:table-row table:style-name="ro29">
          <table:table-cell table:style-name="ce161"/>
          <table:table-cell table:number-columns-repeated="23" table:style-name="ce160"/>
          <table:table-cell office:value-type="string" table:style-name="ce95">
            <text:p>內政部戶政司 民國108年5月6日編製</text:p>
          </table:table-cell>
          <table:table-cell table:number-columns-repeated="16359" table:style-name="ce160"/>
        </table:table-row>
        <table:table-row table:style-name="ro37">
          <table:table-cell table:style-name="ce159"/>
          <table:table-cell table:number-columns-repeated="16383" table:style-name="ce158"/>
        </table:table-row>
        <table:table-row table:number-rows-repeated="1048543" table:style-name="ro37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2" draw:id="id1" draw:style-name="a1" draw:name="Object 5" svg:x="0in" svg:y="0in" svg:width="7.01667in" svg:height="9.983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8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4" svg:x="0in" svg:y="-0.00139in" svg:width="7.2in" svg:height="9.3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3" table:style-name="ro1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4公式.xls'#速年月別" table:style-name="ta5">
        <table:table-source xlink:href="file:///D:/0662/01.速報/108年/速報-108.04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4公式.xls'#速縣市別" table:style-name="ta5">
        <table:table-source xlink:href="file:///D:/0662/01.速報/108年/速報-108.04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4公式.xls'#當月速報連結-資料分析數字" table:style-name="ta5">
        <table:table-source xlink:href="file:///D:/0662/01.速報/108年/速報-108.04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4公式.xls'#縣市排序公式" table:style-name="ta5">
        <table:table-source xlink:href="file:///D:/0662/01.速報/108年/速報-108.04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4公式.xls'#06-人口增加&amp;生死結離" table:style-name="ta5">
        <table:table-source xlink:href="file:///D:/0662/01.速報/108年/速報-108.04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4公式.xls'#原始速報-公式" table:style-name="ta5">
        <table:table-source xlink:href="file:///D:/0662/01.速報/108年/速報-108.04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4公式.xls'#月160" table:style-name="ta5">
        <table:table-source xlink:href="file:///D:/0662/01.速報/108年/速報-108.04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8年/速報-108.04公式.xls'#月170" table:style-name="ta5">
        <table:table-source xlink:href="file:///D:/0662/01.速報/108年/速報-108.04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4/新表號04,05,速報3階段年齡-連結(公式)檔108.4.xls'#04單齡-列印前2頁" table:style-name="ta5">
        <table:table-source xlink:href="file:///D:/0662/A.上網月報(含1科)/108年/10804/新表號04,05,速報3階段年齡-連結(公式)檔108.4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4/新表號04,05,速報3階段年齡-連結(公式)檔108.4.xls'#速報-年齡結構-(列印版)" table:style-name="ta5">
        <table:table-source xlink:href="file:///D:/0662/A.上網月報(含1科)/108年/10804/新表號04,05,速報3階段年齡-連結(公式)檔108.4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4/新表號04,05,速報3階段年齡-連結(公式)檔108.4.xls'#05年齡結構-列印版" table:style-name="ta5">
        <table:table-source xlink:href="file:///D:/0662/A.上網月報(含1科)/108年/10804/新表號04,05,速報3階段年齡-連結(公式)檔108.4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8年/10804/新表號04,05,速報3階段年齡-連結(公式)檔108.4.xls'#05年齡結構-(貼值-上網版)" table:style-name="ta5">
        <table:table-source xlink:href="file:///D:/0662/A.上網月報(含1科)/108年/10804/新表號04,05,速報3階段年齡-連結(公式)檔108.4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2" number:min-integer-digits="1" number:grouping="true"/>
    </number:number-style>
    <number:number-style style:name="N60P1">
      <number:text>－</number:text>
      <number:number number:decimal-places="2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number number:decimal-places="10" number:min-integer-digits="1" number:grouping="true"/>
      <number:text> </number:text>
    </number:number-style>
    <number:number-style style:name="N63">
      <number:text>(</number:text>
      <number:number number:decimal-places="10" number:min-integer-digits="1" number:grouping="true"/>
      <number:text>)</number:text>
      <style:map style:condition="value()&gt;=0" style:apply-style-name="N63P0"/>
    </number:number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 </number:text>
      <number:number number:decimal-places="2" number:min-integer-digits="1" number:grouping="true"/>
    </number:number-style>
    <number:number-style style:name="N67P1">
      <number:text>－   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2" number:min-integer-digits="1" number:grouping="true"/>
      <number:text> </number:text>
    </number:number-style>
    <number:number-style style:name="N70P1">
      <number:text> (</number:text>
      <number:number number:decimal-places="2" number:min-integer-digits="1" number:grouping="true"/>
      <number:text>)</number:text>
    </number:number-style>
    <number:text-style style:name="N70P2">
      <number:text> - </number:text>
    </number:text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">
      <number:number number:decimal-places="6" number:min-integer-digits="1"/>
      <number:text> </number:text>
    </number:number-style>
    <number:number-style style:name="N72P0">
      <number:number number:decimal-places="2" number:min-integer-digits="1" number:grouping="true"/>
    </number:number-style>
    <number:number-style style:name="N72P1">
      <number:text>–</number:text>
      <number:number number:decimal-places="2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0" number:min-integer-digits="1" number:grouping="true"/>
    </number:number-style>
    <number:number-style style:name="N73P1">
      <number:text>-</number:text>
      <number:number number:decimal-places="0" number:min-integer-digits="1" number:grouping="true"/>
    </number:number-style>
    <number:text-style style:name="N73">
      <number:text>－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18110236220472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5-03T07:29:02Z</meta:creation-date>
    <dc:date>2019-05-06T07:18:43Z</dc:date>
    <meta:print-date>2019-05-06T07:18:16Z</meta:print-date>
  </office:meta>
</office:document-meta>
</file>